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Preformatted_20_Text">
      <style:text-properties officeooo:rsid="001932ce" officeooo:paragraph-rsid="001932ce"/>
    </style:style>
    <style:style style:name="P2" style:family="paragraph" style:parent-style-name="Preformatted_20_Text">
      <style:text-properties officeooo:rsid="001932ce" officeooo:paragraph-rsid="00197287"/>
    </style:style>
    <style:style style:name="P3" style:family="paragraph" style:parent-style-name="Preformatted_20_Text">
      <style:text-properties fo:font-variant="normal" fo:text-transform="none" style:text-line-through-style="none" style:text-line-through-type="none" fo:font-style="normal" fo:font-weight="bold" officeooo:rsid="001932ce" officeooo:paragraph-rsid="001932ce" style:font-relief="none"/>
    </style:style>
    <style:style style:name="P4" style:family="paragraph" style:parent-style-name="Preformatted_20_Text">
      <style:text-properties fo:font-weight="normal" officeooo:rsid="001932ce" officeooo:paragraph-rsid="001932ce" style:font-weight-asian="normal" style:font-weight-complex="normal"/>
    </style:style>
    <style:style style:name="P5" style:family="paragraph" style:parent-style-name="Preformatted_20_Text">
      <style:text-properties fo:font-weight="normal" officeooo:rsid="001932ce" officeooo:paragraph-rsid="00197287" style:font-weight-asian="normal" style:font-weight-complex="normal"/>
    </style:style>
    <style:style style:name="T1" style:family="text">
      <style:text-properties fo:font-variant="normal" fo:text-transform="none" style:text-line-through-style="none" style:text-line-through-type="none" fo:font-weight="bold" style:font-relief="none"/>
    </style:style>
    <style:style style:name="T2" style:family="text">
      <style:text-properties fo:font-variant="normal" fo:text-transform="none" style:text-line-through-style="none" style:text-line-through-type="none" fo:font-style="normal" fo:font-weight="bold" style:font-relief="none"/>
    </style:style>
    <style:style style:name="T3" style:family="text">
      <style:text-properties fo:font-variant="normal" fo:text-transform="none" style:text-line-through-style="none" style:text-line-through-type="none" fo:font-style="normal" fo:font-weight="bold" style:font-weight-asian="bold" style:font-weight-complex="bold" style:font-relief="none"/>
    </style:style>
    <style:style style:name="T4" style:family="text">
      <style:text-properties fo:font-variant="normal" fo:text-transform="none" style:text-line-through-style="none" style:text-line-through-type="none" fo:font-style="normal" style:font-relief="none"/>
    </style:style>
    <style:style style:name="T5" style:family="text">
      <style:text-properties fo:font-variant="normal" fo:text-transform="none" style:text-line-through-style="none" style:text-line-through-type="none" fo:font-style="normal" fo:font-weight="normal" style:font-weight-asian="normal" style:font-weight-complex="normal" style:font-relief="none"/>
    </style:style>
    <style:style style:name="T6" style:family="text">
      <style:text-properties fo:font-variant="normal" fo:text-transform="none" style:text-line-through-style="none" style:text-line-through-type="none" style:font-relief="none"/>
    </style:style>
    <style:style style:name="T7" style:family="text">
      <style:text-properties fo:font-variant="normal" fo:text-transform="none" style:text-line-through-style="none" style:text-line-through-type="none" fo:font-weight="normal" style:font-weight-asian="normal" style:font-weight-complex="normal" style:font-relief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7287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7287" style:font-weight-asian="normal" style:font-weight-complex="normal"/>
    </style:style>
    <style:style style:name="T12" style:family="text">
      <style:text-properties officeooo:rsid="001972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-----</text:p>
      <text:p text:style-name="P4">--alphabetical character</text:p>
      <text:p text:style-name="P4">ALPH_C [a-zA-Z]</text:p>
      <text:p text:style-name="P4"/>
      <text:p text:style-name="P4">--graphic char including " and Space</text:p>
      <text:p text:style-name="P4">GC [\040-\176] </text:p>
      <text:p text:style-name="P4"/>
      <text:p text:style-name="P4">--idem as before excluding " </text:p>
      <text:p text:style-name="P4">GC_NON_Q [\040-\041]|[\043-\176] </text:p>
      <text:p text:style-name="P4"/>
      <text:p text:style-name="P4">--non graphic char and Space</text:p>
      <text:p text:style-name="P4">NON_GC [\001-\040]</text:p>
      <text:p text:style-name="P4"/>
      <text:p text:style-name="P4">--digit</text:p>
      <text:p text:style-name="P4">D [0-9]</text:p>
      <text:p text:style-name="P4"/>
      <text:p text:style-name="P4">--non zero digit</text:p>
      <text:p text:style-name="P4">NZD [1-9]</text:p>
      <text:p text:style-name="P4"/>
      <text:p text:style-name="P4">--numbers like x_yyy, xy_yyy, xyy_yyy, xyy(_yyy)+ where x != 0</text:p>
      <text:p text:style-name="P4">NUM_WITH_LOWERBAR (({D}|{NZD}{D}|{NZD}{D}{D})(_({D}{D}{D}))+)</text:p>
      <text:p text:style-name="P4"/>
      <text:p text:style-name="P4">--numbers <text:span text:style-name="T4">not</text:span> starting <text:span text:style-name="T6">with</text:span> 0</text:p>
      <text:p text:style-name="P4">NUM_WITHOUT_LOWERBAR ({NZD}{D}*)</text:p>
      <text:p text:style-name="P4"/>
      <text:p text:style-name="P4">--inner element <text:span text:style-name="T4">of</text:span> a string, it may be a graphic character (without the double quote) or a double double quote.</text:p>
      <text:p text:style-name="P4">STRING_BODY (\"\"|{GC_NON_Q}+)*</text:p>
      <text:p text:style-name="P4"/>
      <text:p text:style-name="P4">NUMBER {NUM_WITH_LOWERBAR}|{NUM_WITHOUT_LOWERBAR}</text:p>
      <text:p text:style-name="P4"/>
      <text:p text:style-name="P4">STRING \"{STRING_BODY}\"</text:p>
      <text:p text:style-name="P4"/>
      <text:p text:style-name="P4">IDENTIFIER {ALPH_C}(_?({ALPH_C}|{D}))*</text:p>
      <text:p text:style-name="P4"/>
      <text:p text:style-name="P4">CHARACTER \'{GC}\'</text:p>
      <text:p text:style-name="P4"/>
      <text:p text:style-name="P4">COMMENT \-\-{GC}*\n</text:p>
      <text:p text:style-name="P4"/>
      <text:p text:style-name="P4">OTHERS {NON_GC}+</text:p>
      <text:p text:style-name="P4"/>
      <text:p text:style-name="P4">%%</text:p>
      <text:p text:style-name="P4"/>
      <text:p text:style-name="P4">"<text:span text:style-name="T6">procedure</text:span>" <text:s text:c="36"/>{ECHO; RETURN Pc_<text:span text:style-name="T6">procedure</text:span>;}</text:p>
      <text:p text:style-name="P4">"<text:span text:style-name="T6">is</text:span>" <text:s text:c="43"/>{ECHO; RETURN Pc_<text:span text:style-name="T6">is</text:span>;}</text:p>
      <text:p text:style-name="P4">"<text:span text:style-name="T4">begin</text:span>" <text:s text:c="40"/>{ECHO; RETURN Pc_<text:span text:style-name="T4">begin</text:span>;}</text:p>
      <text:p text:style-name="P4">"<text:span text:style-name="T6">end</text:span>" <text:s text:c="42"/>{ECHO; RETURN Pc_<text:span text:style-name="T6">end</text:span>;}</text:p>
      <text:p text:style-name="P4">"const" <text:s text:c="40"/>{ECHO; RETURN Pc_const;}</text:p>
      <text:p text:style-name="P4">"<text:span text:style-name="T4">new</text:span>" <text:s text:c="42"/>{ECHO; RETURN Pc_<text:span text:style-name="T4">new</text:span>;}</text:p>
      <text:p text:style-name="P4">"<text:span text:style-name="T4">type</text:span>" <text:s text:c="41"/>{ECHO; RETURN Pc_<text:span text:style-name="T4">type</text:span>;}</text:p>
      <text:p text:style-name="P4">"<text:span text:style-name="T4">record</text:span>" <text:s text:c="39"/>{ECHO; RETURN Pc_<text:span text:style-name="T4">record</text:span>;}</text:p>
      <text:p text:style-name="P4">"<text:span text:style-name="T4">array</text:span>" <text:s text:c="40"/>{ECHO; RETURN Pc_<text:span text:style-name="T4">array</text:span>;}</text:p>
      <text:p text:style-name="P4">"<text:span text:style-name="T4">of</text:span>" <text:s text:c="43"/>{ECHO; RETURN Pc_<text:span text:style-name="T4">of</text:span>;}</text:p>
      <text:p text:style-name="P4">"<text:span text:style-name="T4">while</text:span>" <text:s text:c="40"/>{ECHO; RETURN Pc_<text:span text:style-name="T4">while</text:span>;}</text:p>
      <text:p text:style-name="P4">"<text:span text:style-name="T4">loop</text:span>" <text:s text:c="41"/>{ECHO; RETURN Pc_<text:span text:style-name="T4">loop</text:span>;}</text:p>
      <text:p text:style-name="P4">"<text:span text:style-name="T4">if</text:span>" <text:s text:c="43"/>{ECHO; RETURN Pc_<text:span text:style-name="T4">if</text:span>;}</text:p>
      <text:p text:style-name="P4">"<text:span text:style-name="T4">else</text:span>" <text:s text:c="41"/>{ECHO; RETURN Pc_<text:span text:style-name="T4">else</text:span>;}</text:p>
      <text:p text:style-name="P4">"<text:span text:style-name="T4">then</text:span>" <text:s text:c="41"/>{ECHO; RETURN Pc_<text:span text:style-name="T4">then</text:span>;}</text:p>
      <text:p text:style-name="P4">"<text:span text:style-name="T4">not</text:span>" <text:s text:c="42"/>{ECHO; RETURN Pc_<text:span text:style-name="T4">not</text:span>;}</text:p>
      <text:p text:style-name="P4"><text:soft-page-break/>"<text:span text:style-name="T6">in</text:span>" <text:s text:c="44"/>{ECHO; RETURN Pc_<text:span text:style-name="T6">in</text:span>;}</text:p>
      <text:p text:style-name="P4">"<text:span text:style-name="T6">in</text:span> <text:span text:style-name="T4">out</text:span>" <text:s text:c="40"/>{ECHO; RETURN Pc_<text:span text:style-name="T6">in</text:span>_<text:span text:style-name="T4">out</text:span>;}</text:p>
      <text:p text:style-name="P4">"<text:span text:style-name="T4">null</text:span>" <text:s text:c="42"/>{ECHO; RETURN Pc_<text:span text:style-name="T4">null</text:span>;}</text:p>
      <text:p text:style-name="P4">"<text:span text:style-name="T4">range</text:span>" <text:s text:c="41"/>{ECHO; RETURN Pc_<text:span text:style-name="T4">range</text:span>;}</text:p>
      <text:p text:style-name="P1">"and" <text:s text:c="43"/>{ECHO; RETURN Pc_and;}</text:p>
      <text:p text:style-name="P1">"or" <text:s text:c="44"/>{ECHO; RETURN Pc_or;}</text:p>
      <text:p text:style-name="P1">"(" <text:s text:c="45"/>{ECHO; RETURN Parentesi_o;}</text:p>
      <text:p text:style-name="P1">")" <text:s text:c="45"/>{ECHO; RETURN Parentesi_t;}</text:p>
      <text:p text:style-name="P1">"." <text:s text:c="45"/>{ECHO; RETURN Punt;}</text:p>
      <text:p text:style-name="P1">"," <text:s text:c="45"/>{ECHO; RETURN Coma;}</text:p>
      <text:p text:style-name="P1">":" <text:s text:c="45"/>{ECHO; RETURN Dospunts;}</text:p>
      <text:p text:style-name="P1">";" <text:s text:c="45"/>{ECHO; RETURN Punticoma;}</text:p>
      <text:p text:style-name="P1">":=" <text:s text:c="44"/>{ECHO; RETURN Dospuntsigual;}</text:p>
      <text:p text:style-name="P2">"&lt;" <text:s text:c="45"/>{ECHO; </text:p>
      <text:p text:style-name="P5">rl_op_rel(YYLVal, tok_<text:span text:style-name="T4">begin</text:span>_col, tok_<text:span text:style-name="T4">begin</text:span>_line, d_atribut.menor); </text:p>
      <text:p text:style-name="P5"><text:tab/><text:tab/><text:tab/><text:tab/><text:tab/><text:tab/><text:tab/><text:tab/> <text:s/>RETURN Op_rel;}</text:p>
      <text:p text:style-name="P5">"&gt;" <text:s text:c="45"/>{ECHO; </text:p>
      <text:p text:style-name="P5">rl_op_rel(YYLVal, tok_<text:span text:style-name="T4">begin</text:span>_col, tok_<text:span text:style-name="T4">begin</text:span>_line, d_atribut.major); </text:p>
      <text:p text:style-name="P5"><text:tab/><text:tab/><text:tab/><text:tab/><text:tab/><text:tab/><text:tab/><text:tab/> <text:s/>RETURN Op_rel;}</text:p>
      <text:p text:style-name="P5">"&lt;=" <text:s text:c="44"/>{ECHO; </text:p>
      <text:p text:style-name="P5">rl_op_rel(YYLVal, tok_<text:span text:style-name="T4">begin</text:span>_col, tok_<text:span text:style-name="T4">begin</text:span>_line, d_atribut.menorigual); </text:p>
      <text:p text:style-name="P5"><text:tab/><text:tab/><text:tab/><text:tab/><text:tab/><text:tab/><text:tab/><text:tab/> <text:s/>RETURN Op_rel;}</text:p>
      <text:p text:style-name="P5">"&gt;=" <text:s text:c="44"/>{ECHO; </text:p>
      <text:p text:style-name="P5">rl_op_rel(YYLVal, tok_<text:span text:style-name="T4">begin</text:span>_col, tok_<text:span text:style-name="T4">begin</text:span>_line, d_atribut.majorigual); </text:p>
      <text:p text:style-name="P5"><text:tab/><text:tab/><text:tab/><text:tab/><text:tab/><text:tab/><text:tab/><text:tab/> <text:s/>RETURN Op_rel;}</text:p>
      <text:p text:style-name="P5">"=" <text:s text:c="45"/>{ECHO; </text:p>
      <text:p text:style-name="P5">rl_op_rel(YYLVal, tok_<text:span text:style-name="T4">begin</text:span>_col, tok_<text:span text:style-name="T4">begin</text:span>_line, d_atribut.igual); </text:p>
      <text:p text:style-name="P5"><text:tab/><text:tab/><text:tab/><text:tab/><text:tab/><text:tab/><text:tab/><text:tab/> <text:s/>RETURN Op_rel;}</text:p>
      <text:p text:style-name="P5">"/=" <text:s text:c="44"/>{ECHO; </text:p>
      <text:p text:style-name="P5">rl_op_rel(YYLVal, tok_<text:span text:style-name="T4">begin</text:span>_col, tok_<text:span text:style-name="T4">begin</text:span>_line, d_atribut.diferent); </text:p>
      <text:p text:style-name="P5"><text:tab/><text:tab/><text:tab/><text:tab/><text:tab/><text:tab/><text:tab/><text:tab/> <text:s/>RETURN Op_rel;}</text:p>
      <text:p text:style-name="P4">"+" <text:s text:c="45"/>{ECHO; RETURN S_mes;}</text:p>
      <text:p text:style-name="P4">"-" <text:s text:c="45"/>{ECHO; RETURN S_menys;}</text:p>
      <text:p text:style-name="P4">"*" <text:s text:c="45"/>{ECHO; RETURN S_prod;}</text:p>
      <text:p text:style-name="P4">"/" <text:s text:c="45"/>{ECHO; RETURN S_quoci;}</text:p>
      <text:p text:style-name="P4">"mod" <text:s text:c="43"/>{ECHO; RETURN Pc_mod;}</text:p>
      <text:p text:style-name="P5">{IDENTIFIER} <text:s text:c="36"/>{ECHO;</text:p>
      <text:p text:style-name="P5">rl_identifier(YYLVal, tok_<text:span text:style-name="T4">begin</text:span>_col, tok_<text:span text:style-name="T4">begin</text:span>_line, yytext); <text:s/></text:p>
      <text:p text:style-name="P5"><text:tab/><text:tab/><text:tab/><text:tab/><text:tab/><text:tab/><text:tab/><text:tab/> <text:s/>RETURN Identif;}</text:p>
      <text:p text:style-name="P5">{NUMBER} <text:s text:c="40"/>{ECHO; </text:p>
      <text:p text:style-name="P5">rl_literal(YYLVal, tok_<text:span text:style-name="T4">begin</text:span>_col, tok_<text:span text:style-name="T4">begin</text:span>_line, yytext); </text:p>
      <text:p text:style-name="P5"><text:tab/><text:tab/><text:tab/><text:tab/><text:tab/><text:tab/><text:tab/><text:tab/> <text:s/>RETURN Lit;}</text:p>
      <text:p text:style-name="P5">{STRING} <text:s text:c="40"/>{ECHO;</text:p>
      <text:p text:style-name="P5">rl_literal(YYLVal, tok_<text:span text:style-name="T4">begin</text:span>_col, tok_<text:span text:style-name="T4">begin</text:span>_line, yytext); </text:p>
      <text:p text:style-name="P5"><text:tab/><text:tab/><text:tab/><text:tab/><text:tab/><text:tab/><text:tab/><text:tab/> <text:s/>RETURN Lit;}</text:p>
      <text:p text:style-name="P5">{CHARACTER} <text:s text:c="37"/>{ECHO; </text:p>
      <text:p text:style-name="P5">rl_literal(YYLVal, tok_<text:span text:style-name="T4">begin</text:span>_col, tok_<text:span text:style-name="T4">begin</text:span>_line, yytext); </text:p>
      <text:p text:style-name="P5"><text:tab/><text:tab/><text:tab/><text:tab/><text:tab/><text:tab/><text:tab/><text:tab/> <text:s/>RETURN Lit;}</text:p>
      <text:p text:style-name="P1"/>
      <text:p text:style-name="P1">-- els comentaris no ens importen per re?</text:p>
      <text:p text:style-name="P1">{COMMENT} <text:s text:c="39"/>{ECHO;}</text:p>
      <text:p text:style-name="P1">{OTHERS} <text:s text:c="40"/>{<text:span text:style-name="T2">null</text:span>;}</text:p>
      <text:p text:style-name="P1">. <text:s text:c="47"/>{ECHO; RETURN Error;}</text:p>
      <text:p text:style-name="P1"/>
      <text:p text:style-name="P1">%%</text:p>
      <text:p text:style-name="P1"/>
      <text:p text:style-name="P1"><text:s text:c="4"/><text:span text:style-name="T1">with</text:span> Ada.Text_IO, Ada.Integer_Text_IO; <text:bookmark-start text:name="__DdeLink__1_666514773"/><text:span text:style-name="T1">u</text:span><text:bookmark-end text:name="__DdeLink__1_666514773"/><text:span text:style-name="T1">se</text:span> Ada.Text_IO, Ada.Integer_Text_IO;</text:p>
      <text:p text:style-name="P1"><text:s text:c="4"/><text:span text:style-name="T1">with</text:span> pershe_tokens; <text:span text:style-name="T1">use</text:span> pershe_tokens;</text:p>
      <text:p text:style-name="P1"><text:s text:c="4"/><text:span text:style-name="T1">with</text:span> pershe_io, pershe_dfa;<text:span text:style-name="T1">use</text:span> pershe_io, pershe_dfa;</text:p>
      <text:p text:style-name="P1"><text:soft-page-break/><text:s text:c="4"/><text:span text:style-name="T1">package</text:span> a_lexic <text:span text:style-name="T1">is</text:span></text:p>
      <text:p text:style-name="P1"><text:s text:c="8"/><text:span text:style-name="T1">procedure</text:span> open(name: <text:span text:style-name="T1">in</text:span> String);</text:p>
      <text:p text:style-name="P1"><text:s text:c="8"/><text:span text:style-name="T1">procedure</text:span> close;</text:p>
      <text:p text:style-name="P1"><text:s text:c="8"/><text:span text:style-name="T1">function</text:span> YYLex <text:span text:style-name="T2">return</text:span> Token; <text:s text:c="3"/>-- YYText?</text:p>
      <text:p text:style-name="P1"/>
      <text:p text:style-name="P1"><text:s text:c="8"/>--Auxiliar functions to allow external packages <text:span text:style-name="T1">use</text:span> these *_dfa functions</text:p>
      <text:p text:style-name="P1"><text:s text:c="8"/><text:span text:style-name="T1">function</text:span> YYText <text:span text:style-name="T2">return</text:span> String;</text:p>
      <text:p text:style-name="P1"><text:s text:c="8"/><text:span text:style-name="T1">function</text:span> YYLength <text:span text:style-name="T2">return</text:span> Integer;</text:p>
      <text:p text:style-name="P1"><text:s text:c="4"/><text:span text:style-name="T1">end</text:span> a_lexic;</text:p>
      <text:p text:style-name="P1"/>
      <text:p text:style-name="P1"><text:s text:c="4"/><text:span text:style-name="T1">with</text:span> d_atribut;</text:p>
      <text:p text:style-name="P1"><text:s text:c="4"/><text:span text:style-name="T1">with</text:span> rutines_lexiques; <text:span text:style-name="T1">use</text:span> rutines_lexiques;</text:p>
      <text:p text:style-name="P1"><text:s text:c="4"/><text:span text:style-name="T1">package</text:span> <text:span text:style-name="T2">body</text:span> a_lexic <text:span text:style-name="T1">is</text:span></text:p>
      <text:p text:style-name="P1"><text:s text:c="8"/></text:p>
      <text:p text:style-name="P1"><text:s text:c="8"/><text:span text:style-name="T1">procedure</text:span> open(name: <text:span text:style-name="T1">in</text:span> String) <text:span text:style-name="T1">is</text:span></text:p>
      <text:p text:style-name="P1"><text:s text:c="8"/><text:span text:style-name="T2">begin</text:span></text:p>
      <text:p text:style-name="P1"><text:s text:c="16"/>Open_Input(name);</text:p>
      <text:p text:style-name="P1"><text:s text:c="8"/><text:span text:style-name="T1">end</text:span> open;</text:p>
      <text:p text:style-name="P1"/>
      <text:p text:style-name="P1"><text:s text:c="8"/><text:span text:style-name="T1">procedure</text:span> close <text:span text:style-name="T1">is</text:span></text:p>
      <text:p text:style-name="P1"><text:s text:c="8"/><text:span text:style-name="T2">begin</text:span></text:p>
      <text:p text:style-name="P1"><text:s text:c="16"/>Close_Input;</text:p>
      <text:p text:style-name="P1"><text:s text:c="8"/><text:span text:style-name="T1">end</text:span> close;</text:p>
      <text:p text:style-name="P1">##</text:p>
      <text:p text:style-name="P1"><text:s text:c="8"/>--Auxiliar functions to allow external packages <text:span text:style-name="T1">use</text:span> these *_dfa functions</text:p>
      <text:p text:style-name="P1"/>
      <text:p text:style-name="P1"><text:s text:c="8"/><text:span text:style-name="T1">function</text:span> YYText <text:span text:style-name="T2">return</text:span> String <text:span text:style-name="T1">is</text:span></text:p>
      <text:p text:style-name="P1"><text:s text:c="8"/><text:span text:style-name="T2">begin</text:span></text:p>
      <text:p text:style-name="P1"><text:s text:c="12"/><text:span text:style-name="T2">return</text:span> pershe_dfa.YYText;</text:p>
      <text:p text:style-name="P1"><text:s text:c="8"/><text:span text:style-name="T1">end</text:span> YYText;</text:p>
      <text:p text:style-name="P1"/>
      <text:p text:style-name="P1"><text:s text:c="8"/><text:span text:style-name="T1">function</text:span> YYLength <text:span text:style-name="T2">return</text:span> Integer <text:span text:style-name="T1">is</text:span></text:p>
      <text:p text:style-name="P1"><text:s text:c="8"/><text:span text:style-name="T2">begin</text:span></text:p>
      <text:p text:style-name="P1"><text:s text:c="12"/><text:span text:style-name="T2">return</text:span> pershe_dfa.YYLength;</text:p>
      <text:p text:style-name="P1"><text:s text:c="8"/><text:span text:style-name="T1">end</text:span> YYLength;</text:p>
      <text:p text:style-name="P1"/>
      <text:p text:style-name="P1"><text:s text:c="4"/><text:span text:style-name="T1">end</text:span> a_lexic;</text:p>
      <text:p text:style-name="P1"/>
      <text:p text:style-name="P1"><text:s text:c="4"/>-- DEPRECATED</text:p>
      <text:p text:style-name="P2"><text:s text:c="4"/><text:span text:style-name="T1">with</text:span> Ada.Text_IO; <text:s/><text:span text:style-name="T1">use</text:span> Ada.Text_IO;</text:p>
      <text:p text:style-name="P2"><text:span text:style-name="T9"><text:s text:c="4"/>with</text:span> Ada.Integer_Text_IO; <text:span text:style-name="T9">use</text:span><text:span text:style-name="T11"> </text:span><text:span text:style-name="T10">Ada.Integer_Text_IO;</text:span></text:p>
      <text:p text:style-name="P2"><text:span text:style-name="T9"><text:s text:c="4"/>with </text:span>Ada.Command_Line; <text:span text:style-name="T9">use </text:span>Ada.Command_Line;</text:p>
      <text:p text:style-name="P1"><text:s text:c="4"/><text:span text:style-name="T1">with</text:span> pershe_tokens, a_lexic; <text:span text:style-name="T1">use</text:span> pershe_tokens, a_lexic;</text:p>
      <text:p text:style-name="P1"><text:s text:c="4"/><text:span text:style-name="T1">with</text:span> d_tnoms, general_defs; <text:span text:style-name="T1">use</text:span> d_tnoms, general_defs;</text:p>
      <text:p text:style-name="P1"><text:s text:c="4"/><text:span text:style-name="T1">procedure</text:span> C_Tnoms <text:span text:style-name="T1">is</text:span></text:p>
      <text:p text:style-name="P1"><text:s text:c="8"/>tk <text:s text:c="5"/>: Token;</text:p>
      <text:p text:style-name="P1"><text:s text:c="8"/>tn <text:s text:c="5"/>: tnoms;</text:p>
      <text:p text:style-name="P1"><text:s text:c="8"/>i,i2,j <text:s text:c="5"/>: Integer;</text:p>
      <text:p text:style-name="P1"><text:s text:c="8"/>id <text:s text:c="5"/>: general_defs.id_nom;</text:p>
      <text:p text:style-name="P1"><text:s text:c="8"/>ids <text:s text:c="4"/>: <text:span text:style-name="T2">array</text:span>(1..50) <text:span text:style-name="T2">of</text:span> general_defs.id_nom; --50 son prous elements per un joc de proves petit</text:p>
      <text:p text:style-name="P1"><text:s text:c="8"/>id_st <text:s text:c="2"/>: general_defs.id_str;</text:p>
      <text:p text:style-name="P1"><text:s text:c="8"/>ids_str : <text:span text:style-name="T2">array</text:span>(1..50) <text:span text:style-name="T2">of</text:span> general_defs.id_str;</text:p>
      <text:p text:style-name="P1"><text:s text:c="4"/><text:span text:style-name="T2">begin</text:span> </text:p>
      <text:p text:style-name="P1"><text:s text:c="8"/><text:span text:style-name="T2">if</text:span> Argument_Count=1 <text:span text:style-name="T2">then</text:span></text:p>
      <text:p text:style-name="P1"><text:s text:c="12"/>open(Argument(1)); --per fer proves</text:p>
      <text:p text:style-name="P1"><text:s text:c="12"/>i:=1; i2:=1;</text:p>
      <text:p text:style-name="P1"><text:s text:c="8"/>-- <text:s/>empty(tn);</text:p>
      <text:p text:style-name="P1"><text:s text:c="12"/>Read_Input:</text:p>
      <text:p text:style-name="P1"><text:soft-page-break/><text:s text:c="12"/><text:span text:style-name="T2">loop</text:span> </text:p>
      <text:p text:style-name="P1"><text:s text:c="16"/>tk:=YYLex;</text:p>
      <text:p text:style-name="P1"><text:s text:c="8"/></text:p>
      <text:p text:style-name="P1"><text:s text:c="16"/><text:span text:style-name="T2">case</text:span> tk <text:span text:style-name="T1">is</text:span></text:p>
      <text:p text:style-name="P1"><text:s text:c="20"/><text:span text:style-name="T2">when</text:span> Identif =&gt; <text:s text:c="4"/>d_tnoms.put(tn,YYText,id); New_Line(1);ids(i):=id; i:=i+1; Put_Line("ID:"&amp;YYText); </text:p>
      <text:p text:style-name="P1"><text:s text:c="20"/><text:span text:style-name="T2">when</text:span> End_Of_Input =&gt; Put_Line("EOF");</text:p>
      <text:p text:style-name="P1"><text:s text:c="20"/><text:span text:style-name="T2">when</text:span> others =&gt; New_Line(1);</text:p>
      <text:p text:style-name="P1"><text:s text:c="16"/><text:span text:style-name="T1">end</text:span> <text:span text:style-name="T2">case</text:span>;</text:p>
      <text:p text:style-name="P1"/>
      <text:p text:style-name="P1"><text:s text:c="12"/><text:span text:style-name="T2">exit</text:span> Read_Input</text:p>
      <text:p text:style-name="P1"><text:s text:c="16"/><text:span text:style-name="T2">when</text:span> tk= End_<text:span text:style-name="T2">of</text:span>_Input;</text:p>
      <text:p text:style-name="P1"><text:s text:c="12"/><text:span text:style-name="T1">end</text:span> <text:span text:style-name="T2">loop</text:span> Read_Input;</text:p>
      <text:p text:style-name="P1"/>
      <text:p text:style-name="P1"><text:s text:c="12"/>Put_Line("Tnoms content:");</text:p>
      <text:p text:style-name="P1"><text:s text:c="12"/>j:=1; </text:p>
      <text:p text:style-name="P1"><text:s text:c="12"/><text:span text:style-name="T2">while</text:span> j&lt;i <text:span text:style-name="T2">loop</text:span></text:p>
      <text:p text:style-name="P1"><text:s text:c="16"/>Put_Line("Id("&amp;ids(j)'Img&amp;"):"&amp;get(tn,ids(j)));</text:p>
      <text:p text:style-name="P1"><text:s text:c="16"/>j:=j+1;</text:p>
      <text:p text:style-name="P1"><text:s text:c="12"/><text:span text:style-name="T1">end</text:span> <text:span text:style-name="T2">loop</text:span>;</text:p>
      <text:p text:style-name="P1"><text:s text:c="12"/>j:=1;</text:p>
      <text:p text:style-name="P1"><text:s text:c="12"/><text:span text:style-name="T2">while</text:span> j&lt;i2 <text:span text:style-name="T2">loop</text:span></text:p>
      <text:p text:style-name="P1"><text:s text:c="16"/>Put_Line("Str("&amp;ids_str(j)'Img&amp;"):"&amp;get(tn,ids_str(j)));</text:p>
      <text:p text:style-name="P1"><text:s text:c="16"/>j:=j+1;</text:p>
      <text:p text:style-name="P1"><text:s text:c="12"/><text:span text:style-name="T1">end</text:span> <text:span text:style-name="T2">loop</text:span>;</text:p>
      <text:p text:style-name="P1"><text:s text:c="12"/>close;</text:p>
      <text:p text:style-name="P1"><text:s text:c="8"/><text:span text:style-name="T2">else</text:span></text:p>
      <text:p text:style-name="P1"><text:s text:c="12"/>Put("Usage: ./c_tnoms &lt;file name&gt;.p");</text:p>
      <text:p text:style-name="P1"><text:s text:c="8"/><text:span text:style-name="T1">end</text:span> <text:span text:style-name="T2">if</text:span>;</text:p>
      <text:p text:style-name="P1"><text:s text:c="4"/><text:span text:style-name="T1">end</text:span> C_Tnoms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4">%token Pc_<text:span text:style-name="T6">procedure</text:span> Pc_<text:span text:style-name="T6">is</text:span> Pc_<text:span text:style-name="T4">begin</text:span> Pc_<text:span text:style-name="T6">end</text:span> Pc_const Pc_<text:span text:style-name="T4">new</text:span> Pc_<text:span text:style-name="T4">type</text:span> Pc_<text:span text:style-name="T4">record</text:span> Pc_<text:span text:style-name="T4">array</text:span> Pc_<text:span text:style-name="T4">of</text:span> Pc_<text:span text:style-name="T6">in</text:span> Pc_<text:span text:style-name="T6">in</text:span>_<text:span text:style-name="T4">out</text:span> Pc_<text:span text:style-name="T4">null</text:span> Pc_<text:span text:style-name="T4">range</text:span> Pc_<text:span text:style-name="T4">while</text:span> Pc_<text:span text:style-name="T4">loop</text:span> Pc_<text:span text:style-name="T4">if</text:span> Pc_<text:span text:style-name="T4">then</text:span> Pc_<text:span text:style-name="T4">else</text:span></text:p>
      <text:p text:style-name="P4">%right Dospuntsigual </text:p>
      <text:p text:style-name="P4">%right Dospunts</text:p>
      <text:p text:style-name="P4">%right Coma</text:p>
      <text:p text:style-name="P4">%left Punt Punticoma</text:p>
      <text:p text:style-name="P4">%right Pc_and Pc_or</text:p>
      <text:p text:style-name="P4">%nonassoc Op_rel</text:p>
      <text:p text:style-name="P4">%left S_mes S_menys</text:p>
      <text:p text:style-name="P4">%left S_prod S_quoci</text:p>
      <text:p text:style-name="P4">%left Pc_mod</text:p>
      <text:p text:style-name="P4">%right Pc_<text:span text:style-name="T4">not</text:span></text:p>
      <text:p text:style-name="P4">%right Lit Identif</text:p>
      <text:p text:style-name="P4">%token Parentesi_t</text:p>
      <text:p text:style-name="P4">%right Parentesi_o -- aquest token tambe s'empra com a dummy per otorgar precedencia i associativitat a M1</text:p>
      <text:p text:style-name="P4"/>
      <text:p text:style-name="P4">%<text:span text:style-name="T6">with</text:span> d_atribut;</text:p>
      <text:p text:style-name="P1">{ </text:p>
      <text:p text:style-name="P1"><text:span text:style-name="T2">subtype</text:span> YYSType <text:span text:style-name="T1">is</text:span> d_atribut.atribut;</text:p>
      <text:p text:style-name="P1">}</text:p>
      <text:p text:style-name="P1"/>
      <text:p text:style-name="P1">%%</text:p>
      <text:p text:style-name="P1"/>
      <text:p text:style-name="P1"><text:soft-page-break/></text:p>
      <text:p text:style-name="P4">PROC:</text:p>
      <text:p text:style-name="P4"><text:s text:c="5"/>Pc_<text:span text:style-name="T6">procedure</text:span> C_PROC Pc_<text:span text:style-name="T6">is</text:span></text:p>
      <text:p text:style-name="P4"><text:s text:c="8"/>DECLS</text:p>
      <text:p text:style-name="P4"><text:s text:c="5"/>Pc_<text:span text:style-name="T4">begin</text:span></text:p>
      <text:p text:style-name="P4"><text:s text:c="8"/>SENTS</text:p>
      <text:p text:style-name="P4"><text:s text:c="5"/>Pc_<text:span text:style-name="T6">end</text:span> Pc_<text:span text:style-name="T6">procedure</text:span> Punticoma <text:s text:c="13"/>{rs_Proc($$,$2,$4,$6);} </text:p>
      <text:p text:style-name="P4"><text:s text:c="2"/>;</text:p>
      <text:p text:style-name="P4"/>
      <text:p text:style-name="P4">DECLS:</text:p>
      <text:p text:style-name="P4"><text:s text:c="5"/>DECLS DECL <text:s text:c="32"/>{rs_Decls($$,$1,$2);}</text:p>
      <text:p text:style-name="P4"><text:s text:c="2"/>|--lambda <text:s text:c="36"/>{<text:span text:style-name="T3">null</text:span>;}</text:p>
      <text:p text:style-name="P4"><text:s text:c="2"/>;</text:p>
      <text:p text:style-name="P4"/>
      <text:p text:style-name="P4">DECL:</text:p>
      <text:p text:style-name="P4"><text:s text:c="5"/>PROC <text:s text:c="38"/>{rs_Decl($$,$1);}</text:p>
      <text:p text:style-name="P4"><text:s text:c="2"/>| <text:s/>DECL_VAR <text:s text:c="34"/>{rs_Decl($$,$1);}</text:p>
      <text:p text:style-name="P4"><text:s text:c="2"/>| <text:s/>DECL_CONST <text:s text:c="32"/>{rs_Decl($$,$1);}</text:p>
      <text:p text:style-name="P4"><text:s text:c="2"/>| <text:s/>DECL_T <text:s text:c="36"/>{rs_Decl($$,$1);}</text:p>
      <text:p text:style-name="P4"><text:s text:c="2"/>;</text:p>
      <text:p text:style-name="P4"/>
      <text:p text:style-name="P4">DECL_VAR:</text:p>
      <text:p text:style-name="P4"><text:s text:c="5"/>LID Dospunts Identif Punticoma <text:s text:c="12"/>{rs_Decl_Var($$,$1,$3);}</text:p>
      <text:p text:style-name="P4"><text:s text:c="2"/>;</text:p>
      <text:p text:style-name="P4"/>
      <text:p text:style-name="P4">DECL_CONST:</text:p>
      <text:p text:style-name="P4"><text:s text:c="5"/>Identif Dospunts Pc_const Identif Dospunts IDX Punticoma <text:s text:c="6"/>{rs_Decl_Const($$,$1,$4,$6);}</text:p>
      <text:p text:style-name="P4"><text:s text:c="2"/>;</text:p>
      <text:p text:style-name="P4"/>
      <text:p text:style-name="P4">DECL_T:</text:p>
      <text:p text:style-name="P4"><text:s text:c="5"/>Pc_<text:span text:style-name="T4">type</text:span> Identif Pc_<text:span text:style-name="T6">is</text:span> DECL_T_CONT <text:s text:c="9"/>{rs_Decl_T($$,$2,$4);}</text:p>
      <text:p text:style-name="P4"><text:s text:c="2"/>;</text:p>
      <text:p text:style-name="P4"/>
      <text:p text:style-name="P4">DECL_T_CONT:</text:p>
      <text:p text:style-name="P4"><text:s text:c="5"/>Pc_<text:span text:style-name="T4">new</text:span> RANG Punticoma <text:s text:c="21"/>{rs_Decl_T_Cont($$,$2);}</text:p>
      <text:p text:style-name="P4"><text:s text:c="2"/>| <text:s/>Pc_<text:span text:style-name="T4">record</text:span></text:p>
      <text:p text:style-name="P4"><text:s text:c="8"/>DCAMPS</text:p>
      <text:p text:style-name="P4"><text:s text:c="5"/>Pc_<text:span text:style-name="T6">end</text:span> Pc_<text:span text:style-name="T4">record</text:span> Punticoma <text:s text:c="16"/>{rs_Decl_T_Cont($$,$2);}</text:p>
      <text:p text:style-name="P4"><text:s text:c="2"/>| <text:s/>Pc_<text:span text:style-name="T4">array</text:span> Parentesi_o LID Parentesi_t Pc_<text:span text:style-name="T4">of</text:span> Identif Punticoma <text:s text:c="2"/>{rs_Decl_T_Cont($$,$3,$6);}</text:p>
      <text:p text:style-name="P4"><text:s text:c="2"/>;</text:p>
      <text:p text:style-name="P4"><text:s/></text:p>
      <text:p text:style-name="P4">DCAMPS:</text:p>
      <text:p text:style-name="P4"><text:s text:c="5"/>DCAMPS DCAMP <text:s text:c="30"/>{rs_DCamps($$,$1,$2);}</text:p>
      <text:p text:style-name="P4"><text:s text:c="2"/>| <text:s/>DCAMP <text:s text:c="37"/>{rs_DCamps($$,$1);}</text:p>
      <text:p text:style-name="P4"><text:s text:c="2"/>;</text:p>
      <text:p text:style-name="P4"/>
      <text:p text:style-name="P4">DCAMP:</text:p>
      <text:p text:style-name="P4"><text:s text:c="5"/>DECL_VAR <text:s text:c="34"/>{rs_DCamp($$,$1);}</text:p>
      <text:p text:style-name="P4"><text:s text:c="2"/>;</text:p>
      <text:p text:style-name="P4"/>
      <text:p text:style-name="P4">C_PROC:</text:p>
      <text:p text:style-name="P4"><text:s text:c="5"/>Identif Parentesi_o ARGS Parentesi_t <text:s text:c="6"/>{rs_C_Proc($$,$1,$3);}</text:p>
      <text:p text:style-name="P4"><text:s text:c="2"/>| <text:s/>Identif <text:s text:c="35"/>{rs_C_Proc($$,$1);}</text:p>
      <text:p text:style-name="P4"><text:s text:c="2"/>;</text:p>
      <text:p text:style-name="P4"/>
      <text:p text:style-name="P4">ARGS:</text:p>
      <text:p text:style-name="P4"><text:s text:c="5"/>ARGS Punticoma ARG <text:s text:c="24"/>{rs_Args($$,$1,$3);}</text:p>
      <text:p text:style-name="P4"><text:soft-page-break/><text:s text:c="2"/>| <text:s/>ARG <text:s text:c="39"/>{rs_Args($$,$1);}</text:p>
      <text:p text:style-name="P4"><text:s text:c="2"/>;</text:p>
      <text:p text:style-name="P4"/>
      <text:p text:style-name="P4">ARG:</text:p>
      <text:p text:style-name="P4"><text:s text:c="5"/>LID Dospunts MODE Identif <text:s text:c="17"/>{rs_Arg($$,$1,$3,$4);}</text:p>
      <text:p text:style-name="P4"><text:s text:c="2"/>;</text:p>
      <text:p text:style-name="P4"/>
      <text:p text:style-name="P4">MODE:</text:p>
      <text:p text:style-name="P4"><text:s text:c="5"/>Pc_<text:span text:style-name="T6">in</text:span> <text:s text:c="37"/>{rs_Mode($$,d_atribut.md_<text:span text:style-name="T6">in</text:span>);}</text:p>
      <text:p text:style-name="P4"><text:s text:c="2"/>| <text:s/>Pc_<text:span text:style-name="T6">in</text:span>_<text:span text:style-name="T4">out</text:span> <text:s text:c="33"/>{rs_Mode($$,d_atribut.md_<text:span text:style-name="T6">in</text:span>_<text:span text:style-name="T4">out</text:span>);}</text:p>
      <text:p text:style-name="P4"><text:s text:c="2"/>;</text:p>
      <text:p text:style-name="P4"/>
      <text:p text:style-name="P4">LID:</text:p>
      <text:p text:style-name="P4"><text:s text:c="5"/>LID Coma Identif <text:s text:c="26"/>{rs_Lid($$,$1,$3);}</text:p>
      <text:p text:style-name="P4"><text:s text:c="2"/>| <text:s/>Identif <text:s text:c="35"/>{rs_Lid($$,$1);}</text:p>
      <text:p text:style-name="P4"><text:s text:c="2"/>;</text:p>
      <text:p text:style-name="P4"/>
      <text:p text:style-name="P4">RANG:</text:p>
      <text:p text:style-name="P4"><text:s text:c="5"/>Identif Pc_<text:span text:style-name="T4">range</text:span> IDX Punt Punt IDX <text:s text:c="8"/>{rs_Rang($$,$1,$3,$6);}</text:p>
      <text:p text:style-name="P4"><text:s text:c="2"/>;</text:p>
      <text:p text:style-name="P4"><text:s text:c="2"/></text:p>
      <text:p text:style-name="P4">IDX:</text:p>
      <text:p text:style-name="P4"><text:s text:c="5"/>S_menys IDX_CONT <text:s text:c="24"/>{rs_Idx($$,$2,general_defs.negatiu);}</text:p>
      <text:p text:style-name="P4"><text:s text:c="2"/>| <text:s/>IDX_CONT <text:s text:c="32"/>{rs_Idx($$,$1,general_defs.positiu);}</text:p>
      <text:p text:style-name="P4"><text:s text:c="2"/>;</text:p>
      <text:p text:style-name="P4"/>
      <text:p text:style-name="P4">IDX_CONT:</text:p>
      <text:p text:style-name="P4"><text:s text:c="5"/>Lit <text:s text:c="39"/>{rs_Idx_Cont($$,$1);}</text:p>
      <text:p text:style-name="P4"><text:s text:c="2"/>| <text:s/>Identif <text:s text:c="35"/>{rs_Idx_Cont($$,$1);}</text:p>
      <text:p text:style-name="P4"><text:s text:c="2"/>;</text:p>
      <text:p text:style-name="P4"/>
      <text:p text:style-name="P4">SENTS:</text:p>
      <text:p text:style-name="P4"><text:s text:c="5"/>SENTS_NOB <text:s text:c="33"/>{rs_Sents($$,$1);}</text:p>
      <text:p text:style-name="P4"><text:s text:c="2"/>| <text:s/>Pc_<text:span text:style-name="T4">null</text:span> Punticoma <text:s text:c="25"/>{<text:span text:style-name="T3">null</text:span>;}</text:p>
      <text:p text:style-name="P4"><text:s text:c="2"/>;</text:p>
      <text:p text:style-name="P4"/>
      <text:p text:style-name="P4">SENTS_NOB:</text:p>
      <text:p text:style-name="P4"><text:s text:c="5"/>SENTS_NOB SENT <text:s text:c="28"/>{rs_Sents_Nob($$,$1,$2);}</text:p>
      <text:p text:style-name="P4"><text:s text:c="2"/>| <text:s/>SENT <text:s text:c="38"/>{rs_Sents_Nob($$,$1);}</text:p>
      <text:p text:style-name="P4"><text:s text:c="2"/>;</text:p>
      <text:p text:style-name="P4"/>
      <text:p text:style-name="P4">SENT:</text:p>
      <text:p text:style-name="P4"><text:s text:c="5"/>S_ITER <text:s text:c="36"/>{rs_Sent($$,$1);}</text:p>
      <text:p text:style-name="P4"><text:s text:c="2"/>| <text:s/>S_COND <text:s text:c="36"/>{rs_Sent($$,$1);}</text:p>
      <text:p text:style-name="P4"><text:s text:c="2"/>| <text:s/>S_CRIDA <text:s text:c="35"/>{rs_Sent($$,$1);}</text:p>
      <text:p text:style-name="P4"><text:s text:c="2"/>| <text:s/>S_ASSIGN <text:s text:c="34"/>{rs_Sent($$,$1);}</text:p>
      <text:p text:style-name="P1"><text:s text:c="2"/>;</text:p>
      <text:p text:style-name="P4"/>
      <text:p text:style-name="P4">S_ITER:</text:p>
      <text:p text:style-name="P4"><text:s text:c="5"/>Pc_<text:span text:style-name="T4">while</text:span> EXPR Pc_<text:span text:style-name="T4">loop</text:span></text:p>
      <text:p text:style-name="P4"><text:s text:c="8"/>SENTS</text:p>
      <text:p text:style-name="P4"><text:s text:c="5"/>Pc_<text:span text:style-name="T6">end</text:span> Pc_<text:span text:style-name="T4">loop</text:span> Punticoma <text:s text:c="18"/>{rs_SIter($$,$2,$4);}</text:p>
      <text:p text:style-name="P4"><text:s text:c="2"/>;</text:p>
      <text:p text:style-name="P4"/>
      <text:p text:style-name="P4">S_COND:</text:p>
      <text:p text:style-name="P4"><text:s text:c="5"/>Pc_<text:span text:style-name="T4">if</text:span> EXPR Pc_<text:span text:style-name="T4">then</text:span></text:p>
      <text:p text:style-name="P4"><text:s text:c="8"/>SENTS</text:p>
      <text:p text:style-name="P4"><text:s text:c="5"/>Pc_<text:span text:style-name="T6">end</text:span> Pc_<text:span text:style-name="T4">if</text:span> Punticoma <text:s text:c="20"/>{rs_SCond($$,$2,$4);}</text:p>
      <text:p text:style-name="P4"><text:s text:c="2"/>| <text:s/>Pc_<text:span text:style-name="T4">if</text:span> EXPR Pc_<text:span text:style-name="T4">then</text:span></text:p>
      <text:p text:style-name="P4"><text:soft-page-break/><text:s text:c="8"/>SENTS</text:p>
      <text:p text:style-name="P4"><text:s text:c="5"/>Pc_<text:span text:style-name="T4">else</text:span></text:p>
      <text:p text:style-name="P4"><text:s text:c="8"/>SENTS</text:p>
      <text:p text:style-name="P4"><text:s text:c="5"/>Pc_<text:span text:style-name="T6">end</text:span> Pc_<text:span text:style-name="T4">if</text:span> Punticoma <text:s text:c="20"/>{rs_SCond($$,$2,$4,$6);}</text:p>
      <text:p text:style-name="P4"><text:s text:c="2"/>;</text:p>
      <text:p text:style-name="P4"/>
      <text:p text:style-name="P4">S_CRIDA:</text:p>
      <text:p text:style-name="P4"><text:s text:c="5"/>REF Punticoma <text:s text:c="29"/>{rs_SCrida($$,$1);}</text:p>
      <text:p text:style-name="P4"><text:s text:c="2"/>;</text:p>
      <text:p text:style-name="P4"/>
      <text:p text:style-name="P4">S_ASSIGN:</text:p>
      <text:p text:style-name="P4"><text:s text:c="5"/>REF Dospuntsigual EXPR Punticoma <text:s text:c="10"/>{rs_SAssign($$,$1,$3);}</text:p>
      <text:p text:style-name="P4"><text:s text:c="2"/>;</text:p>
      <text:p text:style-name="P4"/>
      <text:p text:style-name="P4">REF:</text:p>
      <text:p text:style-name="P4"><text:s text:c="5"/>Identif QS <text:s text:c="32"/>{rs_Ref($$,$1,$2);}</text:p>
      <text:p text:style-name="P4"><text:s text:c="2"/>;</text:p>
      <text:p text:style-name="P4"/>
      <text:p text:style-name="P4">QS:</text:p>
      <text:p text:style-name="P4"><text:s text:c="5"/>QS Q <text:s text:c="38"/>{rs_Qs($$,$1,$2);}</text:p>
      <text:p text:style-name="P4"><text:s text:c="2"/>|--lambda <text:s text:c="36"/>{<text:span text:style-name="T3">null</text:span>;}</text:p>
      <text:p text:style-name="P4"><text:s text:c="2"/>;</text:p>
      <text:p text:style-name="P4"/>
      <text:p text:style-name="P4">Q:</text:p>
      <text:p text:style-name="P4"><text:s text:c="5"/>Punt Identif <text:s text:c="30"/>{rs_Q($$,$2);}</text:p>
      <text:p text:style-name="P4"><text:s text:c="2"/>| <text:s/>Parentesi_o LEXPR Parentesi_t <text:s text:c="13"/>{rs_Q($$,$2);}</text:p>
      <text:p text:style-name="P4"><text:s text:c="2"/>;</text:p>
      <text:p text:style-name="P4"/>
      <text:p text:style-name="P4">EXPR:</text:p>
      <text:p text:style-name="P4"><text:s text:c="5"/>E0 <text:s text:c="40"/>{rs_Expr($$,$1);}</text:p>
      <text:p text:style-name="P4"><text:s text:c="2"/>| <text:s/>E1 <text:s text:c="40"/>{rs_Expr($$,$1);}</text:p>
      <text:p text:style-name="P4"><text:s text:c="2"/>| <text:s/>E2 <text:s text:c="40"/>{rs_Expr($$,$1);}</text:p>
      <text:p text:style-name="P4"><text:s text:c="2"/>;</text:p>
      <text:p text:style-name="P4"/>
      <text:p text:style-name="P4">E0:</text:p>
      <text:p text:style-name="P4"><text:s text:c="5"/>E0 Pc_and E2 <text:s text:c="30"/>{rs_E0($$,$1,$3);}</text:p>
      <text:p text:style-name="P4"><text:s text:c="2"/>| <text:s/>E2 Pc_and E2 <text:s text:c="30"/>{rs_E0($$,$1,$3);}</text:p>
      <text:p text:style-name="P4"><text:s text:c="2"/>;</text:p>
      <text:p text:style-name="P4"/>
      <text:p text:style-name="P4">E1:</text:p>
      <text:p text:style-name="P4"><text:s text:c="5"/>E1 Pc_or E2 <text:s text:c="31"/>{rs_E1($$,$1,$3);}</text:p>
      <text:p text:style-name="P4"><text:s text:c="2"/>| <text:s/>E2 Pc_or E2 <text:s text:c="31"/>{rs_E1($$,$1,$3);}</text:p>
      <text:p text:style-name="P4"><text:s text:c="2"/>;</text:p>
      <text:p text:style-name="P4"/>
      <text:p text:style-name="P4">E2:</text:p>
      <text:p text:style-name="P4"><text:s text:c="5"/>E2 Op_rel E3 <text:s text:c="30"/>{rs_E2($$,$1,d_atribut.o_rel,$3);}</text:p>
      <text:p text:style-name="P4"><text:s text:c="2"/>| <text:s/>E2 S_mes E3 <text:s text:c="31"/>{rs_E2($$,$1,d_atribut.sum,$3);}</text:p>
      <text:p text:style-name="P4"><text:s text:c="2"/>| <text:s/>E2 S_menys E3 <text:s text:c="29"/>{rs_E2($$,$1,d_atribut.res,$3);}</text:p>
      <text:p text:style-name="P4"><text:s text:c="2"/>| <text:s/>E2 S_prod E3 <text:s text:c="30"/>{rs_E2($$,$1,d_atribut.prod,$3);}</text:p>
      <text:p text:style-name="P4"><text:s text:c="2"/>| <text:s/>E2 S_quoci E3 <text:s text:c="29"/>{rs_E2($$,$1,d_atribut.quoci,$3);}</text:p>
      <text:p text:style-name="P4"><text:s text:c="2"/>| <text:s/>E2 Pc_mod E3 <text:s text:c="30"/>{rs_E2($$,$1,d_atribut.modul,$3);}</text:p>
      <text:p text:style-name="P4"><text:s text:c="2"/>| <text:s/>M1 E3 S_prod S_prod E3 <text:s text:c="20"/>{rs_E2($$,$2,d_atribut.pot,$5);} </text:p>
      <text:p text:style-name="P4"><text:s text:c="2"/>| <text:s/>Pc_<text:span text:style-name="T4">not</text:span> E3 <text:s text:c="33"/>{rs_E2($$,d_atribut.neg_log,$1);}</text:p>
      <text:p text:style-name="P4"><text:s text:c="2"/>| <text:s/>S_menys E3 <text:s text:c="32"/>{rs_E2($$,d_atribut.neg_alg,$1);}</text:p>
      <text:p text:style-name="P4"><text:s text:c="2"/>| <text:s/>E3 <text:s text:c="40"/>{rs_E2($$,$1);}</text:p>
      <text:p text:style-name="P4"><text:s text:c="2"/>;</text:p>
      <text:p text:style-name="P4"/>
      <text:p text:style-name="P4">E3:</text:p>
      <text:p text:style-name="P4"><text:s text:c="5"/>REF <text:s text:c="39"/>{rs_E3($$,$1);}</text:p>
      <text:p text:style-name="P4"><text:soft-page-break/><text:s text:c="2"/>| <text:s/>Parentesi_o EXPR Parentesi_t <text:s text:c="14"/>{rs_E3($$,$2);}</text:p>
      <text:p text:style-name="P4"><text:s text:c="2"/>| <text:s/>Lit <text:s text:c="39"/>{rs_E3($$,$1);}</text:p>
      <text:p text:style-name="P4"><text:s text:c="2"/>;</text:p>
      <text:p text:style-name="P4"/>
      <text:p text:style-name="P4">M1:</text:p>
      <text:p text:style-name="P4"><text:s text:c="5"/>%prec Parentesi_o <text:s text:c="25"/>{<text:span text:style-name="T3">null</text:span>;}</text:p>
      <text:p text:style-name="P4"><text:s text:c="2"/>;</text:p>
      <text:p text:style-name="P4"/>
      <text:p text:style-name="P4">LEXPR:</text:p>
      <text:p text:style-name="P4"><text:s text:c="5"/>LEXPR Coma EXPR <text:s text:c="27"/>{rs_LExpr($$,$1,$3);}</text:p>
      <text:p text:style-name="P4"><text:s text:c="2"/>| <text:s/>EXPR <text:s text:c="38"/>{rs_LExpr($$,$1);}</text:p>
      <text:p text:style-name="P4"><text:s text:c="2"/>;</text:p>
      <text:p text:style-name="P4"/>
      <text:p text:style-name="P1">%%</text:p>
      <text:p text:style-name="P1"/>
      <text:p text:style-name="P1"><text:s text:c="4"/><text:span text:style-name="T1">package</text:span> a_sintactic <text:span text:style-name="T1">is</text:span></text:p>
      <text:p text:style-name="P1"><text:s text:c="8"/><text:span text:style-name="T1">procedure</text:span> YYParse;</text:p>
      <text:p text:style-name="P1"><text:s text:c="4"/><text:span text:style-name="T1">end</text:span> a_sintactic;</text:p>
      <text:p text:style-name="P1"/>
      <text:p text:style-name="P1"><text:s text:c="4"/><text:span text:style-name="T1">with</text:span> d_atribut;</text:p>
      <text:p text:style-name="P1"><text:s text:c="4"/><text:span text:style-name="T1">with</text:span> rutines_sintactiques; <text:span text:style-name="T1">use</text:span> rutines_sintactiques;</text:p>
      <text:p text:style-name="P1"><text:s text:c="4"/><text:span text:style-name="T1">package</text:span> <text:span text:style-name="T2">body</text:span> a_sintactic <text:span text:style-name="T1">is</text:span></text:p>
      <text:p text:style-name="P1">##</text:p>
      <text:p text:style-name="P1"><text:s text:c="4"/><text:span text:style-name="T1">end</text:span> a_sintactic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d_tnoms; <text:span text:style-name="T1">use</text:span> d_tnoms;</text:p>
      <text:p text:style-name="P1"><text:span text:style-name="T1">with</text:span> general_defs; <text:span text:style-name="T1">use</text:span> general_defs;</text:p>
      <text:p text:style-name="P1"><text:span text:style-name="T1">package</text:span> d_atribut <text:span text:style-name="T1">is</text:span></text:p>
      <text:p text:style-name="P1"><text:s text:c="4"/>--<text:span text:style-name="T2">pragma</text:span> pure; </text:p>
      <text:p text:style-name="P1"><text:s text:c="4"/></text:p>
      <text:p text:style-name="P1"><text:s text:c="4"/><text:span text:style-name="T2">type</text:span> node;</text:p>
      <text:p text:style-name="P1"><text:tab/><text:span text:style-name="T2">type</text:span> atribut <text:span text:style-name="T1">is</text:span> access node;</text:p>
      <text:p text:style-name="P1"><text:s text:c="4"/><text:span text:style-name="T2">type</text:span> pnode <text:span text:style-name="T1">is</text:span> access node;</text:p>
      <text:p text:style-name="P1"><text:tab/><text:span text:style-name="T2">type</text:span> tnode <text:span text:style-name="T1">is</text:span> (nd_<text:span text:style-name="T2">null</text:span>,</text:p>
      <text:p text:style-name="P1"><text:tab/><text:tab/><text:tab/><text:tab/> <text:s text:c="2"/>nd_proc,</text:p>
      <text:p text:style-name="P1"><text:tab/><text:tab/><text:tab/><text:tab/> <text:s text:c="2"/>nd_decls,</text:p>
      <text:p text:style-name="P1"><text:tab/><text:tab/><text:tab/><text:tab/> <text:s text:c="2"/>nd_decl,</text:p>
      <text:p text:style-name="P1"><text:tab/><text:tab/><text:tab/><text:tab/> <text:s text:c="2"/>nd_decl_var,</text:p>
      <text:p text:style-name="P1"><text:tab/><text:tab/><text:tab/><text:tab/> <text:s text:c="2"/>nd_decl_const,</text:p>
      <text:p text:style-name="P1"><text:tab/><text:tab/><text:tab/><text:tab/> <text:s text:c="2"/>nd_decl_t,</text:p>
      <text:p text:style-name="P1"><text:tab/><text:tab/><text:tab/><text:tab/> <text:s text:c="2"/>nd_decl_t_cont_<text:span text:style-name="T2">type</text:span>,</text:p>
      <text:p text:style-name="P1"><text:tab/><text:tab/><text:tab/><text:tab/> <text:s text:c="2"/>nd_decl_t_cont_<text:span text:style-name="T2">record</text:span>,</text:p>
      <text:p text:style-name="P1"><text:tab/><text:tab/><text:tab/><text:tab/> <text:s text:c="2"/>nd_decl_t_cont_arry,</text:p>
      <text:p text:style-name="P1"><text:tab/><text:tab/><text:tab/><text:tab/> <text:s text:c="2"/>nd_dcamps,</text:p>
      <text:p text:style-name="P1"><text:tab/><text:tab/><text:tab/><text:tab/> <text:s text:c="2"/>nd_dcamp,</text:p>
      <text:p text:style-name="P1"><text:tab/><text:tab/><text:tab/><text:tab/> <text:s text:c="2"/>nd_rang,</text:p>
      <text:p text:style-name="P1"><text:tab/><text:tab/><text:tab/><text:tab/> <text:s text:c="2"/>nd_c_proc,</text:p>
      <text:p text:style-name="P1"><text:tab/><text:tab/><text:tab/><text:tab/> <text:s text:c="2"/>nd_args,</text:p>
      <text:p text:style-name="P1"><text:tab/><text:tab/><text:tab/><text:tab/> <text:s text:c="2"/>nd_arg,</text:p>
      <text:p text:style-name="P1"><text:s text:c="19"/><text:tab/> <text:s text:c="2"/>nd_mode,</text:p>
      <text:p text:style-name="P1"><text:tab/><text:tab/><text:tab/><text:tab/> <text:s text:c="2"/>nd_lid,</text:p>
      <text:p text:style-name="P1"><text:tab/><text:tab/><text:tab/><text:tab/> <text:s text:c="2"/>nd_idx,</text:p>
      <text:p text:style-name="P1"><text:tab/><text:tab/><text:tab/><text:tab/> <text:s text:c="2"/>nd_idx_cont,</text:p>
      <text:p text:style-name="P1"><text:tab/><text:tab/><text:tab/><text:tab/> <text:s text:c="2"/>nd_sents,</text:p>
      <text:p text:style-name="P1"><text:tab/><text:tab/><text:tab/><text:tab/> <text:s text:c="2"/>nd_sents_nob,</text:p>
      <text:p text:style-name="P1"><text:tab/><text:tab/><text:tab/><text:tab/> <text:s text:c="2"/>nd_sent,</text:p>
      <text:p text:style-name="P1"><text:soft-page-break/><text:tab/><text:tab/><text:tab/><text:tab/> <text:s text:c="2"/>nd_siter,</text:p>
      <text:p text:style-name="P1"><text:tab/><text:tab/><text:tab/><text:tab/> <text:s text:c="2"/>nd_scond,</text:p>
      <text:p text:style-name="P1"><text:tab/><text:tab/><text:tab/><text:tab/> <text:s text:c="2"/>nd_scrida,</text:p>
      <text:p text:style-name="P1"><text:tab/><text:tab/><text:tab/><text:tab/> <text:s text:c="2"/>nd_sassign,</text:p>
      <text:p text:style-name="P1"><text:tab/><text:tab/><text:tab/><text:tab/> <text:s text:c="2"/>nd_ref,</text:p>
      <text:p text:style-name="P1"><text:tab/><text:tab/><text:tab/><text:tab/> <text:s text:c="2"/>nd_qs,</text:p>
      <text:p text:style-name="P1"><text:tab/><text:tab/><text:tab/><text:tab/> <text:s text:c="2"/>nd_q,</text:p>
      <text:p text:style-name="P1"><text:tab/><text:tab/><text:tab/><text:tab/> <text:s text:c="2"/>nd_expr,</text:p>
      <text:p text:style-name="P1"><text:tab/><text:tab/><text:tab/><text:tab/> <text:s text:c="2"/>nd_e0,</text:p>
      <text:p text:style-name="P1"><text:tab/><text:tab/><text:tab/><text:tab/> <text:s text:c="2"/>nd_e1,</text:p>
      <text:p text:style-name="P1"><text:tab/><text:tab/><text:tab/><text:tab/> <text:s text:c="2"/>nd_e2,</text:p>
      <text:p text:style-name="P1"><text:tab/><text:tab/><text:tab/><text:tab/> <text:s text:c="2"/>nd_e3,</text:p>
      <text:p text:style-name="P1"><text:tab/><text:tab/><text:tab/><text:tab/> <text:s text:c="2"/>nd_lexpr,</text:p>
      <text:p text:style-name="P1"><text:tab/><text:tab/><text:tab/><text:tab/> <text:s text:c="2"/>nd_id,</text:p>
      <text:p text:style-name="P1"><text:tab/><text:tab/><text:tab/><text:tab/> <text:s text:c="2"/>nd_lit,</text:p>
      <text:p text:style-name="P1"><text:tab/><text:tab/><text:tab/><text:tab/> <text:s text:c="2"/>nd_op_rel);</text:p>
      <text:p text:style-name="P1"/>
      <text:p text:style-name="P1"><text:s text:c="4"/><text:span text:style-name="T2">type</text:span> trelacio <text:span text:style-name="T1">is</text:span> (menor,major,menorigual,majorigual,igual,diferent);</text:p>
      <text:p text:style-name="P1"><text:s text:c="4"/><text:span text:style-name="T2">type</text:span> tmode <text:span text:style-name="T1">is</text:span> (md_<text:span text:style-name="T1">in</text:span>,md_<text:span text:style-name="T1">in</text:span>_<text:span text:style-name="T2">out</text:span>);</text:p>
      <text:p text:style-name="P1"><text:s text:c="4"/><text:span text:style-name="T2">type</text:span> posicio <text:span text:style-name="T1">is</text:span></text:p>
      <text:p text:style-name="P1"><text:s text:c="8"/><text:span text:style-name="T2">record</text:span></text:p>
      <text:p text:style-name="P1"><text:s text:c="12"/>fila: natural;</text:p>
      <text:p text:style-name="P1"><text:s text:c="12"/>columna: natural;</text:p>
      <text:p text:style-name="P1"><text:s text:c="8"/><text:span text:style-name="T1">end</text:span> <text:span text:style-name="T2">record</text:span>;</text:p>
      <text:p text:style-name="P1"><text:s text:c="3"/><text:span text:style-name="T2">type</text:span> rang <text:span text:style-name="T1">is</text:span></text:p>
      <text:p text:style-name="P1"><text:s text:c="3"/><text:tab/><text:tab/><text:span text:style-name="T2">record</text:span></text:p>
      <text:p text:style-name="P1"><text:tab/><text:tab/><text:tab/>id: id_nom;</text:p>
      <text:p text:style-name="P1"><text:tab/><text:tab/><text:tab/>linf: pnode;</text:p>
      <text:p text:style-name="P1"><text:tab/><text:tab/><text:tab/>lsup: pnode;</text:p>
      <text:p text:style-name="P1"><text:tab/><text:tab/><text:span text:style-name="T1">end</text:span> <text:span text:style-name="T2">record</text:span>;</text:p>
      <text:p text:style-name="P1"><text:tab/><text:span text:style-name="T2">type</text:span> operand <text:span text:style-name="T1">is</text:span> (nul, o_rel, sum, res, prod, quoci, pot, modul, neg_log, neg_alg);</text:p>
      <text:p text:style-name="P1"/>
      <text:p text:style-name="P1"/>
      <text:p text:style-name="P1"><text:s text:c="4"/><text:span text:style-name="T2">type</text:span> node(tn: tnode:= nd_<text:span text:style-name="T2">null</text:span>) <text:span text:style-name="T1">is</text:span></text:p>
      <text:p text:style-name="P1"><text:s text:c="8"/><text:span text:style-name="T2">record</text:span></text:p>
      <text:p text:style-name="P1"><text:s text:c="12"/><text:span text:style-name="T2">case</text:span> tn <text:span text:style-name="T1">is</text:span></text:p>
      <text:p text:style-name="P1"><text:tab/><text:tab/><text:tab/><text:span text:style-name="T2">when</text:span> nd_<text:span text:style-name="T2">null</text:span> <text:tab/>=&gt; </text:p>
      <text:p text:style-name="P1"><text:tab/><text:tab/><text:tab/><text:tab/><text:span text:style-name="T2">null</text:span>;</text:p>
      <text:p text:style-name="P1"/>
      <text:p text:style-name="P1"><text:tab/><text:tab/><text:tab/><text:span text:style-name="T2">when</text:span> nd_id <text:tab/><text:tab/>=&gt; </text:p>
      <text:p text:style-name="P1"><text:tab/><text:tab/><text:tab/><text:tab/>id_id: id_nom; </text:p>
      <text:p text:style-name="P1"><text:tab/><text:tab/><text:tab/><text:tab/>id_pos: posicio; <text:s text:c="3"/></text:p>
      <text:p text:style-name="P1"/>
      <text:p text:style-name="P1"><text:tab/><text:tab/><text:tab/><text:span text:style-name="T2">when</text:span> nd_lit<text:tab/><text:tab/>=&gt;</text:p>
      <text:p text:style-name="P1"><text:tab/><text:tab/><text:tab/><text:tab/>lit_ids: id_str; </text:p>
      <text:p text:style-name="P1"><text:tab/><text:tab/><text:tab/><text:tab/>lit_pos: posicio;</text:p>
      <text:p text:style-name="P1"/>
      <text:p text:style-name="P1"><text:tab/><text:tab/><text:tab/><text:span text:style-name="T2">when</text:span> nd_op_rel <text:tab/>=&gt; <text:s text:c="4"/></text:p>
      <text:p text:style-name="P1"><text:tab/><text:tab/><text:tab/><text:tab/>orel_tipus: trelacio;</text:p>
      <text:p text:style-name="P1"><text:tab/><text:tab/><text:tab/><text:tab/>orel_ope:pnode;</text:p>
      <text:p text:style-name="P1"><text:tab/><text:tab/><text:tab/><text:tab/>orel_opd: pnode; </text:p>
      <text:p text:style-name="P1"><text:tab/></text:p>
      <text:p text:style-name="P1"><text:s text:c="18"/><text:span text:style-name="T2">when</text:span> nd_lid <text:tab/>=&gt;</text:p>
      <text:p text:style-name="P1"><text:tab/><text:tab/><text:tab/><text:tab/>lid_seg: pnode;</text:p>
      <text:p text:style-name="P1"><text:tab/><text:tab/><text:tab/><text:tab/>lid_id: pnode;</text:p>
      <text:p text:style-name="P1"><text:s text:c="17"/></text:p>
      <text:p text:style-name="P1"><text:s text:c="18"/><text:span text:style-name="T2">when</text:span> nd_mode <text:s text:c="3"/>=&gt;</text:p>
      <text:p text:style-name="P1"><text:s text:c="13"/><text:tab/> <text:tab/>mode_tipus: tmode;</text:p>
      <text:p text:style-name="P1"><text:soft-page-break/><text:s text:c="16"/></text:p>
      <text:p text:style-name="P1"><text:s text:c="18"/><text:span text:style-name="T2">when</text:span> nd_c_proc <text:s/>=&gt;</text:p>
      <text:p text:style-name="P1"><text:s text:c="19"/><text:tab/>cproc_id: pnode;</text:p>
      <text:p text:style-name="P1"><text:s text:c="19"/><text:tab/>cproc_args: pnode;</text:p>
      <text:p text:style-name="P1"><text:s text:c="16"/></text:p>
      <text:p text:style-name="P1"><text:s text:c="16"/><text:tab/><text:span text:style-name="T2">when</text:span> nd_proc <text:s text:c="3"/>=&gt;</text:p>
      <text:p text:style-name="P1"><text:s text:c="18"/><text:tab/>proc_cproc: pnode;</text:p>
      <text:p text:style-name="P1"><text:s text:c="18"/><text:tab/>proc_decls: pnode;</text:p>
      <text:p text:style-name="P1"><text:s text:c="18"/><text:tab/>proc_sents: pnode;</text:p>
      <text:p text:style-name="P1"><text:tab/><text:tab/><text:tab/></text:p>
      <text:p text:style-name="P1"><text:s text:c="18"/><text:span text:style-name="T2">when</text:span> nd_args <text:s text:c="3"/>=&gt;</text:p>
      <text:p text:style-name="P1"><text:s text:c="18"/><text:tab/>args_args: pnode;</text:p>
      <text:p text:style-name="P1"><text:s text:c="18"/><text:tab/>args_arg: pnode;</text:p>
      <text:p text:style-name="P1"><text:s text:c="16"/></text:p>
      <text:p text:style-name="P1"><text:s text:c="16"/><text:tab/><text:span text:style-name="T2">when</text:span> nd_arg =&gt;</text:p>
      <text:p text:style-name="P1"><text:s text:c="20"/><text:tab/>arg_tipus: pnode;</text:p>
      <text:p text:style-name="P1"><text:s text:c="20"/><text:tab/>arg_lid: pnode;</text:p>
      <text:p text:style-name="P1"><text:s text:c="20"/><text:tab/>arg_mode: tmode;</text:p>
      <text:p text:style-name="P1"/>
      <text:p text:style-name="P1"><text:s text:c="16"/><text:tab/><text:span text:style-name="T2">when</text:span> nd_decls <text:s text:c="2"/>=&gt;</text:p>
      <text:p text:style-name="P1"><text:s text:c="20"/><text:tab/>decls_decls: pnode;</text:p>
      <text:p text:style-name="P1"><text:s text:c="20"/><text:tab/>decls_decl: pnode;</text:p>
      <text:p text:style-name="P1"/>
      <text:p text:style-name="P1"><text:s text:c="16"/><text:tab/><text:span text:style-name="T2">when</text:span> nd_decl <text:s text:c="3"/>=&gt;</text:p>
      <text:p text:style-name="P1"><text:s text:c="20"/><text:tab/>decl_real: pnode;</text:p>
      <text:p text:style-name="P1"/>
      <text:p text:style-name="P1"><text:tab/><text:tab/><text:tab/><text:span text:style-name="T2">when</text:span> nd_dcamps =&gt;</text:p>
      <text:p text:style-name="P1"><text:tab/><text:tab/><text:tab/><text:tab/>dcamps_dcamps: pnode;</text:p>
      <text:p text:style-name="P1"><text:tab/><text:tab/><text:tab/><text:tab/>dcamps_dcamp: pnode;</text:p>
      <text:p text:style-name="P1"/>
      <text:p text:style-name="P1"><text:tab/><text:tab/><text:tab/><text:span text:style-name="T2">when</text:span> nd_dcamp =&gt;</text:p>
      <text:p text:style-name="P1"><text:tab/><text:tab/><text:tab/><text:tab/>dcamp_decl: pnode;<text:tab/></text:p>
      <text:p text:style-name="P1"/>
      <text:p text:style-name="P1"><text:tab/><text:tab/><text:tab/><text:span text:style-name="T2">when</text:span> nd_decl_var =&gt;</text:p>
      <text:p text:style-name="P1"><text:tab/><text:tab/><text:tab/><text:tab/>dvar_lid: pnode;</text:p>
      <text:p text:style-name="P1"><text:tab/><text:tab/><text:tab/><text:tab/>dvar_tipus: pnode;</text:p>
      <text:p text:style-name="P1"/>
      <text:p text:style-name="P1"><text:tab/><text:tab/><text:tab/><text:span text:style-name="T2">when</text:span> nd_decl_const<text:tab/>=&gt;</text:p>
      <text:p text:style-name="P1"><text:tab/><text:tab/><text:tab/><text:tab/>dconst_id: pnode;</text:p>
      <text:p text:style-name="P1"><text:tab/><text:tab/><text:tab/><text:tab/>dconst_tipus: pnode;</text:p>
      <text:p text:style-name="P1"><text:tab/><text:tab/><text:tab/><text:tab/>dconst_valor: pnode;</text:p>
      <text:p text:style-name="P1"/>
      <text:p text:style-name="P1"><text:tab/><text:tab/><text:tab/><text:span text:style-name="T2">when</text:span> nd_decl_t<text:tab/>=&gt;</text:p>
      <text:p text:style-name="P1"><text:tab/><text:tab/><text:tab/><text:tab/>dt_id: pnode;</text:p>
      <text:p text:style-name="P1"><text:tab/><text:tab/><text:tab/><text:tab/>dt_cont: pnode;</text:p>
      <text:p text:style-name="P1"/>
      <text:p text:style-name="P1"><text:tab/><text:tab/><text:tab/><text:span text:style-name="T2">when</text:span> nd_decl_t_cont_<text:span text:style-name="T2">type</text:span> =&gt;</text:p>
      <text:p text:style-name="P1"><text:tab/><text:tab/><text:tab/><text:tab/>dtcont_rang: pnode;</text:p>
      <text:p text:style-name="P1"/>
      <text:p text:style-name="P1"><text:tab/><text:tab/><text:tab/><text:span text:style-name="T2">when</text:span> nd_decl_t_cont_<text:span text:style-name="T2">record</text:span> =&gt;</text:p>
      <text:p text:style-name="P1"><text:tab/><text:tab/><text:tab/><text:tab/>dtcont_camps: pnode;</text:p>
      <text:p text:style-name="P1"/>
      <text:p text:style-name="P1"><text:tab/><text:tab/><text:tab/><text:span text:style-name="T2">when</text:span> nd_decl_t_cont_arry =&gt;</text:p>
      <text:p text:style-name="P1"><text:tab/><text:tab/><text:tab/><text:tab/>dtcont_idx: pnode;</text:p>
      <text:p text:style-name="P1"><text:tab/><text:tab/><text:tab/><text:tab/>dtcont_tipus: pnode;</text:p>
      <text:p text:style-name="P1"><text:tab/><text:tab/><text:tab/><text:tab/></text:p>
      <text:p text:style-name="P1"><text:tab/><text:tab/><text:tab/><text:span text:style-name="T2">when</text:span> nd_rang =&gt;</text:p>
      <text:p text:style-name="P1"><text:tab/><text:tab/><text:tab/><text:tab/>rang_rang: rang;</text:p>
      <text:p text:style-name="P1"/>
      <text:p text:style-name="P1"><text:soft-page-break/><text:s/><text:tab/> <text:s text:c="11"/><text:span text:style-name="T2">when</text:span> nd_idx =&gt;</text:p>
      <text:p text:style-name="P1"><text:s text:c="18"/><text:tab/>idx_tipus: tidx;</text:p>
      <text:p text:style-name="P1"><text:s text:c="18"/><text:tab/>idx_cont: pnode;</text:p>
      <text:p text:style-name="P1"/>
      <text:p text:style-name="P1"><text:s text:c="4"/><text:tab/> <text:s text:c="11"/><text:span text:style-name="T2">when</text:span> nd_idx_cont <text:s text:c="3"/>=&gt;</text:p>
      <text:p text:style-name="P1"><text:s text:c="7"/><text:tab/> <text:s text:c="11"/>idxc_valor: pnode;</text:p>
      <text:p text:style-name="P1"/>
      <text:p text:style-name="P1"><text:tab/><text:tab/><text:tab/><text:span text:style-name="T2">when</text:span> nd_sents<text:tab/>=&gt;</text:p>
      <text:p text:style-name="P1"><text:tab/><text:tab/><text:tab/><text:tab/>sents_cont: pnode;</text:p>
      <text:p text:style-name="P1"/>
      <text:p text:style-name="P1"><text:tab/><text:tab/><text:tab/><text:span text:style-name="T2">when</text:span> nd_sents_nob<text:tab/>=&gt;</text:p>
      <text:p text:style-name="P1"><text:tab/><text:tab/><text:tab/><text:tab/>snb_snb: pnode;</text:p>
      <text:p text:style-name="P1"><text:tab/><text:tab/><text:tab/><text:tab/>snb_sent: pnode;</text:p>
      <text:p text:style-name="P1"/>
      <text:p text:style-name="P1"><text:tab/><text:tab/><text:tab/><text:span text:style-name="T2">when</text:span> nd_sent =&gt;<text:tab/></text:p>
      <text:p text:style-name="P1"><text:tab/><text:tab/><text:tab/><text:tab/>sent_sent: pnode;</text:p>
      <text:p text:style-name="P1"/>
      <text:p text:style-name="P1"><text:tab/><text:tab/><text:tab/><text:span text:style-name="T2">when</text:span> nd_siter =&gt;</text:p>
      <text:p text:style-name="P1"><text:tab/><text:tab/><text:tab/><text:tab/>siter_expr: pnode;</text:p>
      <text:p text:style-name="P1"><text:tab/><text:tab/><text:tab/><text:tab/>siter_sents: pnode;</text:p>
      <text:p text:style-name="P1"/>
      <text:p text:style-name="P1"><text:tab/><text:tab/><text:tab/><text:span text:style-name="T2">when</text:span> nd_scond =&gt;</text:p>
      <text:p text:style-name="P1"><text:tab/><text:tab/><text:tab/><text:tab/>scond_expr: pnode;</text:p>
      <text:p text:style-name="P1"><text:tab/><text:tab/><text:tab/><text:tab/>scond_sents: pnode;</text:p>
      <text:p text:style-name="P1"><text:tab/><text:tab/><text:tab/><text:tab/>scond_esents: pnode;</text:p>
      <text:p text:style-name="P1"/>
      <text:p text:style-name="P1"><text:tab/><text:tab/><text:tab/><text:span text:style-name="T2">when</text:span> nd_scrida =&gt;</text:p>
      <text:p text:style-name="P1"><text:tab/><text:tab/><text:tab/><text:tab/>scrida_ref: pnode;</text:p>
      <text:p text:style-name="P1"/>
      <text:p text:style-name="P1"><text:tab/><text:tab/><text:tab/><text:span text:style-name="T2">when</text:span> nd_sassign =&gt;</text:p>
      <text:p text:style-name="P1"><text:tab/><text:tab/><text:tab/><text:tab/>sassign_ref: pnode;</text:p>
      <text:p text:style-name="P1"><text:tab/><text:tab/><text:tab/><text:tab/>sassign_expr: pnode;</text:p>
      <text:p text:style-name="P1"/>
      <text:p text:style-name="P1"><text:tab/><text:tab/><text:tab/><text:span text:style-name="T2">when</text:span> nd_ref =&gt;</text:p>
      <text:p text:style-name="P1"><text:tab/><text:tab/><text:tab/><text:tab/>ref_id: id_nom;</text:p>
      <text:p text:style-name="P1"><text:tab/><text:tab/><text:tab/><text:tab/>ref_qs: pnode;</text:p>
      <text:p text:style-name="P1"/>
      <text:p text:style-name="P1"><text:tab/><text:tab/><text:tab/><text:span text:style-name="T2">when</text:span> nd_qs =&gt;</text:p>
      <text:p text:style-name="P1"><text:tab/><text:tab/><text:tab/><text:tab/>qs_qs: pnode;</text:p>
      <text:p text:style-name="P1"><text:tab/><text:tab/><text:tab/><text:tab/>qs_q: pnode;</text:p>
      <text:p text:style-name="P1"/>
      <text:p text:style-name="P1"><text:tab/><text:tab/><text:tab/><text:span text:style-name="T2">when</text:span> nd_q =&gt;</text:p>
      <text:p text:style-name="P1"><text:tab/><text:tab/><text:tab/><text:tab/>q_contingut: pnode;</text:p>
      <text:p text:style-name="P1"/>
      <text:p text:style-name="P1"><text:tab/><text:tab/><text:tab/><text:span text:style-name="T2">when</text:span> nd_expr =&gt;</text:p>
      <text:p text:style-name="P1"><text:tab/><text:tab/><text:tab/><text:tab/>expr_e: pnode;</text:p>
      <text:p text:style-name="P1"/>
      <text:p text:style-name="P1"><text:tab/><text:tab/><text:tab/><text:span text:style-name="T2">when</text:span> nd_e0 | nd_e1 =&gt;</text:p>
      <text:p text:style-name="P1"><text:tab/><text:tab/><text:tab/><text:tab/>e_ope: pnode;</text:p>
      <text:p text:style-name="P1"><text:tab/><text:tab/><text:tab/><text:tab/>e_opd: pnode;</text:p>
      <text:p text:style-name="P1"><text:tab/><text:tab/><text:tab/><text:tab/><text:tab/></text:p>
      <text:p text:style-name="P1"><text:tab/><text:tab/><text:tab/><text:span text:style-name="T2">when</text:span> nd_e2 =&gt;</text:p>
      <text:p text:style-name="P1"><text:tab/><text:tab/><text:tab/><text:tab/>e2_ope: pnode;</text:p>
      <text:p text:style-name="P1"><text:tab/><text:tab/><text:tab/><text:tab/>e2_opd: pnode;</text:p>
      <text:p text:style-name="P1"><text:tab/><text:tab/><text:tab/><text:tab/>e2_operand: operand;</text:p>
      <text:p text:style-name="P1"/>
      <text:p text:style-name="P1"><text:tab/><text:tab/><text:tab/><text:span text:style-name="T2">when</text:span> nd_e3 =&gt;</text:p>
      <text:p text:style-name="P1"><text:tab/><text:tab/><text:tab/><text:tab/>e3_cont: pnode;</text:p>
      <text:p text:style-name="P1"/>
      <text:p text:style-name="P1"><text:soft-page-break/><text:tab/><text:tab/><text:tab/><text:span text:style-name="T2">when</text:span> nd_lexpr =&gt;</text:p>
      <text:p text:style-name="P1"><text:tab/><text:tab/><text:tab/><text:tab/>lexpr_cont: pnode;</text:p>
      <text:p text:style-name="P1"><text:tab/><text:tab/><text:tab/><text:tab/>lexpr_expr: pnode;</text:p>
      <text:p text:style-name="P1"/>
      <text:p text:style-name="P1"><text:s text:c="12"/><text:span text:style-name="T1">end</text:span> <text:span text:style-name="T2">case</text:span>;</text:p>
      <text:p text:style-name="P1"><text:s text:c="8"/><text:span text:style-name="T1">end</text:span> <text:span text:style-name="T2">record</text:span>;</text:p>
      <text:p text:style-name="P1"/>
      <text:p text:style-name="P1"><text:span text:style-name="T1">end</text:span> d_atribut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package</text:span> general_defs <text:span text:style-name="T1">is</text:span></text:p>
      <text:p text:style-name="P1"><text:s text:c="4"/><text:span text:style-name="T2">pragma</text:span> pure;</text:p>
      <text:p text:style-name="P1"/>
      <text:p text:style-name="P1"><text:s text:c="4"/>max_id: <text:span text:style-name="T2">constant</text:span> integer:=997;</text:p>
      <text:p text:style-name="P1"><text:s text:c="4"/>max_str: <text:span text:style-name="T2">constant</text:span> integer:=499;</text:p>
      <text:p text:style-name="P1"/>
      <text:p text:style-name="P1"><text:s text:c="4"/><text:span text:style-name="T2">type</text:span> id_nom <text:span text:style-name="T1">is</text:span> <text:span text:style-name="T2">new</text:span> integer <text:span text:style-name="T2">range</text:span> 0..max_id;</text:p>
      <text:p text:style-name="P1"><text:s text:c="4"/><text:span text:style-name="T2">type</text:span> id_str <text:span text:style-name="T1">is</text:span> <text:span text:style-name="T2">new</text:span> integer <text:span text:style-name="T2">range</text:span> 0..max_str;</text:p>
      <text:p text:style-name="P1"><text:s text:c="3"/></text:p>
      <text:p text:style-name="P1"><text:s text:c="4"/><text:span text:style-name="T2">null</text:span>_id: <text:span text:style-name="T2">constant</text:span> id_nom:=0;</text:p>
      <text:p text:style-name="P1"/>
      <text:p text:style-name="P1"/>
      <text:p text:style-name="P1">-- T_Simbols stuff</text:p>
      <text:p text:style-name="P1"><text:tab/><text:span text:style-name="T2">type</text:span> tidx <text:span text:style-name="T1">is</text:span> (positiu, negatiu);</text:p>
      <text:p text:style-name="P1"><text:tab/><text:span text:style-name="T2">type</text:span> valor <text:span text:style-name="T1">is</text:span></text:p>
      <text:p text:style-name="P1"><text:tab/><text:tab/><text:span text:style-name="T2">record</text:span></text:p>
      <text:p text:style-name="P1"><text:tab/><text:tab/><text:tab/>signe: tidx;</text:p>
      <text:p text:style-name="P1"><text:tab/><text:tab/><text:tab/>v: natural; --temp</text:p>
      <text:p text:style-name="P1"><text:tab/><text:tab/><text:span text:style-name="T1">end</text:span> <text:span text:style-name="T2">record</text:span>; </text:p>
      <text:p text:style-name="P1"><text:tab/><text:span text:style-name="T2">type</text:span> num_var <text:span text:style-name="T1">is</text:span> <text:span text:style-name="T2">new</text:span> natural; -- sols per compilar</text:p>
      <text:p text:style-name="P1"><text:tab/><text:span text:style-name="T2">type</text:span> num_proc <text:span text:style-name="T1">is</text:span> <text:span text:style-name="T2">new</text:span> natural; -- sols per compilar</text:p>
      <text:p text:style-name="P1"/>
      <text:p text:style-name="P1"/>
      <text:p text:style-name="P1"><text:s text:c="4"/><text:span text:style-name="T2">type</text:span> despl <text:span text:style-name="T1">is</text:span> <text:span text:style-name="T2">new</text:span> natural;</text:p>
      <text:p text:style-name="P1"/>
      <text:p text:style-name="P1"><text:s text:c="4"/><text:span text:style-name="T2">type</text:span> tipus_subjacent <text:span text:style-name="T1">is</text:span> (tsb_bool, tsb_car, tsb_ent, tsb_arr, tsb_rec, tsb_nul); </text:p>
      <text:p text:style-name="P1"><text:s text:c="4"/><text:span text:style-name="T2">type</text:span> descr_tipus(tsb: tipus_subjacent:= tsb_nul) <text:span text:style-name="T1">is</text:span></text:p>
      <text:p text:style-name="P1"><text:s text:c="8"/><text:span text:style-name="T2">record</text:span></text:p>
      <text:p text:style-name="P1"><text:s text:c="12"/>ocup: despl;</text:p>
      <text:p text:style-name="P1"><text:s text:c="12"/><text:span text:style-name="T2">case</text:span> tsb <text:span text:style-name="T1">is</text:span></text:p>
      <text:p text:style-name="P1"><text:s text:c="16"/><text:span text:style-name="T2">when</text:span> tsb_bool | tsb_car | tsb_ent<text:tab/>=&gt; </text:p>
      <text:p text:style-name="P1"><text:tab/><text:tab/><text:tab/><text:tab/><text:tab/>linf,lsup: valor;</text:p>
      <text:p text:style-name="P1"><text:s text:c="16"/><text:span text:style-name="T2">when</text:span> tsb_arr <text:tab/><text:tab/><text:tab/><text:tab/><text:tab/><text:tab/>=&gt;</text:p>
      <text:p text:style-name="P1"><text:tab/><text:tab/><text:tab/><text:tab/><text:tab/>tcomp: id_nom; -- tipus dels components de l'arry</text:p>
      <text:p text:style-name="P1"><text:tab/><text:tab/><text:tab/><text:tab/><text:tab/>-- other gc stuff</text:p>
      <text:p text:style-name="P1"><text:s text:c="16"/><text:span text:style-name="T2">when</text:span> tsb_rec | tsb_nul <text:tab/><text:tab/><text:tab/><text:tab/>=&gt; </text:p>
      <text:p text:style-name="P1"><text:tab/><text:tab/><text:tab/><text:tab/><text:tab/><text:span text:style-name="T2">null</text:span>;</text:p>
      <text:p text:style-name="P1"><text:s text:c="12"/><text:span text:style-name="T1">end</text:span> <text:span text:style-name="T2">case</text:span>;</text:p>
      <text:p text:style-name="P1"><text:s text:c="8"/><text:span text:style-name="T1">end</text:span> <text:span text:style-name="T2">record</text:span>;</text:p>
      <text:p text:style-name="P1"/>
      <text:p text:style-name="P1"><text:s text:c="4"/><text:span text:style-name="T2">type</text:span> tipus_descr <text:span text:style-name="T1">is</text:span> (dnula,dvar,dconst,dindx,dtipus,dcamp,dproc,dargc);</text:p>
      <text:p text:style-name="P1"><text:s text:c="4"/><text:span text:style-name="T2">type</text:span> descripcio(td: tipus_descr:= dnula) <text:span text:style-name="T1">is</text:span></text:p>
      <text:p text:style-name="P1"><text:s text:c="8"/><text:span text:style-name="T2">record</text:span></text:p>
      <text:p text:style-name="P1"><text:s text:c="12"/><text:span text:style-name="T2">case</text:span> td <text:span text:style-name="T1">is</text:span></text:p>
      <text:p text:style-name="P1"><text:s text:c="16"/><text:span text:style-name="T2">when</text:span> dnula <text:s/>=&gt; </text:p>
      <text:p text:style-name="P1"><text:tab/><text:tab/><text:tab/><text:tab/><text:tab/><text:span text:style-name="T2">null</text:span>;</text:p>
      <text:p text:style-name="P1"><text:soft-page-break/><text:s text:c="16"/><text:span text:style-name="T2">when</text:span> dvar <text:s text:c="2"/>=&gt; </text:p>
      <text:p text:style-name="P1"><text:tab/><text:tab/><text:tab/><text:tab/><text:tab/>tv: id_nom; -- tipus de la variable</text:p>
      <text:p text:style-name="P1"><text:tab/><text:tab/><text:tab/><text:tab/><text:tab/>nv: num_var; -- gc</text:p>
      <text:p text:style-name="P1"><text:s text:c="16"/><text:span text:style-name="T2">when</text:span> dconst =&gt; </text:p>
      <text:p text:style-name="P1"><text:tab/><text:tab/><text:tab/><text:tab/><text:tab/>tc: id_nom; -- tipus de la <text:span text:style-name="T2">constant</text:span></text:p>
      <text:p text:style-name="P1"><text:tab/><text:tab/><text:tab/><text:tab/><text:tab/>vc: valor; -- valor de la <text:span text:style-name="T2">constant</text:span> </text:p>
      <text:p text:style-name="P1"><text:s text:c="16"/><text:span text:style-name="T2">when</text:span> dindx <text:s/>=&gt; </text:p>
      <text:p text:style-name="P1"><text:tab/><text:tab/><text:tab/><text:tab/><text:tab/>tind: id_nom;</text:p>
      <text:p text:style-name="P1"><text:s text:c="16"/><text:span text:style-name="T2">when</text:span> dtipus =&gt; </text:p>
      <text:p text:style-name="P1"><text:tab/><text:tab/><text:tab/><text:tab/><text:tab/>dt: descr_tipus;</text:p>
      <text:p text:style-name="P1"><text:s text:c="16"/><text:span text:style-name="T2">when</text:span> dcamp <text:s/>=&gt; </text:p>
      <text:p text:style-name="P1"><text:tab/><text:tab/><text:tab/><text:tab/><text:tab/>tcmp: id_nom; -- tipus del camp</text:p>
      <text:p text:style-name="P1"><text:tab/><text:tab/><text:tab/><text:tab/><text:tab/>dcmp: despl; -- gc</text:p>
      <text:p text:style-name="P1"><text:s text:c="16"/><text:span text:style-name="T2">when</text:span> dproc <text:s/>=&gt; </text:p>
      <text:p text:style-name="P1"><text:tab/><text:tab/><text:tab/><text:tab/><text:tab/>np: num_proc; -- gc</text:p>
      <text:p text:style-name="P1"><text:s text:c="16"/><text:span text:style-name="T2">when</text:span> dargc <text:s/>=&gt; </text:p>
      <text:p text:style-name="P1"><text:tab/><text:tab/><text:tab/><text:tab/><text:tab/>ta: id_nom; -- tipus de l'argument</text:p>
      <text:p text:style-name="P1"><text:tab/><text:tab/><text:tab/><text:tab/><text:tab/>na: num_var; -- gc</text:p>
      <text:p text:style-name="P1"><text:s text:c="12"/><text:span text:style-name="T1">end</text:span> <text:span text:style-name="T2">case</text:span>;</text:p>
      <text:p text:style-name="P1"><text:s text:c="8"/><text:span text:style-name="T1">end</text:span> <text:span text:style-name="T2">record</text:span>;</text:p>
      <text:p text:style-name="P1"/>
      <text:p text:style-name="P1"><text:span text:style-name="T1">end</text:span> general_defs;</text:p>
      <text:p text:style-name="P1">-----------------------------------------------------------------------------------</text:p>
      <text:p text:style-name="P1"/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d_atribut; <text:span text:style-name="T1">use</text:span> d_atribut;</text:p>
      <text:p text:style-name="P1"><text:span text:style-name="T1">package</text:span> rutines_lexiques <text:span text:style-name="T1">is</text:span></text:p>
      <text:p text:style-name="P1"><text:s text:c="4"/>-- <text:span text:style-name="T2">pragma</text:span> pure;</text:p>
      <text:p text:style-name="P1"/>
      <text:p text:style-name="P1"><text:s text:c="4"/><text:span text:style-name="T1">procedure</text:span> rl_identifier(a: <text:span text:style-name="T2">out</text:span> atribut; col: <text:span text:style-name="T1">in</text:span> natural; fil: <text:span text:style-name="T1">in</text:span> natural; text: <text:span text:style-name="T1">in</text:span> String );</text:p>
      <text:p text:style-name="P1"><text:s text:c="4"/><text:span text:style-name="T1">procedure</text:span> rl_literal(a: <text:span text:style-name="T2">out</text:span> atribut; col: <text:span text:style-name="T1">in</text:span> natural; fil: <text:span text:style-name="T1">in</text:span> natural; text: <text:span text:style-name="T1">in</text:span> String);</text:p>
      <text:p text:style-name="P1"><text:s text:c="4"/><text:span text:style-name="T1">procedure</text:span> rl_op_rel(a: <text:span text:style-name="T2">out</text:span> atribut; col: <text:span text:style-name="T1">in</text:span> natural; fil: <text:span text:style-name="T1">in</text:span> natural; tr: <text:span text:style-name="T1">in</text:span> trelacio);</text:p>
      <text:p text:style-name="P1"/>
      <text:p text:style-name="P1"><text:span text:style-name="T1">end</text:span> rutines_lexiques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d_tnoms; <text:span text:style-name="T1">use</text:span> d_tnoms;</text:p>
      <text:p text:style-name="P1"><text:span text:style-name="T1">with</text:span> general_defs; <text:span text:style-name="T1">use</text:span> general_defs;</text:p>
      <text:p text:style-name="P1"><text:span text:style-name="T1">with</text:span> d_atribut; <text:span text:style-name="T1">use</text:span> d_atribut;</text:p>
      <text:p text:style-name="P1"><text:span text:style-name="T1">package</text:span> <text:span text:style-name="T2">body</text:span> rutines_lexiques <text:span text:style-name="T1">is</text:span></text:p>
      <text:p text:style-name="P1"><text:s text:c="4"/>--<text:span text:style-name="T2">pragma</text:span> pure;</text:p>
      <text:p text:style-name="P1"><text:s text:c="4"/>--Definicions</text:p>
      <text:p text:style-name="P1"><text:s text:c="4"/>tn: tnoms; -- Creo que esto deberia ir en un paquete aparte, donde?!</text:p>
      <text:p text:style-name="P1"><text:s text:c="4"/></text:p>
      <text:p text:style-name="P1"/>
      <text:p text:style-name="P1"><text:s text:c="4"/>--Procedimientos </text:p>
      <text:p text:style-name="P1"><text:s text:c="4"/><text:span text:style-name="T1">procedure</text:span> rl_identifier(a: <text:span text:style-name="T2">out</text:span> atribut; col: <text:span text:style-name="T1">in</text:span> natural; fil: <text:span text:style-name="T1">in</text:span> natural; text: <text:span text:style-name="T1">in</text:span> String) <text:span text:style-name="T1">is</text:span></text:p>
      <text:p text:style-name="P1"><text:s text:c="8"/>pos: posicio;</text:p>
      <text:p text:style-name="P1"><text:s text:c="8"/>id: id_nom;</text:p>
      <text:p text:style-name="P1"><text:s text:c="4"/><text:span text:style-name="T2">begin</text:span></text:p>
      <text:p text:style-name="P1"><text:s text:c="8"/>a:= <text:span text:style-name="T2">new</text:span> node(nd_id);</text:p>
      <text:p text:style-name="P1"><text:soft-page-break/><text:s text:c="8"/></text:p>
      <text:p text:style-name="P1"><text:s text:c="8"/>pos:= (fil,col);</text:p>
      <text:p text:style-name="P1"><text:s text:c="8"/>put(tn,text,id);</text:p>
      <text:p text:style-name="P1"/>
      <text:p text:style-name="P1"><text:s text:c="8"/>a.id_pos:= pos; a.id_id:= id;</text:p>
      <text:p text:style-name="P1"><text:s text:c="4"/><text:span text:style-name="T1">end</text:span> rl_identifier;</text:p>
      <text:p text:style-name="P1"/>
      <text:p text:style-name="P1"/>
      <text:p text:style-name="P1"><text:s text:c="4"/><text:span text:style-name="T1">procedure</text:span> rl_literal(a: <text:span text:style-name="T2">out</text:span> atribut; col: <text:span text:style-name="T1">in</text:span> natural; fil: <text:span text:style-name="T1">in</text:span> natural; text: <text:span text:style-name="T1">in</text:span> String) <text:span text:style-name="T1">is</text:span> </text:p>
      <text:p text:style-name="P1"><text:s text:c="8"/>pos: posicio;</text:p>
      <text:p text:style-name="P1"><text:s text:c="8"/>ids: id_str;</text:p>
      <text:p text:style-name="P1"><text:s text:c="4"/><text:span text:style-name="T2">begin</text:span></text:p>
      <text:p text:style-name="P1"><text:s text:c="8"/>a:= <text:span text:style-name="T2">new</text:span> node(nd_lit);</text:p>
      <text:p text:style-name="P1"/>
      <text:p text:style-name="P1"><text:s text:c="8"/>pos:= (fil,col);</text:p>
      <text:p text:style-name="P1"><text:s text:c="8"/>put(tn,text,ids);</text:p>
      <text:p text:style-name="P1"/>
      <text:p text:style-name="P1"><text:s text:c="8"/>a.lit_pos:= pos; a.lit_ids:= ids;</text:p>
      <text:p text:style-name="P1"><text:s text:c="4"/><text:span text:style-name="T1">end</text:span> rl_literal;</text:p>
      <text:p text:style-name="P1"/>
      <text:p text:style-name="P1"/>
      <text:p text:style-name="P1"><text:s text:c="4"/><text:span text:style-name="T1">procedure</text:span> rl_op_rel(a: <text:span text:style-name="T2">out</text:span> atribut; col: <text:span text:style-name="T1">in</text:span> natural; fil: <text:span text:style-name="T1">in</text:span> natural; tr: <text:span text:style-name="T1">in</text:span> trelacio) <text:span text:style-name="T1">is</text:span></text:p>
      <text:p text:style-name="P1"><text:s text:c="4"/><text:span text:style-name="T2">begin</text:span></text:p>
      <text:p text:style-name="P1"><text:s text:c="8"/>a:= <text:span text:style-name="T2">new</text:span> node(nd_op_rel);</text:p>
      <text:p text:style-name="P1"/>
      <text:p text:style-name="P1"><text:s text:c="8"/>a.orel_tipus:= tr; a.orel_ope:= <text:span text:style-name="T2">null</text:span>; a.orel_opd:= <text:span text:style-name="T2">null</text:span>;</text:p>
      <text:p text:style-name="P1"><text:s text:c="4"/><text:span text:style-name="T1">end</text:span> rl_op_rel;</text:p>
      <text:p text:style-name="P1"/>
      <text:p text:style-name="P1"><text:span text:style-name="T1">end</text:span> rutines_lexiques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package</text:span> rutines_sintactiques <text:span text:style-name="T1">is</text:span></text:p>
      <text:p text:style-name="P1"/>
      <text:p text:style-name="P1"><text:s text:c="4"/>-- Procediment</text:p>
      <text:p text:style-name="P1"><text:s text:c="4"/><text:span text:style-name="T1">procedure</text:span> rs_Proc(proc: <text:span text:style-name="T2">out</text:span> YYSType; cproc: <text:span text:style-name="T1">in</text:span> YYSType; decls: <text:span text:style-name="T1">in</text:span> YYSType; sents: <text:span text:style-name="T1">in</text:span> YYSType);</text:p>
      <text:p text:style-name="P1"><text:s text:c="4"/><text:span text:style-name="T1">procedure</text:span> rs_C_Proc(cproc: <text:span text:style-name="T2">out</text:span> YYSType; proc_id: <text:span text:style-name="T1">in</text:span> YYSType; args: <text:span text:style-name="T1">in</text:span> YYSType);</text:p>
      <text:p text:style-name="P1"><text:s text:c="4"/><text:span text:style-name="T1">procedure</text:span> rs_C_Proc(cproc: <text:span text:style-name="T2">out</text:span> YYSType; proc_id: <text:span text:style-name="T1">in</text:span> YYSType);</text:p>
      <text:p text:style-name="P1"><text:s text:c="4"/><text:span text:style-name="T1">procedure</text:span> rs_Args(args: <text:span text:style-name="T2">out</text:span> YYSType; args_seg: <text:span text:style-name="T1">in</text:span> YYSType; arg: <text:span text:style-name="T1">in</text:span> YYSType);</text:p>
      <text:p text:style-name="P1"><text:s text:c="4"/><text:span text:style-name="T1">procedure</text:span> rs_Args(args: <text:span text:style-name="T2">out</text:span> YYSType; arg: <text:span text:style-name="T1">in</text:span> YYSType);</text:p>
      <text:p text:style-name="P1"><text:s text:c="4"/><text:span text:style-name="T1">procedure</text:span> rs_Arg(arg: <text:span text:style-name="T2">out</text:span> YYSType; lid: <text:span text:style-name="T1">in</text:span> YYSType; mode: <text:span text:style-name="T1">in</text:span> YYSType; tipus: <text:span text:style-name="T1">in</text:span> YYSType);</text:p>
      <text:p text:style-name="P1"><text:s text:c="4"/><text:span text:style-name="T1">procedure</text:span> rs_Mode(mode: <text:span text:style-name="T2">out</text:span> YYStype; tipus: <text:span text:style-name="T1">in</text:span> tmode);</text:p>
      <text:p text:style-name="P1"/>
      <text:p text:style-name="P1"/>
      <text:p text:style-name="P1"><text:s text:c="4"/>-- Declaracio</text:p>
      <text:p text:style-name="P1"><text:s text:c="4"/><text:span text:style-name="T1">procedure</text:span> rs_Decls(decls: <text:span text:style-name="T2">out</text:span> YYSType; decls_seg: <text:span text:style-name="T1">in</text:span> YYSType; decl: YYSType);</text:p>
      <text:p text:style-name="P1"><text:s text:c="4"/><text:span text:style-name="T1">procedure</text:span> rs_Decl(decl: <text:span text:style-name="T2">out</text:span> YYSType; decl_real: <text:span text:style-name="T1">in</text:span> YYSType); </text:p>
      <text:p text:style-name="P1"><text:s text:c="4"/><text:span text:style-name="T1">procedure</text:span> rs_Decl_Var(decl: <text:span text:style-name="T2">out</text:span> YYSType; lista_id: <text:span text:style-name="T1">in</text:span> YYSType; tipus: <text:span text:style-name="T1">in</text:span> YYSType);</text:p>
      <text:p text:style-name="P1"><text:s text:c="4"/><text:span text:style-name="T1">procedure</text:span> rs_Decl_Const(decl: <text:span text:style-name="T2">out</text:span> YYSType; id_const: <text:span text:style-name="T1">in</text:span> YYSType; tipus: <text:span text:style-name="T1">in</text:span> YYSType; valor: <text:span text:style-name="T1">in</text:span> YYSType);</text:p>
      <text:p text:style-name="P1"><text:s text:c="4"/><text:span text:style-name="T1">procedure</text:span> rs_Idx(idx: <text:span text:style-name="T2">out</text:span> YYSType; idx_cont: <text:span text:style-name="T1">in</text:span> YYSType; signe: <text:span text:style-name="T1">in</text:span> tidx);</text:p>
      <text:p text:style-name="P1"><text:s text:c="4"/><text:span text:style-name="T1">procedure</text:span> rs_Idx_Cont(idx_cont: <text:span text:style-name="T2">out</text:span> YYSType; valor: <text:span text:style-name="T1">in</text:span> YYSType);</text:p>
      <text:p text:style-name="P1"><text:s text:c="4"/><text:span text:style-name="T1">procedure</text:span> rs_Decl_T(decl: <text:span text:style-name="T2">out</text:span> YYSType; id_<text:span text:style-name="T2">type</text:span>: <text:span text:style-name="T1">in</text:span> YYSType; decl_cont: <text:span text:style-name="T1">in</text:span> <text:soft-page-break/>YYSType);</text:p>
      <text:p text:style-name="P1"><text:s text:c="4"/><text:span text:style-name="T1">procedure</text:span> rs_Decl_T_Cont(decl: <text:span text:style-name="T2">out</text:span> YYSType; info: <text:span text:style-name="T1">in</text:span> YYSType);</text:p>
      <text:p text:style-name="P1"><text:s text:c="4"/><text:span text:style-name="T1">procedure</text:span> rs_Decl_T_Cont(decl: <text:span text:style-name="T2">out</text:span> YYSType; rang_<text:span text:style-name="T2">array</text:span>: <text:span text:style-name="T1">in</text:span> YYSType; tipus_<text:span text:style-name="T2">array</text:span>: <text:span text:style-name="T1">in</text:span> YYSType);</text:p>
      <text:p text:style-name="P1"><text:s text:c="4"/><text:span text:style-name="T1">procedure</text:span> rs_DCamps(camps: <text:span text:style-name="T2">out</text:span> YYSType; camp_seg: <text:span text:style-name="T1">in</text:span> YYStype; camp: <text:span text:style-name="T1">in</text:span> YYStype);</text:p>
      <text:p text:style-name="P1"><text:s text:c="4"/><text:span text:style-name="T1">procedure</text:span> rs_DCamps(camps: <text:span text:style-name="T2">out</text:span> YYSType; camp: <text:span text:style-name="T1">in</text:span> YYStype);</text:p>
      <text:p text:style-name="P1"><text:s text:c="4"/><text:span text:style-name="T1">procedure</text:span> rs_DCamp(camp: <text:span text:style-name="T2">out</text:span> YYStype; var: <text:span text:style-name="T1">in</text:span> YYStype);</text:p>
      <text:p text:style-name="P1"><text:s text:c="4"/></text:p>
      <text:p text:style-name="P1"><text:s text:c="4"/></text:p>
      <text:p text:style-name="P1"><text:s text:c="4"/>-- Sentencia</text:p>
      <text:p text:style-name="P1"><text:s text:c="4"/><text:span text:style-name="T1">procedure</text:span> rs_Sents(sents: <text:span text:style-name="T2">out</text:span> YYStype; sent: <text:span text:style-name="T1">in</text:span> YYStype); <text:s text:c="2"/></text:p>
      <text:p text:style-name="P1"><text:s text:c="4"/><text:span text:style-name="T1">procedure</text:span> rs_Sent_Nob(sents: <text:span text:style-name="T2">out</text:span> YYStype; sent_cont: <text:span text:style-name="T1">in</text:span> YYSType; sent: <text:span text:style-name="T1">in</text:span> YYStype);</text:p>
      <text:p text:style-name="P1"><text:s text:c="4"/><text:span text:style-name="T1">procedure</text:span> rs_Sent_Nob(sents: <text:span text:style-name="T2">out</text:span> YYStype; sent: <text:span text:style-name="T1">in</text:span> YYStype);</text:p>
      <text:p text:style-name="P1"><text:s text:c="4"/><text:span text:style-name="T1">procedure</text:span> rs_Sent(sent: <text:span text:style-name="T2">out</text:span> YYStype; stipus: <text:span text:style-name="T1">in</text:span> YYStype);</text:p>
      <text:p text:style-name="P1"><text:s text:c="4"/><text:span text:style-name="T1">procedure</text:span> rs_SIter(sent: <text:span text:style-name="T2">out</text:span> YYStype; expr: <text:span text:style-name="T1">in</text:span> YYStype; sents: <text:span text:style-name="T1">in</text:span> YYStype);</text:p>
      <text:p text:style-name="P1"><text:s text:c="4"/><text:span text:style-name="T1">procedure</text:span> rs_SCond(sent: <text:span text:style-name="T2">out</text:span> YYStype; expr: <text:span text:style-name="T1">in</text:span> YYStype; sents: <text:span text:style-name="T1">in</text:span> YYStype);</text:p>
      <text:p text:style-name="P1"><text:s text:c="4"/><text:span text:style-name="T1">procedure</text:span> rs_SCond(sent: <text:span text:style-name="T2">out</text:span> YYStype; expr: <text:span text:style-name="T1">in</text:span> YYStype; sents_<text:span text:style-name="T2">if</text:span>: <text:span text:style-name="T1">in</text:span> YYStype; sents_<text:span text:style-name="T2">else</text:span>: <text:span text:style-name="T1">in</text:span> YYStype);</text:p>
      <text:p text:style-name="P1"><text:s text:c="4"/><text:span text:style-name="T1">procedure</text:span> rs_SCrida(sent: <text:span text:style-name="T2">out</text:span> YYStype; ref: <text:span text:style-name="T1">in</text:span> YYStype);</text:p>
      <text:p text:style-name="P1"><text:s text:c="4"/><text:span text:style-name="T1">procedure</text:span> rs_SAssign(sent: <text:span text:style-name="T2">out</text:span> YYStype; ref: <text:span text:style-name="T1">in</text:span> YYStype; expr: <text:span text:style-name="T1">in</text:span> YYStype);</text:p>
      <text:p text:style-name="P1"><text:s text:c="4"/></text:p>
      <text:p text:style-name="P1"><text:s text:c="4"/></text:p>
      <text:p text:style-name="P1"><text:s text:c="4"/>-- Expressio</text:p>
      <text:p text:style-name="P1"><text:s text:c="4"/><text:span text:style-name="T1">procedure</text:span> rs_LExpr(lexpr: <text:span text:style-name="T2">out</text:span> YYStype; cont: <text:span text:style-name="T1">in</text:span> YYStype; expr: <text:span text:style-name="T1">in</text:span> YYStype);</text:p>
      <text:p text:style-name="P1"><text:s text:c="4"/><text:span text:style-name="T1">procedure</text:span> rs_LExpr(lexpr: <text:span text:style-name="T2">out</text:span> YYStype; expr: <text:span text:style-name="T1">in</text:span> YYStype);</text:p>
      <text:p text:style-name="P1"><text:s text:c="4"/><text:span text:style-name="T1">procedure</text:span> rs_Expr(expr: <text:span text:style-name="T2">out</text:span> YYStype; cont: <text:span text:style-name="T1">in</text:span> YYStype);</text:p>
      <text:p text:style-name="P1"><text:s text:c="4"/><text:span text:style-name="T1">procedure</text:span> rs_E0(expr: <text:span text:style-name="T2">out</text:span> YYStype; ee: <text:span text:style-name="T1">in</text:span> YYStype; ed: <text:span text:style-name="T1">in</text:span> YYStype);</text:p>
      <text:p text:style-name="P1"><text:s text:c="4"/><text:span text:style-name="T1">procedure</text:span> rs_E1(expr: <text:span text:style-name="T2">out</text:span> YYStype; ee: <text:span text:style-name="T1">in</text:span> YYStype; ed: <text:span text:style-name="T1">in</text:span> YYStype);</text:p>
      <text:p text:style-name="P1"><text:s text:c="4"/><text:span text:style-name="T1">procedure</text:span> rs_E2(expr: <text:span text:style-name="T2">out</text:span> YYStype; ee: <text:span text:style-name="T1">in</text:span> YYStype; op: <text:span text:style-name="T1">in</text:span> operand; ed: <text:span text:style-name="T1">in</text:span> YYStype);</text:p>
      <text:p text:style-name="P1"><text:s text:c="4"/><text:span text:style-name="T1">procedure</text:span> rs_E2(expr: <text:span text:style-name="T2">out</text:span> YYStype; op:<text:span text:style-name="T1">in</text:span> operand; ed: <text:span text:style-name="T1">in</text:span> YYStype);</text:p>
      <text:p text:style-name="P1"><text:s text:c="4"/><text:span text:style-name="T1">procedure</text:span> rs_E2(expr: <text:span text:style-name="T2">out</text:span> YYStype; ed: <text:span text:style-name="T1">in</text:span> YYStype);</text:p>
      <text:p text:style-name="P1"><text:s text:c="4"/><text:span text:style-name="T1">procedure</text:span> rs_E3(expr: <text:span text:style-name="T2">out</text:span> YYStype; e: <text:span text:style-name="T1">in</text:span> YYStype);</text:p>
      <text:p text:style-name="P1"/>
      <text:p text:style-name="P1"/>
      <text:p text:style-name="P1"><text:s text:c="4"/>-- Altres</text:p>
      <text:p text:style-name="P1"><text:s text:c="4"/><text:span text:style-name="T1">procedure</text:span> rs_Lid(lid: <text:span text:style-name="T2">out</text:span> YYStype; id_seg: <text:span text:style-name="T1">in</text:span> YYStype; id: <text:span text:style-name="T1">in</text:span> YYStype);</text:p>
      <text:p text:style-name="P1"><text:s text:c="4"/><text:span text:style-name="T1">procedure</text:span> rs_Ref(ref: <text:span text:style-name="T2">out</text:span> YYSType; ref_id: <text:span text:style-name="T1">in</text:span> YYSType; qs: <text:span text:style-name="T1">in</text:span> YYSType);</text:p>
      <text:p text:style-name="P1"><text:s text:c="4"/><text:span text:style-name="T1">procedure</text:span> rs_Qs(qs: <text:span text:style-name="T2">out</text:span> YYSType; qs_<text:span text:style-name="T1">in</text:span>: <text:span text:style-name="T1">in</text:span> YYSType; q: <text:span text:style-name="T1">in</text:span> YYSType);</text:p>
      <text:p text:style-name="P1"><text:s text:c="4"/><text:span text:style-name="T1">procedure</text:span> rs_Q(q: <text:span text:style-name="T2">out</text:span> YYSType; contingut: <text:span text:style-name="T1">in</text:span> YYSType);</text:p>
      <text:p text:style-name="P1"/>
      <text:p text:style-name="P1"/>
      <text:p text:style-name="P1"><text:s text:c="4"/>error,<text:span text:style-name="T5">type</text:span>_error,proc_error,arg_error,<text:span text:style-name="T5">record</text:span>_error,camp_error,<text:span text:style-name="T5">array</text:span>_error,var_error,const_error: <text:span text:style-name="T2">exception</text:span>;</text:p>
      <text:p text:style-name="P1"><text:span text:style-name="T1">end</text:span> rutines_sintactiques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use</text:span> d_atribut; <text:span text:style-name="T1">with</text:span> d_atribut;</text:p>
      <text:p text:style-name="P1"><text:span text:style-name="T1">use</text:span> general_defs; <text:span text:style-name="T1">with</text:span> general_defs;</text:p>
      <text:p text:style-name="P1"><text:span text:style-name="T1">use</text:span> d_tsimbols; <text:span text:style-name="T1">with</text:span> d_tsimbols;</text:p>
      <text:p text:style-name="P1"><text:span text:style-name="T1">package</text:span> <text:span text:style-name="T2">body</text:span> rutines_sintactiques <text:span text:style-name="T1">is</text:span></text:p>
      <text:p text:style-name="P1"><text:s text:c="4"/>ts: tsimbols; -- Lo mismo que la de nombres!! </text:p>
      <text:p text:style-name="P1"/>
      <text:p text:style-name="P1"/>
      <text:p text:style-name="P1"><text:soft-page-break/><text:s text:c="4"/>-- Procediment</text:p>
      <text:p text:style-name="P1"/>
      <text:p text:style-name="P1"><text:s text:c="4"/><text:span text:style-name="T1">procedure</text:span> rs_Proc(proc: <text:span text:style-name="T2">out</text:span> YYSType; cproc: <text:span text:style-name="T1">in</text:span> YYSType; decls: <text:span text:style-name="T1">in</text:span> YYSType; sents: <text:span text:style-name="T1">in</text:span> YYSType) <text:span text:style-name="T1">is</text:span></text:p>
      <text:p text:style-name="P1"><text:s text:c="8"/>desc: descripcio;</text:p>
      <text:p text:style-name="P1"><text:s text:c="8"/>id: id_nom;</text:p>
      <text:p text:style-name="P1"><text:s text:c="8"/>error: boolean;</text:p>
      <text:p text:style-name="P1"><text:s text:c="8"/>p: pnode;</text:p>
      <text:p text:style-name="P1"><text:s text:c="4"/><text:span text:style-name="T2">begin</text:span></text:p>
      <text:p text:style-name="P1"><text:s text:c="8"/>proc:= <text:span text:style-name="T2">new</text:span> node(nd_proc);</text:p>
      <text:p text:style-name="P1"><text:s text:c="8"/>proc.proc_cproc:= cproc;</text:p>
      <text:p text:style-name="P1"><text:s text:c="8"/>proc.proc_decl:= decls;</text:p>
      <text:p text:style-name="P1"><text:s text:c="8"/>proc.proc_sents:= sents;</text:p>
      <text:p text:style-name="P1"/>
      <text:p text:style-name="P1"><text:s text:c="8"/>id:= cproc.cproc_id.id_id;</text:p>
      <text:p text:style-name="P1"><text:s text:c="8"/>desc:= <text:span text:style-name="T2">new</text:span> descripcio(dproc);</text:p>
      <text:p text:style-name="P1"><text:s text:c="8"/>desc.np:=nou_proc;</text:p>
      <text:p text:style-name="P1"><text:s text:c="8"/></text:p>
      <text:p text:style-name="P1"><text:s text:c="8"/>put(ts,id,desc,error);</text:p>
      <text:p text:style-name="P1"><text:s text:c="8"/><text:span text:style-name="T2">if</text:span> error <text:span text:style-name="T2">then</text:span> <text:span text:style-name="T2">raise</text:span> proc_error; <text:span text:style-name="T1">end</text:span> <text:span text:style-name="T2">if</text:span>;</text:p>
      <text:p text:style-name="P1"><text:s text:c="8"/></text:p>
      <text:p text:style-name="P1"><text:s text:c="8"/>putargs(args,id);</text:p>
      <text:p text:style-name="P1"><text:s text:c="4"/><text:span text:style-name="T1">end</text:span> rs_Proc;</text:p>
      <text:p text:style-name="P1"/>
      <text:p text:style-name="P1"/>
      <text:p text:style-name="P1"><text:s text:c="4"/><text:span text:style-name="T1">procedure</text:span> rs_C_Proc(cproc: <text:span text:style-name="T2">out</text:span> YYSType; proc_id: <text:span text:style-name="T1">in</text:span> YYSType; args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cproc:= <text:span text:style-name="T2">new</text:span> node(nd_c_proc);</text:p>
      <text:p text:style-name="P1"><text:s text:c="8"/>cproc.cproc_id:= proc_id;</text:p>
      <text:p text:style-name="P1"><text:s text:c="8"/>cproc.cproc_args:= args;</text:p>
      <text:p text:style-name="P1"><text:s text:c="4"/><text:span text:style-name="T1">end</text:span> rs_C_Proc;</text:p>
      <text:p text:style-name="P1"/>
      <text:p text:style-name="P1"/>
      <text:p text:style-name="P1"><text:s text:c="4"/><text:span text:style-name="T1">procedure</text:span> rs_C_Proc(cproc: <text:span text:style-name="T2">out</text:span> YYSType; proc_id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cproc:= <text:span text:style-name="T2">new</text:span> node(nd_c_proc);</text:p>
      <text:p text:style-name="P1"><text:s text:c="8"/>cproc.cproc_id:= proc_id;</text:p>
      <text:p text:style-name="P1"><text:s text:c="8"/>cproc.cproc_args:= <text:span text:style-name="T2">null</text:span>;</text:p>
      <text:p text:style-name="P1"><text:s text:c="4"/><text:span text:style-name="T1">end</text:span> rs_C_Proc;</text:p>
      <text:p text:style-name="P1"/>
      <text:p text:style-name="P1"/>
      <text:p text:style-name="P1"><text:s text:c="4"/><text:span text:style-name="T1">procedure</text:span> rs_Args(args: <text:span text:style-name="T2">out</text:span> YYSType; args_seg: <text:span text:style-name="T1">in</text:span> YYSType; arg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args:= <text:span text:style-name="T2">new</text:span> node(nd_args);</text:p>
      <text:p text:style-name="P1"><text:s text:c="8"/>args.args:= args_seg;</text:p>
      <text:p text:style-name="P1"><text:s text:c="8"/>args.arg:= arg;</text:p>
      <text:p text:style-name="P1"><text:s text:c="4"/><text:span text:style-name="T1">end</text:span> rs_Args;</text:p>
      <text:p text:style-name="P1"/>
      <text:p text:style-name="P1"/>
      <text:p text:style-name="P1"><text:s text:c="4"/><text:span text:style-name="T1">procedure</text:span> rs_Args(args: <text:span text:style-name="T2">out</text:span> YYSType; arg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args:= <text:span text:style-name="T2">new</text:span> node(nd_args);</text:p>
      <text:p text:style-name="P1"><text:s text:c="8"/>args.args:= <text:span text:style-name="T2">null</text:span>;</text:p>
      <text:p text:style-name="P1"><text:s text:c="8"/>args.arg:= arg;</text:p>
      <text:p text:style-name="P1"><text:s text:c="4"/><text:span text:style-name="T1">end</text:span> rs_Args;</text:p>
      <text:p text:style-name="P1"/>
      <text:p text:style-name="P1"/>
      <text:p text:style-name="P1"><text:s text:c="4"/><text:span text:style-name="T1">procedure</text:span> rs_Arg(arg: <text:span text:style-name="T2">out</text:span> YYSType;lid: <text:span text:style-name="T1">in</text:span> YYSType; mode: <text:span text:style-name="T1">in</text:span> YYSType; tipus: <text:span text:style-name="T1">in</text:span> <text:soft-page-break/>YYSType) <text:span text:style-name="T1">is</text:span></text:p>
      <text:p text:style-name="P1"><text:s text:c="8"/>desc: descripcio;</text:p>
      <text:p text:style-name="P1"><text:s text:c="4"/><text:span text:style-name="T2">begin</text:span> </text:p>
      <text:p text:style-name="P1"><text:s text:c="8"/>arg:= <text:span text:style-name="T2">new</text:span> node(nd_arg);</text:p>
      <text:p text:style-name="P1"><text:s text:c="8"/>arg.lid:= lid;</text:p>
      <text:p text:style-name="P1"><text:s text:c="8"/>arg.arg_mode:= mode.tmode;</text:p>
      <text:p text:style-name="P1"><text:s text:c="8"/>arg.arg_tipus:= tipus;</text:p>
      <text:p text:style-name="P1"><text:s text:c="4"/><text:span text:style-name="T1">end</text:span> rs_Arg;</text:p>
      <text:p text:style-name="P1"/>
      <text:p text:style-name="P1"/>
      <text:p text:style-name="P1"><text:s text:c="4"/><text:span text:style-name="T1">procedure</text:span> rs_Mode(mode: <text:span text:style-name="T2">out</text:span> YYStype; tipus: <text:span text:style-name="T1">in</text:span> tmode) <text:span text:style-name="T1">is</text:span></text:p>
      <text:p text:style-name="P1"><text:s text:c="4"/><text:span text:style-name="T2">begin</text:span></text:p>
      <text:p text:style-name="P1"><text:s text:c="8"/>mode:= <text:span text:style-name="T2">new</text:span> node(nd_mode);</text:p>
      <text:p text:style-name="P1"/>
      <text:p text:style-name="P1"><text:s text:c="8"/>mode.mode_tipus:= tipus;</text:p>
      <text:p text:style-name="P1"><text:s text:c="4"/><text:span text:style-name="T1">end</text:span> rs_Mode;</text:p>
      <text:p text:style-name="P1"><text:s text:c="4"/></text:p>
      <text:p text:style-name="P1"/>
      <text:p text:style-name="P1"><text:s text:c="4"/>-- Declaracio</text:p>
      <text:p text:style-name="P1"/>
      <text:p text:style-name="P1"><text:s text:c="4"/><text:span text:style-name="T1">procedure</text:span> rs_Decls(decls: <text:span text:style-name="T2">out</text:span> YYSType; decls_seg: <text:span text:style-name="T1">in</text:span> YYSType; decl: YYSType) <text:span text:style-name="T1">is</text:span></text:p>
      <text:p text:style-name="P1"><text:s text:c="4"/><text:span text:style-name="T2">begin</text:span></text:p>
      <text:p text:style-name="P1"><text:s text:c="8"/>decls:= <text:span text:style-name="T2">new</text:span> node(nd_decls);</text:p>
      <text:p text:style-name="P1"><text:s text:c="8"/>decls.decls_decls:= decls_seg;</text:p>
      <text:p text:style-name="P1"><text:s text:c="8"/>decls.decls_decl:= decl;</text:p>
      <text:p text:style-name="P1"><text:s text:c="4"/><text:span text:style-name="T1">end</text:span> rs_Decls;</text:p>
      <text:p text:style-name="P1"><text:s text:c="3"/></text:p>
      <text:p text:style-name="P1"><text:s text:c="4"/></text:p>
      <text:p text:style-name="P1"><text:s text:c="4"/><text:span text:style-name="T1">procedure</text:span> rs_Decl(decl: <text:span text:style-name="T2">out</text:span> YYSType; decl_real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decl.decl_real:= decl_real;</text:p>
      <text:p text:style-name="P1"><text:s text:c="4"/><text:span text:style-name="T1">end</text:span> rs_Decl;</text:p>
      <text:p text:style-name="P1"/>
      <text:p text:style-name="P1"><text:s text:c="4"/></text:p>
      <text:p text:style-name="P1"><text:s text:c="4"/><text:span text:style-name="T1">procedure</text:span> rs_Decl_Var(decl: <text:span text:style-name="T2">out</text:span> YYSType; lista_id: <text:span text:style-name="T1">in</text:span> YYSType; tipus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decl:= <text:span text:style-name="T2">new</text:span> node(nd_decl_var);</text:p>
      <text:p text:style-name="P1"><text:s text:c="8"/>decl.dvar_lid:= lista_id;</text:p>
      <text:p text:style-name="P1"><text:s text:c="8"/>decl.dvar_tipus:= tipus;</text:p>
      <text:p text:style-name="P1"><text:s text:c="8"/>putvar(lista_id,tipus.id_id);</text:p>
      <text:p text:style-name="P1"><text:s text:c="4"/><text:span text:style-name="T1">end</text:span> rs_Decl_Var;</text:p>
      <text:p text:style-name="P1"><text:s text:c="4"/></text:p>
      <text:p text:style-name="P1"><text:s text:c="4"/></text:p>
      <text:p text:style-name="P1"><text:s text:c="4"/><text:span text:style-name="T1">procedure</text:span> rs_Decl_Const(decl: <text:span text:style-name="T2">out</text:span> YYSType; id_const: <text:span text:style-name="T1">in</text:span> YYSType; tipus: <text:span text:style-name="T1">in</text:span> YYSType; valor: <text:span text:style-name="T1">in</text:span> YYSType) <text:span text:style-name="T1">is</text:span></text:p>
      <text:p text:style-name="P1"><text:s text:c="8"/>desc: descripcio;</text:p>
      <text:p text:style-name="P1"><text:s text:c="8"/>error: boolean;</text:p>
      <text:p text:style-name="P1"><text:s text:c="4"/><text:span text:style-name="T2">begin</text:span></text:p>
      <text:p text:style-name="P1"><text:s text:c="8"/>decl:= <text:span text:style-name="T2">new</text:span> node(nd_decl_const);</text:p>
      <text:p text:style-name="P1"><text:s text:c="8"/>decl.dconst_id:= id_const;</text:p>
      <text:p text:style-name="P1"><text:s text:c="8"/>decl.dconst_tipus:= tipus;</text:p>
      <text:p text:style-name="P1"><text:s text:c="8"/>decl.dconst_valor:= valor;</text:p>
      <text:p text:style-name="P1"><text:s text:c="8"/></text:p>
      <text:p text:style-name="P1"><text:s text:c="8"/>desc:= <text:span text:style-name="T2">new</text:span> descripcio(dconst);</text:p>
      <text:p text:style-name="P1"><text:s text:c="8"/>desc.tc:= tipus.id_id;</text:p>
      <text:p text:style-name="P1"><text:s text:c="8"/>--desc.valor:=??</text:p>
      <text:p text:style-name="P1"/>
      <text:p text:style-name="P1"><text:s text:c="8"/>put(ts,id_const.id,desc,error);</text:p>
      <text:p text:style-name="P1"><text:soft-page-break/><text:s text:c="8"/><text:span text:style-name="T2">if</text:span> error <text:span text:style-name="T2">then</text:span> <text:span text:style-name="T2">raise</text:span> const_error; <text:span text:style-name="T1">end</text:span> <text:span text:style-name="T2">if</text:span>;</text:p>
      <text:p text:style-name="P1"><text:s text:c="4"/><text:span text:style-name="T1">end</text:span> rs_Decl_Const;</text:p>
      <text:p text:style-name="P1"><text:s text:c="4"/></text:p>
      <text:p text:style-name="P1"><text:s text:c="4"/></text:p>
      <text:p text:style-name="P1"><text:s text:c="4"/><text:span text:style-name="T1">procedure</text:span> rs_Idx(idx: <text:span text:style-name="T2">out</text:span> YYSType; idx_cont: <text:span text:style-name="T1">in</text:span> YYSType; signe: <text:span text:style-name="T1">in</text:span> idx) <text:span text:style-name="T1">is</text:span></text:p>
      <text:p text:style-name="P1"><text:s text:c="4"/><text:span text:style-name="T2">begin</text:span></text:p>
      <text:p text:style-name="P1"><text:s text:c="8"/>idx:= <text:span text:style-name="T2">new</text:span> node(nd_idx);</text:p>
      <text:p text:style-name="P1"><text:s text:c="8"/>idx.idx_cont:= idx_cont;</text:p>
      <text:p text:style-name="P1"><text:s text:c="8"/>idx.idx_tipus:= signe;</text:p>
      <text:p text:style-name="P1"><text:s text:c="4"/><text:span text:style-name="T1">end</text:span> rs_Idx;</text:p>
      <text:p text:style-name="P1"/>
      <text:p text:style-name="P1"/>
      <text:p text:style-name="P1"><text:s text:c="4"/><text:span text:style-name="T1">procedure</text:span> rs_Idx_Cont(idx_cont: <text:span text:style-name="T2">out</text:span> YYSType; valor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idx_cont:= <text:span text:style-name="T2">new</text:span> node(nd_idx_cont);</text:p>
      <text:p text:style-name="P1"><text:s text:c="8"/>idx_cont.idxc_valor:= valor;</text:p>
      <text:p text:style-name="P1"><text:s text:c="4"/><text:span text:style-name="T1">end</text:span> rs_Idx_Cont;</text:p>
      <text:p text:style-name="P1"/>
      <text:p text:style-name="P1"/>
      <text:p text:style-name="P1"><text:s text:c="4"/><text:span text:style-name="T1">procedure</text:span> rs_Decl_T(decl: <text:span text:style-name="T2">out</text:span> YYSType; id_<text:span text:style-name="T2">type</text:span>: <text:span text:style-name="T1">in</text:span> YYSType; decl_cont: <text:span text:style-name="T1">in</text:span> YYSType) <text:span text:style-name="T1">is</text:span></text:p>
      <text:p text:style-name="P1"><text:s text:c="8"/>desc: descripcio;</text:p>
      <text:p text:style-name="P1"><text:s text:c="8"/>id: id_nom;</text:p>
      <text:p text:style-name="P1"><text:s text:c="8"/>error: boolean;</text:p>
      <text:p text:style-name="P1"><text:s text:c="4"/><text:span text:style-name="T2">begin</text:span></text:p>
      <text:p text:style-name="P1"><text:s text:c="8"/>decl:= <text:span text:style-name="T2">new</text:span> node(nd_decl_t);</text:p>
      <text:p text:style-name="P1"><text:s text:c="8"/>decl.dt_id:= id_<text:span text:style-name="T2">type</text:span>;</text:p>
      <text:p text:style-name="P1"><text:s text:c="8"/>decl_dt_cont:= decl_cont;</text:p>
      <text:p text:style-name="P1"/>
      <text:p text:style-name="P1"><text:s text:c="8"/>id:= id_<text:span text:style-name="T2">type</text:span>.id_id;</text:p>
      <text:p text:style-name="P1"><text:s text:c="8"/>desc:= <text:span text:style-name="T2">new</text:span> descripcio(dtipus);</text:p>
      <text:p text:style-name="P1"><text:s text:c="8"/></text:p>
      <text:p text:style-name="P1"><text:s text:c="8"/><text:span text:style-name="T2">case</text:span> decl_cont.tn <text:span text:style-name="T1">is</text:span></text:p>
      <text:p text:style-name="P1"><text:s text:c="12"/><text:span text:style-name="T2">when</text:span> nd_decl_t_cont_<text:span text:style-name="T2">type</text:span> <text:s text:c="3"/>=&gt;</text:p>
      <text:p text:style-name="P1"><text:s text:c="16"/>desc.dt:= <text:span text:style-name="T2">new</text:span> descr_tipus(tsb_<text:span text:style-name="T2">null</text:span>); --Deberia ser ent/car/bool</text:p>
      <text:p text:style-name="P1"><text:s text:c="16"/>--desc.dt.ocup:=??;</text:p>
      <text:p text:style-name="P1"><text:s text:c="16"/>put(ts,id,desc,error);</text:p>
      <text:p text:style-name="P1"><text:s text:c="16"/><text:span text:style-name="T2">if</text:span> error <text:span text:style-name="T2">then</text:span> <text:span text:style-name="T2">raise</text:span> <text:span text:style-name="T2">type</text:span>_error; <text:span text:style-name="T1">end</text:span> <text:span text:style-name="T2">if</text:span>;</text:p>
      <text:p text:style-name="P1"/>
      <text:p text:style-name="P1"><text:s text:c="12"/><text:span text:style-name="T2">when</text:span> nd_decl_t_cont_<text:span text:style-name="T2">record</text:span> <text:s/>=&gt;</text:p>
      <text:p text:style-name="P1"><text:s text:c="16"/>desc.dt:= <text:span text:style-name="T2">new</text:span> descr_tipus(tsb_rec);</text:p>
      <text:p text:style-name="P1"><text:s text:c="16"/>--desc.dt.ocup:=??</text:p>
      <text:p text:style-name="P1"/>
      <text:p text:style-name="P1"><text:s text:c="16"/>put(ts,id,desc,error);</text:p>
      <text:p text:style-name="P1"><text:s text:c="16"/><text:span text:style-name="T2">if</text:span> error <text:span text:style-name="T2">then</text:span> <text:span text:style-name="T2">raise</text:span> <text:span text:style-name="T2">record</text:span>_error; <text:span text:style-name="T1">end</text:span> <text:span text:style-name="T2">if</text:span>;</text:p>
      <text:p text:style-name="P1"><text:s text:c="16"/>putcamps(decl_cont.dtcont_camps,id);</text:p>
      <text:p text:style-name="P1"/>
      <text:p text:style-name="P1"><text:s text:c="12"/><text:span text:style-name="T2">when</text:span> nd_decl_t_cont_arry <text:s text:c="3"/>=&gt;</text:p>
      <text:p text:style-name="P1"><text:s text:c="16"/>desc.dt:= <text:span text:style-name="T2">new</text:span> descr_tipus(tsb_arr);</text:p>
      <text:p text:style-name="P1"><text:s text:c="16"/>desc.tcomp:= decl_cont.dtcont_tipus.id_id;</text:p>
      <text:p text:style-name="P1"><text:s text:c="16"/>--desc.dt.ocup:= ??;</text:p>
      <text:p text:style-name="P1"/>
      <text:p text:style-name="P1"><text:s text:c="16"/>put(ts,id,desc,error);</text:p>
      <text:p text:style-name="P1"><text:s text:c="16"/><text:span text:style-name="T2">if</text:span> error <text:span text:style-name="T2">then</text:span> <text:span text:style-name="T2">raise</text:span> <text:span text:style-name="T2">array</text:span>_error; <text:span text:style-name="T1">end</text:span> <text:span text:style-name="T2">if</text:span>;</text:p>
      <text:p text:style-name="P1"><text:s text:c="16"/>putindxs(decl_cont.dtcont_idx,id);</text:p>
      <text:p text:style-name="P1"/>
      <text:p text:style-name="P1"><text:s text:c="8"/><text:span text:style-name="T1">end</text:span> <text:span text:style-name="T2">case</text:span>;</text:p>
      <text:p text:style-name="P1"/>
      <text:p text:style-name="P1"><text:s text:c="4"/><text:span text:style-name="T1">end</text:span> rs_Decl_T;</text:p>
      <text:p text:style-name="P1"><text:soft-page-break/></text:p>
      <text:p text:style-name="P1"><text:s text:c="4"/></text:p>
      <text:p text:style-name="P1"><text:s text:c="4"/><text:span text:style-name="T1">procedure</text:span> rs_Decl_T_Cont(decl: <text:span text:style-name="T2">out</text:span> YYSType; info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<text:span text:style-name="T2">case</text:span> info.tn <text:span text:style-name="T1">is</text:span></text:p>
      <text:p text:style-name="P1"><text:s text:c="12"/><text:span text:style-name="T2">when</text:span> nd_rang <text:s/>=&gt;</text:p>
      <text:p text:style-name="P1"><text:s text:c="16"/>decl:= <text:span text:style-name="T2">new</text:span> node(nd_decl_t_cont_<text:span text:style-name="T2">type</text:span>);</text:p>
      <text:p text:style-name="P1"><text:s text:c="16"/>decl.dtcont_rang:= info;</text:p>
      <text:p text:style-name="P1"/>
      <text:p text:style-name="P1"><text:s text:c="12"/><text:span text:style-name="T2">when</text:span> nd_camps <text:s text:c="3"/>=&gt;</text:p>
      <text:p text:style-name="P1"><text:s text:c="16"/>decl:= <text:span text:style-name="T2">new</text:span> node(nd_decl_t_cont_<text:span text:style-name="T2">record</text:span>);</text:p>
      <text:p text:style-name="P1"><text:s text:c="16"/>decl.dtcont_camps:= info;</text:p>
      <text:p text:style-name="P1"/>
      <text:p text:style-name="P1"><text:s text:c="8"/><text:span text:style-name="T1">end</text:span> <text:span text:style-name="T2">case</text:span>;</text:p>
      <text:p text:style-name="P1"><text:s text:c="4"/><text:span text:style-name="T1">end</text:span> rs_Decl_T_Cont;</text:p>
      <text:p text:style-name="P1"/>
      <text:p text:style-name="P1"><text:s text:c="4"/></text:p>
      <text:p text:style-name="P1"><text:s text:c="4"/><text:span text:style-name="T1">procedure</text:span> rs_Decl_T_Cont(decl: <text:span text:style-name="T2">out</text:span> YYSType; rang_<text:span text:style-name="T2">array</text:span>: <text:span text:style-name="T1">in</text:span> YYSType; tipus_<text:span text:style-name="T2">array</text:span>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decl:= <text:span text:style-name="T2">new</text:span> node(nd_decl_t_cont_arry);</text:p>
      <text:p text:style-name="P1"><text:s text:c="8"/>decl.dtcont_idx:= rang_<text:span text:style-name="T2">array</text:span>;</text:p>
      <text:p text:style-name="P1"><text:s text:c="8"/>decl.dtcont_tipus:= tipus_<text:span text:style-name="T2">array</text:span>;</text:p>
      <text:p text:style-name="P1"><text:s text:c="4"/><text:span text:style-name="T1">end</text:span> rs_Decl_T_Cont;</text:p>
      <text:p text:style-name="P1"/>
      <text:p text:style-name="P1"/>
      <text:p text:style-name="P1"><text:s text:c="4"/><text:span text:style-name="T1">procedure</text:span> rs_DCamps(camps: <text:span text:style-name="T2">out</text:span> YYSType; camp_seg: <text:span text:style-name="T1">in</text:span> YYStype; camp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camps:= <text:span text:style-name="T2">new</text:span> node(nd_dcamps);</text:p>
      <text:p text:style-name="P1"/>
      <text:p text:style-name="P1"><text:s text:c="8"/>camps.dcamps_dcamps:= camp_seg;</text:p>
      <text:p text:style-name="P1"><text:s text:c="8"/>camps.dcamps_dcamp:= camp;</text:p>
      <text:p text:style-name="P1"><text:s text:c="4"/><text:span text:style-name="T1">end</text:span> rs_DCamps;</text:p>
      <text:p text:style-name="P1"/>
      <text:p text:style-name="P1"/>
      <text:p text:style-name="P1"><text:s text:c="4"/><text:span text:style-name="T1">procedure</text:span> rs_DCamps(camps: <text:span text:style-name="T2">out</text:span> YYSType; camp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camps:= <text:span text:style-name="T2">new</text:span> node(nd_dcamps);</text:p>
      <text:p text:style-name="P1"/>
      <text:p text:style-name="P1"><text:s text:c="8"/>camps.dcamps_dcamps:= <text:span text:style-name="T2">null</text:span>;</text:p>
      <text:p text:style-name="P1"><text:s text:c="8"/>camps.dcamps_dcamp:= camp;</text:p>
      <text:p text:style-name="P1"><text:s text:c="4"/><text:span text:style-name="T1">end</text:span> rs_DCamps;</text:p>
      <text:p text:style-name="P1"/>
      <text:p text:style-name="P1"/>
      <text:p text:style-name="P1"/>
      <text:p text:style-name="P1"><text:s text:c="4"/><text:span text:style-name="T1">procedure</text:span> rs_DCamp(camp: <text:span text:style-name="T2">out</text:span> YYStype; var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camp:= <text:span text:style-name="T2">new</text:span> node(nd_dcamp);</text:p>
      <text:p text:style-name="P1"/>
      <text:p text:style-name="P1"><text:s text:c="8"/>camp.dcamp_decl:= var;</text:p>
      <text:p text:style-name="P1"><text:s text:c="4"/><text:span text:style-name="T1">end</text:span> rsDCamp;</text:p>
      <text:p text:style-name="P1"/>
      <text:p text:style-name="P1"/>
      <text:p text:style-name="P1"><text:s text:c="4"/>-- Sentencia</text:p>
      <text:p text:style-name="P1"/>
      <text:p text:style-name="P1"><text:s text:c="4"/></text:p>
      <text:p text:style-name="P1"><text:s text:c="4"/><text:span text:style-name="T1">procedure</text:span> rs_Sents(sents: <text:span text:style-name="T2">out</text:span> YYStype; sent: <text:span text:style-name="T1">in</text:span> YYStype) <text:span text:style-name="T1">is</text:span></text:p>
      <text:p text:style-name="P1"><text:s text:c="4"/><text:span text:style-name="T2">begin</text:span></text:p>
      <text:p text:style-name="P1"><text:soft-page-break/><text:s text:c="8"/>sents:= <text:span text:style-name="T2">new</text:span> node(nd_sents);</text:p>
      <text:p text:style-name="P1"/>
      <text:p text:style-name="P1"><text:s text:c="8"/>sents.sents_cont:= sent;</text:p>
      <text:p text:style-name="P1"><text:s text:c="4"/><text:span text:style-name="T1">end</text:span> rs_Sents;</text:p>
      <text:p text:style-name="P1"/>
      <text:p text:style-name="P1"/>
      <text:p text:style-name="P1"><text:s text:c="4"/><text:span text:style-name="T1">procedure</text:span> rs_Sent_Nob(sents: <text:span text:style-name="T2">out</text:span> YYStype; sent_cont: <text:span text:style-name="T1">in</text:span> YYSType; sent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sents:= <text:span text:style-name="T2">new</text:span> node(nd_sents_nob);</text:p>
      <text:p text:style-name="P1"><text:s text:c="8"/></text:p>
      <text:p text:style-name="P1"><text:s text:c="8"/>sents.snb_snb:= sent_cont;</text:p>
      <text:p text:style-name="P1"><text:s text:c="8"/>sents.snb_sent:= sent;</text:p>
      <text:p text:style-name="P1"><text:s text:c="4"/><text:span text:style-name="T1">end</text:span> rs_Sent_Nob;</text:p>
      <text:p text:style-name="P1"/>
      <text:p text:style-name="P1"/>
      <text:p text:style-name="P1"><text:s text:c="4"/><text:span text:style-name="T1">procedure</text:span> rs_Sent_Nob(sents: <text:span text:style-name="T2">out</text:span> YYStype; sent: <text:span text:style-name="T1">in</text:span> YYStype) <text:span text:style-name="T1">is</text:span> </text:p>
      <text:p text:style-name="P1"><text:s text:c="4"/><text:span text:style-name="T2">begin</text:span></text:p>
      <text:p text:style-name="P1"><text:s text:c="8"/>sents:= <text:span text:style-name="T2">new</text:span> node(nd_sents_nob);</text:p>
      <text:p text:style-name="P1"/>
      <text:p text:style-name="P1"><text:s text:c="8"/>sents.snb_snb:= <text:span text:style-name="T2">null</text:span>;</text:p>
      <text:p text:style-name="P1"><text:s text:c="8"/>sents.snb_sent:= sent;</text:p>
      <text:p text:style-name="P1"><text:s text:c="4"/><text:span text:style-name="T1">end</text:span> rs_Sent_Nob;</text:p>
      <text:p text:style-name="P1"/>
      <text:p text:style-name="P1"/>
      <text:p text:style-name="P1"><text:s text:c="4"/><text:span text:style-name="T1">procedure</text:span> rs_Sent(sent: <text:span text:style-name="T2">out</text:span> YYStype; stipus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sent:= <text:span text:style-name="T2">new</text:span> node(nd_sent);</text:p>
      <text:p text:style-name="P1"/>
      <text:p text:style-name="P1"><text:s text:c="8"/>sent.sent_sent:= stipus;</text:p>
      <text:p text:style-name="P1"><text:s text:c="4"/><text:span text:style-name="T1">end</text:span> rs_Sent;</text:p>
      <text:p text:style-name="P1"/>
      <text:p text:style-name="P1"><text:s text:c="4"/></text:p>
      <text:p text:style-name="P1"><text:s text:c="4"/><text:span text:style-name="T1">procedure</text:span> rs_SIter(sent: <text:span text:style-name="T2">out</text:span> YYStype; expr: <text:span text:style-name="T1">in</text:span> YYStype; sents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sent:= <text:span text:style-name="T2">new</text:span> node(nd_siter);</text:p>
      <text:p text:style-name="P1"><text:s text:c="8"/>sent.siter_expr:= expr;</text:p>
      <text:p text:style-name="P1"><text:s text:c="8"/>sent.siter_sents:= sents;</text:p>
      <text:p text:style-name="P1"><text:s text:c="4"/><text:span text:style-name="T1">end</text:span> rs_SIter;</text:p>
      <text:p text:style-name="P1"/>
      <text:p text:style-name="P1"/>
      <text:p text:style-name="P1"><text:s text:c="4"/><text:span text:style-name="T1">procedure</text:span> rs_SCond(sent: <text:span text:style-name="T2">out</text:span> YYStype; expr: <text:span text:style-name="T1">in</text:span> YYStype; sents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sent:= <text:span text:style-name="T2">new</text:span> node(nd_scond);</text:p>
      <text:p text:style-name="P1"/>
      <text:p text:style-name="P1"><text:s text:c="8"/>sent.scond_expr:= expr;</text:p>
      <text:p text:style-name="P1"><text:s text:c="8"/>sent.scond_sents:= sents;</text:p>
      <text:p text:style-name="P1"><text:s text:c="8"/>sent.scond_esents:= <text:span text:style-name="T2">null</text:span>;</text:p>
      <text:p text:style-name="P1"><text:s text:c="4"/><text:span text:style-name="T1">end</text:span> rs_SCond;</text:p>
      <text:p text:style-name="P1"><text:s text:c="4"/></text:p>
      <text:p text:style-name="P1"/>
      <text:p text:style-name="P1"><text:s text:c="4"/><text:span text:style-name="T1">procedure</text:span> rs_SCond(sent: <text:span text:style-name="T2">out</text:span> YYStype; expr: <text:span text:style-name="T1">in</text:span> YYStype; sents_<text:span text:style-name="T2">if</text:span>: <text:span text:style-name="T1">in</text:span> YYStype; sents_<text:span text:style-name="T2">else</text:span>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sent:= <text:span text:style-name="T2">new</text:span> node(nd_scond);</text:p>
      <text:p text:style-name="P1"/>
      <text:p text:style-name="P1"><text:s text:c="8"/>sent.scond_expr:= expr;</text:p>
      <text:p text:style-name="P1"><text:s text:c="8"/>sent.scond_sents:= sents_<text:span text:style-name="T2">if</text:span>;</text:p>
      <text:p text:style-name="P1"><text:s text:c="8"/>sent.scond_esents:= sents_<text:span text:style-name="T2">else</text:span>;</text:p>
      <text:p text:style-name="P1"><text:soft-page-break/><text:s text:c="4"/><text:span text:style-name="T1">end</text:span> rs_SCond;</text:p>
      <text:p text:style-name="P1"><text:s text:c="4"/></text:p>
      <text:p text:style-name="P1"><text:s text:c="4"/></text:p>
      <text:p text:style-name="P1"><text:s text:c="4"/><text:span text:style-name="T1">procedure</text:span> rs_SCrida(sent: <text:span text:style-name="T2">out</text:span> YYStype; ref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sent:= <text:span text:style-name="T2">new</text:span> node(nd_scrida);</text:p>
      <text:p text:style-name="P1"/>
      <text:p text:style-name="P1"><text:s text:c="8"/>sent.scrida_ref:= ref;</text:p>
      <text:p text:style-name="P1"><text:s text:c="4"/><text:span text:style-name="T1">end</text:span> rs_SCrida;</text:p>
      <text:p text:style-name="P1"><text:s text:c="4"/></text:p>
      <text:p text:style-name="P1"/>
      <text:p text:style-name="P1"><text:s text:c="4"/><text:span text:style-name="T1">procedure</text:span> rs_SAssign(sent: <text:span text:style-name="T2">out</text:span> YYStype; ref: <text:span text:style-name="T1">in</text:span> YYStype; expr: <text:span text:style-name="T1">in</text:span> YYStype) <text:span text:style-name="T1">is</text:span> </text:p>
      <text:p text:style-name="P1"><text:s text:c="4"/><text:span text:style-name="T2">begin</text:span></text:p>
      <text:p text:style-name="P1"><text:s text:c="8"/>sent:= <text:span text:style-name="T2">new</text:span> node(nd_sassign);</text:p>
      <text:p text:style-name="P1"/>
      <text:p text:style-name="P1"><text:s text:c="8"/>sent.sassign_ref:= ref;</text:p>
      <text:p text:style-name="P1"><text:s text:c="8"/>sent.sassign_expr:= expr;</text:p>
      <text:p text:style-name="P1"><text:s text:c="4"/><text:span text:style-name="T1">end</text:span> rs_SAssign;</text:p>
      <text:p text:style-name="P1"/>
      <text:p text:style-name="P1"/>
      <text:p text:style-name="P1"><text:s text:c="4"/>-- Expressio</text:p>
      <text:p text:style-name="P1"/>
      <text:p text:style-name="P1"><text:s text:c="4"/><text:span text:style-name="T1">procedure</text:span> rs_LExpr(lexpr: <text:span text:style-name="T2">out</text:span> YYStype; cont: <text:span text:style-name="T1">in</text:span> YYStype; expr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lexpr:= <text:span text:style-name="T2">new</text:span> node(nd_lexpr);</text:p>
      <text:p text:style-name="P1"/>
      <text:p text:style-name="P1"><text:s text:c="8"/>lexpr.lexpr_cont:= cont;</text:p>
      <text:p text:style-name="P1"><text:s text:c="8"/>lexpr.lexpr_expr:= expr;</text:p>
      <text:p text:style-name="P1"><text:s text:c="4"/><text:span text:style-name="T1">end</text:span> rs_LExpr;</text:p>
      <text:p text:style-name="P1"/>
      <text:p text:style-name="P1"><text:s text:c="4"/></text:p>
      <text:p text:style-name="P1"><text:s text:c="4"/><text:span text:style-name="T1">procedure</text:span> rs_LExpr(lexpr: <text:span text:style-name="T2">out</text:span> YYStype; expr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lexpr:= <text:span text:style-name="T2">new</text:span> node(nd_lexpr);</text:p>
      <text:p text:style-name="P1"/>
      <text:p text:style-name="P1"><text:s text:c="8"/>lexpr.lexpr_cont:= <text:span text:style-name="T2">null</text:span>;</text:p>
      <text:p text:style-name="P1"><text:s text:c="8"/>lexpr.lexpr_expr:= expr;</text:p>
      <text:p text:style-name="P1"><text:s text:c="4"/><text:span text:style-name="T1">end</text:span> rs_LExpr;</text:p>
      <text:p text:style-name="P1"/>
      <text:p text:style-name="P1"><text:s text:c="4"/></text:p>
      <text:p text:style-name="P1"><text:s text:c="4"/><text:span text:style-name="T1">procedure</text:span> rs_Expr(expr: <text:span text:style-name="T2">out</text:span> YYStype; cont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expr:= <text:span text:style-name="T2">new</text:span> node(nd_expr);</text:p>
      <text:p text:style-name="P1"/>
      <text:p text:style-name="P1"><text:s text:c="8"/>expr.expr_e:= cont;</text:p>
      <text:p text:style-name="P1"><text:s text:c="4"/><text:span text:style-name="T1">end</text:span> rs_Expr;</text:p>
      <text:p text:style-name="P1"/>
      <text:p text:style-name="P1"><text:s text:c="4"/></text:p>
      <text:p text:style-name="P1"><text:s text:c="4"/><text:span text:style-name="T1">procedure</text:span> rs_E0(expr: <text:span text:style-name="T2">out</text:span> YYStype; ee: <text:span text:style-name="T1">in</text:span> YYStype; ed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expr:= <text:span text:style-name="T2">new</text:span> node(nd_e0);</text:p>
      <text:p text:style-name="P1"/>
      <text:p text:style-name="P1"><text:s text:c="8"/>expr.e_ope:= ee;</text:p>
      <text:p text:style-name="P1"><text:s text:c="8"/>expr.e_opd:= ed;</text:p>
      <text:p text:style-name="P1"><text:s text:c="4"/><text:span text:style-name="T1">end</text:span> rs_E0;</text:p>
      <text:p text:style-name="P1"/>
      <text:p text:style-name="P1"><text:s text:c="4"/></text:p>
      <text:p text:style-name="P1"><text:s text:c="4"/><text:span text:style-name="T1">procedure</text:span> rs_E1(expr: <text:span text:style-name="T2">out</text:span> YYStype; ee: <text:span text:style-name="T1">in</text:span> YYStype; ed: <text:span text:style-name="T1">in</text:span> YYStype) <text:span text:style-name="T1">is</text:span></text:p>
      <text:p text:style-name="P1"><text:s text:c="4"/><text:span text:style-name="T2">begin</text:span></text:p>
      <text:p text:style-name="P1"><text:soft-page-break/><text:s text:c="8"/>expr:= <text:span text:style-name="T2">new</text:span> node(nd_e1);</text:p>
      <text:p text:style-name="P1"/>
      <text:p text:style-name="P1"><text:s text:c="8"/>expr.e_ope:= ee;</text:p>
      <text:p text:style-name="P1"><text:s text:c="8"/>expr.e_opd:= ed;</text:p>
      <text:p text:style-name="P1"><text:s text:c="4"/><text:span text:style-name="T1">end</text:span> rs_E1;</text:p>
      <text:p text:style-name="P1"/>
      <text:p text:style-name="P1"><text:s text:c="4"/></text:p>
      <text:p text:style-name="P1"><text:s text:c="4"/><text:span text:style-name="T1">procedure</text:span> rs_E2(expr: <text:span text:style-name="T2">out</text:span> YYStype; ee: <text:span text:style-name="T1">in</text:span> YYStype; op: <text:span text:style-name="T1">in</text:span> operand; ed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expr:= <text:span text:style-name="T2">new</text:span> node(nd_e2);</text:p>
      <text:p text:style-name="P1"/>
      <text:p text:style-name="P1"><text:s text:c="8"/>expr.e2_ope:= ee;</text:p>
      <text:p text:style-name="P1"><text:s text:c="8"/>expr.e2_opd:= ed;</text:p>
      <text:p text:style-name="P1"><text:s text:c="8"/>expr.e2_operand:= op;</text:p>
      <text:p text:style-name="P1"><text:s text:c="4"/><text:span text:style-name="T1">end</text:span> rs_E2;</text:p>
      <text:p text:style-name="P1"/>
      <text:p text:style-name="P1"><text:s text:c="4"/></text:p>
      <text:p text:style-name="P1"><text:s text:c="4"/><text:span text:style-name="T1">procedure</text:span> rs_E2(expr: <text:span text:style-name="T2">out</text:span> YYStype; op:<text:span text:style-name="T1">in</text:span> operand; ed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expr:= <text:span text:style-name="T2">new</text:span> node(nd_e2);</text:p>
      <text:p text:style-name="P1"/>
      <text:p text:style-name="P1"><text:s text:c="8"/>expr.e2_ope:= <text:span text:style-name="T2">null</text:span>;</text:p>
      <text:p text:style-name="P1"><text:s text:c="8"/>expr.e2_opd:= ed;</text:p>
      <text:p text:style-name="P1"><text:s text:c="8"/>expr.e2_operand:= op;</text:p>
      <text:p text:style-name="P1"><text:s text:c="4"/><text:span text:style-name="T1">end</text:span> rs_E2;</text:p>
      <text:p text:style-name="P1"/>
      <text:p text:style-name="P1"><text:s text:c="4"/></text:p>
      <text:p text:style-name="P1"><text:s text:c="4"/><text:span text:style-name="T1">procedure</text:span> rs_E2(expr: <text:span text:style-name="T2">out</text:span> YYStype; ed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expr:= <text:span text:style-name="T2">new</text:span> node(nd_e2);</text:p>
      <text:p text:style-name="P1"/>
      <text:p text:style-name="P1"><text:s text:c="8"/>expr.e2_ope:= <text:span text:style-name="T2">null</text:span>;</text:p>
      <text:p text:style-name="P1"><text:s text:c="8"/>expr.e2_opd:= <text:span text:style-name="T2">null</text:span>;</text:p>
      <text:p text:style-name="P1"><text:s text:c="8"/>expr.e2_operand:= op;</text:p>
      <text:p text:style-name="P1"><text:s text:c="4"/><text:span text:style-name="T1">end</text:span> rs_E2;</text:p>
      <text:p text:style-name="P1"/>
      <text:p text:style-name="P1"><text:s text:c="4"/></text:p>
      <text:p text:style-name="P1"><text:s text:c="4"/><text:span text:style-name="T1">procedure</text:span> rs_E3(expr: <text:span text:style-name="T2">out</text:span> YYStype; e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expr:= <text:span text:style-name="T2">new</text:span> node(nd_e3);</text:p>
      <text:p text:style-name="P1"/>
      <text:p text:style-name="P1"><text:s text:c="8"/>expr.e3_cont:= e;</text:p>
      <text:p text:style-name="P1"><text:s text:c="4"/><text:span text:style-name="T1">end</text:span> rs_E3;</text:p>
      <text:p text:style-name="P1"><text:s text:c="4"/></text:p>
      <text:p text:style-name="P1"><text:s text:c="4"/></text:p>
      <text:p text:style-name="P1"><text:s text:c="4"/>-- Altres</text:p>
      <text:p text:style-name="P1"><text:s text:c="4"/></text:p>
      <text:p text:style-name="P1"><text:s text:c="4"/><text:span text:style-name="T1">procedure</text:span> rs_Lid(lid: <text:span text:style-name="T2">out</text:span> YYStype; id_seg: <text:span text:style-name="T1">in</text:span> YYStype; id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lid:= <text:span text:style-name="T2">new</text:span> node(nd_lid);</text:p>
      <text:p text:style-name="P1"/>
      <text:p text:style-name="P1"><text:s text:c="8"/>lid.lid_seg:= id_seg;</text:p>
      <text:p text:style-name="P1"><text:s text:c="8"/>lid.lid_id:= id;</text:p>
      <text:p text:style-name="P1"><text:s text:c="4"/><text:span text:style-name="T1">end</text:span> rs_Lid;</text:p>
      <text:p text:style-name="P1"/>
      <text:p text:style-name="P1"><text:s text:c="4"/></text:p>
      <text:p text:style-name="P1"><text:s text:c="4"/><text:span text:style-name="T1">procedure</text:span> rs_Ref(ref: <text:span text:style-name="T2">out</text:span> YYSType; ref_id: <text:span text:style-name="T1">in</text:span> YYSType; qs: <text:span text:style-name="T1">in</text:span> YYSType) <text:span text:style-name="T1">is</text:span></text:p>
      <text:p text:style-name="P1"><text:s text:c="4"/><text:span text:style-name="T2">begin</text:span></text:p>
      <text:p text:style-name="P1"><text:soft-page-break/><text:s text:c="8"/>ref:= <text:span text:style-name="T2">new</text:span> node(nd_ref);</text:p>
      <text:p text:style-name="P1"><text:s text:c="8"/>ref.ref_id:= ref_id.id_id;</text:p>
      <text:p text:style-name="P1"><text:s text:c="8"/>ref.ref_qs:= qs;</text:p>
      <text:p text:style-name="P1"><text:s text:c="4"/><text:span text:style-name="T1">end</text:span> rs_Ref;</text:p>
      <text:p text:style-name="P1"/>
      <text:p text:style-name="P1"><text:s text:c="4"/><text:span text:style-name="T1">procedure</text:span> rs_Qs(qs: <text:span text:style-name="T2">out</text:span> YYSType; qs_<text:span text:style-name="T1">in</text:span>: <text:span text:style-name="T1">in</text:span> YYSType; q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qs:= <text:span text:style-name="T2">new</text:span> node(nd_qs);</text:p>
      <text:p text:style-name="P1"><text:s text:c="8"/>qs.qs:= qs_<text:span text:style-name="T7">in</text:span>;</text:p>
      <text:p text:style-name="P1"><text:s text:c="8"/>qs.q:= q;</text:p>
      <text:p text:style-name="P1"><text:s text:c="4"/><text:span text:style-name="T1">end</text:span> rs_Qs;</text:p>
      <text:p text:style-name="P1"/>
      <text:p text:style-name="P1"/>
      <text:p text:style-name="P1"><text:s text:c="4"/><text:span text:style-name="T1">procedure</text:span> rs_Q(q: <text:span text:style-name="T2">out</text:span> YYSType; contingut: <text:span text:style-name="T1">in</text:span> YYSType) <text:span text:style-name="T1">is</text:span></text:p>
      <text:p text:style-name="P1"><text:s text:c="4"/><text:span text:style-name="T2">begin</text:span></text:p>
      <text:p text:style-name="P1"><text:s text:c="8"/>q:= <text:span text:style-name="T2">new</text:span> node(nd_q);</text:p>
      <text:p text:style-name="P1"><text:s text:c="8"/>q.q_contingut:= contingut;</text:p>
      <text:p text:style-name="P1"><text:s text:c="4"/><text:span text:style-name="T1">end</text:span> rs_Q;</text:p>
      <text:p text:style-name="P1"/>
      <text:p text:style-name="P1"><text:s text:c="4"/></text:p>
      <text:p text:style-name="P1"><text:s text:c="4"/>--rutines auxiliars </text:p>
      <text:p text:style-name="P1"/>
      <text:p text:style-name="P1"><text:s text:c="4"/><text:span text:style-name="T1">procedure</text:span> putvar(list_id: <text:span text:style-name="T1">in</text:span> YYSType; id_<text:span text:style-name="T2">type</text:span>: <text:span text:style-name="T1">in</text:span> id_nom) <text:span text:style-name="T1">is</text:span></text:p>
      <text:p text:style-name="P1"><text:s text:c="8"/>desc: descripcio;</text:p>
      <text:p text:style-name="P1"><text:s text:c="8"/>p,ps: pnode;</text:p>
      <text:p text:style-name="P1"><text:s text:c="8"/>error: boolean;</text:p>
      <text:p text:style-name="P1"><text:s text:c="4"/><text:span text:style-name="T2">begin</text:span></text:p>
      <text:p text:style-name="P1"><text:s text:c="8"/>p:= list_id.lid_id;</text:p>
      <text:p text:style-name="P1"><text:s text:c="8"/>ps:= list_id.lid_next</text:p>
      <text:p text:style-name="P1"><text:s text:c="8"/>desc:= <text:span text:style-name="T2">new</text:span> descripcio(dvar);</text:p>
      <text:p text:style-name="P1"><text:s text:c="8"/>desc.tv:= id_<text:span text:style-name="T5">type</text:span>;</text:p>
      <text:p text:style-name="P1"><text:s text:c="8"/>desc.nv:= nova_var;</text:p>
      <text:p text:style-name="P1"><text:s text:c="8"/>put(ts,p.id_id,desc,error);</text:p>
      <text:p text:style-name="P1"><text:s text:c="8"/><text:span text:style-name="T2">if</text:span> error <text:span text:style-name="T2">then</text:span> <text:span text:style-name="T2">raise</text:span> var_error; <text:span text:style-name="T1">end</text:span> <text:span text:style-name="T2">if</text:span>;</text:p>
      <text:p text:style-name="P1"/>
      <text:p text:style-name="P1"><text:s text:c="8"/><text:span text:style-name="T2">if</text:span> ps/=<text:span text:style-name="T2">null</text:span> <text:span text:style-name="T2">then</text:span></text:p>
      <text:p text:style-name="P1"><text:s text:c="12"/>putvar(ps,id_<text:span text:style-name="T5">type</text:span>);</text:p>
      <text:p text:style-name="P1"><text:s text:c="8"/><text:span text:style-name="T1">end</text:span> <text:span text:style-name="T2">if</text:span>;</text:p>
      <text:p text:style-name="P1"><text:s text:c="4"/><text:span text:style-name="T1">end</text:span> putvar;</text:p>
      <text:p text:style-name="P1"/>
      <text:p text:style-name="P1"/>
      <text:p text:style-name="P1"><text:s text:c="4"/><text:span text:style-name="T1">procedure</text:span> putcamps(camps: <text:span text:style-name="T1">in</text:span> YYSType; idr: <text:span text:style-name="T1">in</text:span> id_nom) <text:span text:style-name="T1">is</text:span></text:p>
      <text:p text:style-name="P1"><text:s text:c="8"/>desc: descripcio;</text:p>
      <text:p text:style-name="P1"><text:s text:c="8"/>p, ps: pnode;</text:p>
      <text:p text:style-name="P1"><text:s text:c="8"/>error: boolean;</text:p>
      <text:p text:style-name="P1"><text:s text:c="4"/><text:span text:style-name="T2">begin</text:span></text:p>
      <text:p text:style-name="P1"><text:s text:c="7"/>desc:= <text:span text:style-name="T2">new</text:span> descripcio(dcamp);</text:p>
      <text:p text:style-name="P1"><text:s text:c="7"/>desc.tcmp:= p.dcamp_decl.dvar_tipus.id_id;</text:p>
      <text:p text:style-name="P1"><text:s text:c="7"/>--desc.dcmp:= ??</text:p>
      <text:p text:style-name="P1"><text:s text:c="7"/></text:p>
      <text:p text:style-name="P1"><text:s text:c="7"/>--Posar tots el camps que estan en la mateixa</text:p>
      <text:p text:style-name="P1"><text:s text:c="7"/>--llista de variables (LID)</text:p>
      <text:p text:style-name="P1"><text:s text:c="7"/>p:=camps.dcamps_dcamp.dcamp_decl.dvar_lid;</text:p>
      <text:p text:style-name="P1"><text:s text:c="7"/><text:span text:style-name="T2">while</text:span> p/=<text:span text:style-name="T2">null</text:span> <text:span text:style-name="T2">loop</text:span></text:p>
      <text:p text:style-name="P1"><text:s text:c="11"/>put_camp(ts,idr,p.lid_id.id_id,desc,error);</text:p>
      <text:p text:style-name="P1"><text:s text:c="11"/><text:span text:style-name="T2">if</text:span> error <text:span text:style-name="T2">then</text:span> <text:span text:style-name="T2">raise</text:span> camp_error; <text:span text:style-name="T1">end</text:span> <text:span text:style-name="T2">if</text:span>;</text:p>
      <text:p text:style-name="P1"><text:s text:c="11"/>p:= p.lid_seg;</text:p>
      <text:p text:style-name="P1"><text:s text:c="7"/><text:span text:style-name="T1">end</text:span> <text:span text:style-name="T2">loop</text:span>;</text:p>
      <text:p text:style-name="P1"><text:s text:c="7"/></text:p>
      <text:p text:style-name="P1"><text:soft-page-break/><text:s text:c="7"/>--Seguir amb la llista de camps</text:p>
      <text:p text:style-name="P1"><text:s text:c="7"/>ps:= camps.dcamps_dcamps;</text:p>
      <text:p text:style-name="P1"><text:s text:c="7"/><text:span text:style-name="T2">if</text:span> ps/=<text:span text:style-name="T2">null</text:span> <text:span text:style-name="T2">then</text:span></text:p>
      <text:p text:style-name="P1"><text:s text:c="11"/>putcamps(ps,idr);</text:p>
      <text:p text:style-name="P1"><text:s text:c="7"/><text:span text:style-name="T1">end</text:span> <text:span text:style-name="T2">if</text:span>;</text:p>
      <text:p text:style-name="P1"><text:s text:c="4"/><text:span text:style-name="T1">end</text:span> putcamps;</text:p>
      <text:p text:style-name="P1"/>
      <text:p text:style-name="P1"/>
      <text:p text:style-name="P1"><text:s text:c="4"/><text:span text:style-name="T1">procedure</text:span> putargs(args: <text:span text:style-name="T1">in</text:span> YYSType; idp: id_nom) <text:span text:style-name="T1">is</text:span></text:p>
      <text:p text:style-name="P1"><text:s text:c="8"/>p,ps: pnode;</text:p>
      <text:p text:style-name="P1"><text:s text:c="8"/>error: boolean;</text:p>
      <text:p text:style-name="P1"><text:s text:c="8"/>desc: descripcio;</text:p>
      <text:p text:style-name="P1"><text:s text:c="4"/><text:span text:style-name="T2">begin</text:span></text:p>
      <text:p text:style-name="P1"><text:s text:c="8"/>p:= args.arg;</text:p>
      <text:p text:style-name="P1"><text:s text:c="8"/></text:p>
      <text:p text:style-name="P1"><text:s text:c="8"/><text:span text:style-name="T2">case</text:span> p.arg_mode <text:span text:style-name="T1">is</text:span></text:p>
      <text:p text:style-name="P1"><text:s text:c="12"/><text:span text:style-name="T2">when</text:span> md_<text:span text:style-name="T1">in</text:span> <text:s/>=&gt;</text:p>
      <text:p text:style-name="P1"><text:s text:c="16"/>desc:= <text:span text:style-name="T2">new</text:span> descripcio(dargc);</text:p>
      <text:p text:style-name="P1"><text:s text:c="16"/>desc.ta:= p.arg_tipus.id_id;</text:p>
      <text:p text:style-name="P1"><text:s text:c="16"/>desc.na:= nova_var;</text:p>
      <text:p text:style-name="P1"/>
      <text:p text:style-name="P1"><text:s text:c="12"/><text:span text:style-name="T2">when</text:span> md_<text:span text:style-name="T1">in</text:span>_<text:span text:style-name="T2">out</text:span> <text:s/>=&gt;</text:p>
      <text:p text:style-name="P1"><text:s text:c="16"/>desc:= <text:span text:style-name="T2">new</text:span> descripcio(dvar);</text:p>
      <text:p text:style-name="P1"><text:s text:c="16"/>desc.tv:= p.arg_tipus.id_id;</text:p>
      <text:p text:style-name="P1"><text:s text:c="16"/>desc.nv:= nova_var;</text:p>
      <text:p text:style-name="P1"><text:s text:c="8"/><text:span text:style-name="T1">end</text:span> <text:span text:style-name="T2">case</text:span>;</text:p>
      <text:p text:style-name="P1"><text:s text:c="7"/></text:p>
      <text:p text:style-name="P1"><text:s text:c="8"/>p:= p.arg_lid;</text:p>
      <text:p text:style-name="P1"><text:s text:c="8"/><text:span text:style-name="T2">while</text:span> p/=<text:span text:style-name="T2">null</text:span> <text:span text:style-name="T2">loop</text:span></text:p>
      <text:p text:style-name="P1"><text:s text:c="11"/>put_arg(ts,idp,p.lid_id.id_id,desc,error);</text:p>
      <text:p text:style-name="P1"><text:s text:c="11"/><text:span text:style-name="T2">if</text:span> error <text:span text:style-name="T2">then</text:span> <text:span text:style-name="T2">raise</text:span> arg_error; <text:span text:style-name="T1">end</text:span> <text:span text:style-name="T2">if</text:span>;</text:p>
      <text:p text:style-name="P1"><text:s text:c="11"/>p:= p.lid_seg;</text:p>
      <text:p text:style-name="P1"><text:s text:c="8"/><text:span text:style-name="T1">end</text:span> <text:span text:style-name="T2">loop</text:span>;</text:p>
      <text:p text:style-name="P1"><text:s text:c="8"/></text:p>
      <text:p text:style-name="P1"><text:s text:c="8"/>ps:= args.args;</text:p>
      <text:p text:style-name="P1"><text:s text:c="8"/><text:span text:style-name="T2">if</text:span> ps/=<text:span text:style-name="T2">null</text:span> <text:span text:style-name="T2">then</text:span></text:p>
      <text:p text:style-name="P1"><text:s text:c="12"/>putargs(ps,idp);</text:p>
      <text:p text:style-name="P1"><text:s text:c="8"/><text:span text:style-name="T1">end</text:span> <text:span text:style-name="T2">if</text:span>;</text:p>
      <text:p text:style-name="P1"><text:s text:c="4"/><text:span text:style-name="T1">end</text:span> putargs;</text:p>
      <text:p text:style-name="P1"><text:s text:c="4"/></text:p>
      <text:p text:style-name="P1"/>
      <text:p text:style-name="P1"><text:s text:c="4"/><text:span text:style-name="T1">procedure</text:span> putindxs(indxs: <text:span text:style-name="T1">in</text:span> YYSType; ida: <text:span text:style-name="T1">in</text:span> id_nom) <text:span text:style-name="T1">is</text:span></text:p>
      <text:p text:style-name="P1"><text:s text:c="8"/>desc: descripcio;</text:p>
      <text:p text:style-name="P1"><text:s text:c="4"/><text:span text:style-name="T2">begin</text:span></text:p>
      <text:p text:style-name="P1"><text:s text:c="8"/>p:= indxs.lid_id;</text:p>
      <text:p text:style-name="P1"><text:s text:c="8"/>ps:= indxs.lid_seg;</text:p>
      <text:p text:style-name="P1"><text:s text:c="8"/></text:p>
      <text:p text:style-name="P1"><text:s text:c="8"/>id:= p.id_id;</text:p>
      <text:p text:style-name="P1"><text:s text:c="8"/>desc:= <text:span text:style-name="T2">new</text:span> descripcio(dindx);</text:p>
      <text:p text:style-name="P1"><text:s text:c="8"/>desc.tind:= id;</text:p>
      <text:p text:style-name="P1"><text:s text:c="8"/>put_index(ts,ida,desc);</text:p>
      <text:p text:style-name="P1"><text:s text:c="8"/></text:p>
      <text:p text:style-name="P1"><text:s text:c="8"/><text:span text:style-name="T2">if</text:span> ps/= <text:span text:style-name="T2">null</text:span> <text:span text:style-name="T2">then</text:span></text:p>
      <text:p text:style-name="P1"><text:s text:c="12"/>putindxs(ps,ida);</text:p>
      <text:p text:style-name="P1"><text:s text:c="8"/><text:span text:style-name="T1">end</text:span> <text:span text:style-name="T2">if</text:span>;</text:p>
      <text:p text:style-name="P1"><text:s text:c="4"/><text:span text:style-name="T1">end</text:span> putindxs;</text:p>
      <text:p text:style-name="P1"><text:s text:c="4"/></text:p>
      <text:p text:style-name="P1"><text:s text:c="4"/></text:p>
      <text:p text:style-name="P1"><text:s text:c="4"/>-- Temporal, a la generacio de codi canvien.</text:p>
      <text:p text:style-name="P1"><text:soft-page-break/><text:s text:c="4"/>-- Añadirlos como variables&amp;procs a general_defs?</text:p>
      <text:p text:style-name="P1"><text:s text:c="4"/>nv: num_var:= 0;</text:p>
      <text:p text:style-name="P1"><text:s text:c="4"/>np: num_proc:= 0;</text:p>
      <text:p text:style-name="P1"/>
      <text:p text:style-name="P1"><text:s text:c="4"/><text:span text:style-name="T1">function</text:span> nova_var <text:span text:style-name="T2">return</text:span> Num_var <text:span text:style-name="T1">is</text:span></text:p>
      <text:p text:style-name="P1"><text:s text:c="4"/><text:span text:style-name="T2">begin</text:span></text:p>
      <text:p text:style-name="P1"><text:s text:c="8"/>nv:= nv+1;</text:p>
      <text:p text:style-name="P1"><text:s text:c="8"/><text:span text:style-name="T2">return</text:span> nv;</text:p>
      <text:p text:style-name="P1"><text:s text:c="4"/><text:span text:style-name="T1">end</text:span> nova_var;</text:p>
      <text:p text:style-name="P1"/>
      <text:p text:style-name="P1"><text:s text:c="4"/><text:span text:style-name="T1">function</text:span> nou_proc <text:span text:style-name="T2">return</text:span> Num_proc <text:span text:style-name="T1">is</text:span></text:p>
      <text:p text:style-name="P1"><text:s text:c="4"/><text:span text:style-name="T2">begin</text:span></text:p>
      <text:p text:style-name="P1"><text:s text:c="8"/>np:= np+1;</text:p>
      <text:p text:style-name="P1"><text:s text:c="8"/><text:span text:style-name="T2">return</text:span> np;</text:p>
      <text:p text:style-name="P1"><text:s text:c="4"/><text:span text:style-name="T1">end</text:span> nou_proc;</text:p>
      <text:p text:style-name="P1"/>
      <text:p text:style-name="P1"><text:span text:style-name="T1">end</text:span> rutines_sintactiques;</text:p>
      <text:p text:style-name="P1">-----------------------------------------------------------------------------------</text:p>
      <text:p text:style-name="P1"/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Ada.Containers; <text:span text:style-name="T1">use</text:span> Ada.Containers;</text:p>
      <text:p text:style-name="P1"><text:span text:style-name="T1">with</text:span> Ada.Strings; <text:span text:style-name="T1">use</text:span> Ada.Strings;</text:p>
      <text:p text:style-name="P1"><text:span text:style-name="T1">with</text:span> general_defs; <text:span text:style-name="T1">use</text:span> general_defs;</text:p>
      <text:p text:style-name="P1"><text:span text:style-name="T1">package</text:span> d_tnoms <text:span text:style-name="T1">is</text:span></text:p>
      <text:p text:style-name="P1"><text:s text:c="4"/><text:span text:style-name="T2">pragma</text:span> pure;</text:p>
      <text:p text:style-name="P1"/>
      <text:p text:style-name="P1"><text:s text:c="4"/><text:span text:style-name="T2">type</text:span> tnoms <text:span text:style-name="T1">is</text:span> <text:span text:style-name="T2">limited</text:span> <text:span text:style-name="T2">private</text:span>;</text:p>
      <text:p text:style-name="P1"/>
      <text:p text:style-name="P1"><text:s text:c="3"/>--Noms</text:p>
      <text:p text:style-name="P1"><text:s text:c="4"/><text:span text:style-name="T1">procedure</text:span> empty(tn: <text:span text:style-name="T2">out</text:span> tnoms);</text:p>
      <text:p text:style-name="P1"><text:s text:c="4"/><text:span text:style-name="T1">procedure</text:span> put(tn: <text:span text:style-name="T1">in</text:span> <text:span text:style-name="T2">out</text:span> tnoms; nom: <text:span text:style-name="T1">in</text:span> String; ident: <text:span text:style-name="T2">out</text:span> id_nom);</text:p>
      <text:p text:style-name="P1"><text:s text:c="4"/><text:span text:style-name="T1">function</text:span> get(tn: <text:span text:style-name="T1">in</text:span> tnoms; ident: <text:span text:style-name="T1">in</text:span> id_nom)<text:span text:style-name="T2">return</text:span> string;</text:p>
      <text:p text:style-name="P1"/>
      <text:p text:style-name="P1"><text:s text:c="3"/>--Strings/Literals</text:p>
      <text:p text:style-name="P1"><text:s text:c="4"/><text:span text:style-name="T1">procedure</text:span> put(tn: <text:span text:style-name="T1">in</text:span> <text:span text:style-name="T2">out</text:span> tnoms; text: <text:span text:style-name="T1">in</text:span> string; ids: <text:span text:style-name="T2">out</text:span> id_str);</text:p>
      <text:p text:style-name="P1"><text:s text:c="4"/><text:span text:style-name="T1">function</text:span> get(tn: <text:span text:style-name="T1">in</text:span> tnoms; ids: <text:span text:style-name="T1">in</text:span> id_str) <text:span text:style-name="T2">return</text:span> string;</text:p>
      <text:p text:style-name="P1"/>
      <text:p text:style-name="P1"><text:s text:c="3"/>--Excepcions</text:p>
      <text:p text:style-name="P1"><text:s text:c="4"/>space_overflow,bad_<text:span text:style-name="T7">use</text:span>: <text:span text:style-name="T2">exception</text:span>;</text:p>
      <text:p text:style-name="P1"/>
      <text:p text:style-name="P3">private</text:p>
      <text:p text:style-name="P1"><text:s text:c="4"/>max_ch: <text:span text:style-name="T2">constant</text:span> Natural:= (max_id+max_str)*64;</text:p>
      <text:p text:style-name="P1"><text:s text:c="4"/>maxid: <text:span text:style-name="T2">constant</text:span> id_nom:= id_nom(max_id);</text:p>
      <text:p text:style-name="P1"><text:s text:c="4"/>maxstr: <text:span text:style-name="T2">constant</text:span> id_str:= id_str(max_str);</text:p>
      <text:p text:style-name="P1"><text:s text:c="4"/>b: <text:span text:style-name="T2">constant</text:span> Ada.Containers.Hash_Type:= Ada.Containers.Hash_Type(max_id);</text:p>
      <text:p text:style-name="P1"><text:s text:c="4"/></text:p>
      <text:p text:style-name="P1"><text:s text:c="4"/><text:span text:style-name="T2">subtype</text:span> hash_index <text:span text:style-name="T1">is</text:span> Ada.Containers.Hash_Type <text:span text:style-name="T2">range</text:span> 0..b-1;</text:p>
      <text:p text:style-name="P1"><text:s text:c="4"/><text:span text:style-name="T2">type</text:span> list_item <text:span text:style-name="T1">is</text:span></text:p>
      <text:p text:style-name="P1"><text:s text:c="8"/><text:span text:style-name="T2">record</text:span></text:p>
      <text:p text:style-name="P1"><text:s text:c="12"/>psh:id_nom;</text:p>
      <text:p text:style-name="P1"><text:s text:c="12"/>ptc:natural;</text:p>
      <text:p text:style-name="P1"><text:s text:c="8"/><text:span text:style-name="T1">end</text:span> <text:span text:style-name="T2">record</text:span>;</text:p>
      <text:p text:style-name="P1"><text:s text:c="4"/><text:span text:style-name="T2">type</text:span> id_table <text:span text:style-name="T1">is</text:span> <text:span text:style-name="T2">array</text:span> (id_nom) <text:span text:style-name="T2">of</text:span> list_item;</text:p>
      <text:p text:style-name="P1"><text:s text:c="4"/><text:span text:style-name="T2">type</text:span> str_table <text:span text:style-name="T1">is</text:span> <text:span text:style-name="T2">array</text:span> (id_str) <text:span text:style-name="T2">of</text:span> Natural;</text:p>
      <text:p text:style-name="P1"><text:s text:c="4"/><text:span text:style-name="T2">type</text:span> disp_table <text:span text:style-name="T1">is</text:span> <text:span text:style-name="T2">array</text:span> (hash_index) <text:span text:style-name="T2">of</text:span> id_nom;</text:p>
      <text:p text:style-name="P1"><text:s text:c="4"/><text:span text:style-name="T2">subtype</text:span> char_table <text:span text:style-name="T1">is</text:span> String(1..max_ch);</text:p>
      <text:p text:style-name="P1"/>
      <text:p text:style-name="P1"><text:soft-page-break/><text:s text:c="4"/><text:span text:style-name="T2">type</text:span> tnoms <text:span text:style-name="T1">is</text:span></text:p>
      <text:p text:style-name="P1"><text:s text:c="8"/><text:span text:style-name="T2">record</text:span></text:p>
      <text:p text:style-name="P1"><text:s text:c="12"/>td: disp_table:= (others=&gt; <text:span text:style-name="T5">null</text:span>_id);</text:p>
      <text:p text:style-name="P1"><text:s text:c="12"/>tid: id_table:= (others=&gt; (<text:span text:style-name="T5">null</text:span>_id, 0));</text:p>
      <text:p text:style-name="P1"><text:s text:c="12"/>ts: str_table:= (others=&gt; max_ch);</text:p>
      <text:p text:style-name="P1"><text:s text:c="12"/>tc: char_table;</text:p>
      <text:p text:style-name="P1"><text:s text:c="12"/>nid: id_nom:= <text:span text:style-name="T2">null</text:span>_id;--num idents</text:p>
      <text:p text:style-name="P1"><text:s text:c="12"/>ns: id_str:= 0;--num strings</text:p>
      <text:p text:style-name="P1"><text:s text:c="12"/>nc: Natural:= 0;--num chars idents</text:p>
      <text:p text:style-name="P1"><text:s text:c="12"/>ncs: Natural:= max_ch;--num chars strings</text:p>
      <text:p text:style-name="P1"><text:s text:c="8"/><text:span text:style-name="T1">end</text:span> <text:span text:style-name="T2">record</text:span>;</text:p>
      <text:p text:style-name="P1"><text:span text:style-name="T1">end</text:span> d_tnoms;</text:p>
      <text:p text:style-name="P1">------------------------------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Ada.Strings.Hash; <text:span text:style-name="T1">use</text:span> <text:span text:style-name="T12">A</text:span>da.Strings;</text:p>
      <text:p text:style-name="P1"><text:span text:style-name="T1">package</text:span> <text:span text:style-name="T2">body</text:span> d_tnoms <text:span text:style-name="T1">is</text:span></text:p>
      <text:p text:style-name="P1"/>
      <text:p text:style-name="P1"><text:s text:c="3"/>--Auxiliar operations:</text:p>
      <text:p text:style-name="P1"><text:s text:c="4"/><text:span text:style-name="T1">procedure</text:span> save_name(tc: <text:span text:style-name="T1">in</text:span> <text:span text:style-name="T2">out</text:span> char_table; nom: <text:span text:style-name="T1">in</text:span> string; nc: <text:span text:style-name="T1">in</text:span> <text:span text:style-name="T2">out</text:span> integer) <text:span text:style-name="T1">is</text:span></text:p>
      <text:p text:style-name="P1"><text:s text:c="4"/><text:span text:style-name="T2">begin</text:span></text:p>
      <text:p text:style-name="P1"><text:s text:c="8"/><text:span text:style-name="T2">for</text:span> i <text:span text:style-name="T1">in</text:span> nom'Range <text:span text:style-name="T2">loop</text:span></text:p>
      <text:p text:style-name="P1"><text:s text:c="12"/>nc:= nc+1; tc(nc):= nom(i);</text:p>
      <text:p text:style-name="P1"><text:s text:c="8"/><text:span text:style-name="T1">end</text:span> <text:span text:style-name="T2">loop</text:span>;</text:p>
      <text:p text:style-name="P1"><text:s text:c="4"/><text:span text:style-name="T1">end</text:span> save_name;</text:p>
      <text:p text:style-name="P1"/>
      <text:p text:style-name="P1"/>
      <text:p text:style-name="P1"><text:s text:c="4"/><text:span text:style-name="T1">procedure</text:span> save_string(tc: <text:span text:style-name="T1">in</text:span> <text:span text:style-name="T2">out</text:span> char_table; text: <text:span text:style-name="T1">in</text:span> string; ncs: <text:span text:style-name="T1">in</text:span> <text:span text:style-name="T2">out</text:span> integer) <text:span text:style-name="T1">is</text:span></text:p>
      <text:p text:style-name="P1"><text:s text:c="4"/><text:span text:style-name="T2">begin</text:span></text:p>
      <text:p text:style-name="P1"><text:s text:c="8"/><text:span text:style-name="T2">for</text:span> i <text:span text:style-name="T1">in</text:span> reverse text'Range <text:span text:style-name="T2">loop</text:span></text:p>
      <text:p text:style-name="P1"><text:s text:c="12"/>ncs:= ncs-1; tc(ncs):= text(i);</text:p>
      <text:p text:style-name="P1"><text:s text:c="8"/><text:span text:style-name="T1">end</text:span> <text:span text:style-name="T2">loop</text:span>;</text:p>
      <text:p text:style-name="P1"><text:s text:c="4"/><text:span text:style-name="T1">end</text:span> save_string;</text:p>
      <text:p text:style-name="P1"/>
      <text:p text:style-name="P1"/>
      <text:p text:style-name="P1"><text:s text:c="4"/><text:span text:style-name="T1">function</text:span> equal(nom: <text:span text:style-name="T1">in</text:span> string; tn: <text:span text:style-name="T1">in</text:span> tnoms; p: <text:span text:style-name="T1">in</text:span> id_nom) <text:span text:style-name="T2">return</text:span> boolean <text:span text:style-name="T1">is</text:span></text:p>
      <text:p text:style-name="P1"><text:s text:c="8"/>tid: id_table <text:span text:style-name="T2">renames</text:span> tn.tid;</text:p>
      <text:p text:style-name="P1"><text:s text:c="8"/>tc: char_table <text:span text:style-name="T2">renames</text:span> tn.tc;</text:p>
      <text:p text:style-name="P1"><text:s text:c="8"/>nid: id_nom <text:span text:style-name="T2">renames</text:span> tn.nid;</text:p>
      <text:p text:style-name="P1"><text:s text:c="8"/>pi,pf: natural;</text:p>
      <text:p text:style-name="P1"><text:s text:c="8"/>i,j:natural;</text:p>
      <text:p text:style-name="P1"><text:s text:c="4"/><text:span text:style-name="T2">begin</text:span></text:p>
      <text:p text:style-name="P1"><text:s text:c="8"/>pi:= tid(p-1).ptc+1; pf:= tid(p).ptc;</text:p>
      <text:p text:style-name="P1"><text:s text:c="8"/>i:= nom'first;j:= pi;</text:p>
      <text:p text:style-name="P1"><text:s text:c="8"/><text:span text:style-name="T2">while</text:span> nom(i)=tc(j) and i&lt;nom'Last and j&lt;pf <text:span text:style-name="T2">loop</text:span> </text:p>
      <text:p text:style-name="P1"><text:s text:c="12"/>i:= i+1; j:= j+1; </text:p>
      <text:p text:style-name="P1"><text:s text:c="8"/><text:span text:style-name="T1">end</text:span> <text:span text:style-name="T2">loop</text:span>;</text:p>
      <text:p text:style-name="P1"><text:s text:c="8"/><text:span text:style-name="T2">return</text:span> nom(i)=tc(j) and i=nom'Last and j=pf;</text:p>
      <text:p text:style-name="P1"><text:s text:c="4"/><text:span text:style-name="T1">end</text:span> equal;</text:p>
      <text:p text:style-name="P1"/>
      <text:p text:style-name="P1"><text:s text:c="3"/>-- *******************************************************************</text:p>
      <text:p text:style-name="P1"><text:s text:c="3"/></text:p>
      <text:p text:style-name="P1"><text:s text:c="4"/><text:span text:style-name="T1">procedure</text:span> empty(tn: <text:span text:style-name="T2">out</text:span> tnoms)<text:span text:style-name="T1">is</text:span></text:p>
      <text:p text:style-name="P1"><text:s text:c="8"/>td: disp_table <text:span text:style-name="T2">renames</text:span> tn.td;</text:p>
      <text:p text:style-name="P1"><text:s text:c="8"/>tid: id_table <text:span text:style-name="T2">renames</text:span> tn.tid;</text:p>
      <text:p text:style-name="P1"><text:soft-page-break/><text:s text:c="8"/>ts: str_table <text:span text:style-name="T2">renames</text:span> tn.ts;</text:p>
      <text:p text:style-name="P1"><text:s text:c="8"/>nid: id_nom <text:span text:style-name="T2">renames</text:span> tn.nid;</text:p>
      <text:p text:style-name="P1"><text:s text:c="8"/>ns: id_str <text:span text:style-name="T2">renames</text:span> tn.ns;</text:p>
      <text:p text:style-name="P1"><text:s text:c="8"/>nc: integer <text:span text:style-name="T2">renames</text:span> tn.nc;</text:p>
      <text:p text:style-name="P1"><text:s text:c="8"/>ncs: integer <text:span text:style-name="T2">renames</text:span> tn.ncs;</text:p>
      <text:p text:style-name="P1"><text:s text:c="4"/><text:span text:style-name="T2">begin</text:span></text:p>
      <text:p text:style-name="P1"><text:s text:c="8"/><text:span text:style-name="T2">for</text:span> i <text:span text:style-name="T1">in</text:span> hash_index <text:span text:style-name="T2">loop</text:span> td(i):=<text:span text:style-name="T2">null</text:span>_id; <text:span text:style-name="T1">end</text:span> <text:span text:style-name="T2">loop</text:span>;</text:p>
      <text:p text:style-name="P1"><text:s text:c="8"/>nid:= <text:span text:style-name="T2">null</text:span>_id; ns:= 0; nc:=0; ncs:= max_ch;</text:p>
      <text:p text:style-name="P1"><text:s text:c="8"/>tid(<text:span text:style-name="T2">null</text:span>_id):= (<text:span text:style-name="T2">null</text:span>_id, nc); ts(0):= max_ch;</text:p>
      <text:p text:style-name="P1"><text:s text:c="4"/><text:span text:style-name="T1">end</text:span> empty;</text:p>
      <text:p text:style-name="P1"/>
      <text:p text:style-name="P1"/>
      <text:p text:style-name="P1"><text:s text:c="4"/><text:span text:style-name="T1">procedure</text:span> put(tn: <text:span text:style-name="T1">in</text:span> <text:span text:style-name="T2">out</text:span> tnoms; nom: <text:span text:style-name="T1">in</text:span> string; ident: <text:span text:style-name="T2">out</text:span> id_nom)<text:span text:style-name="T1">is</text:span></text:p>
      <text:p text:style-name="P1"><text:s text:c="8"/>td: disp_table <text:span text:style-name="T2">renames</text:span> tn.td;</text:p>
      <text:p text:style-name="P1"><text:s text:c="8"/>tid: id_table <text:span text:style-name="T2">renames</text:span> tn.tid;</text:p>
      <text:p text:style-name="P1"><text:s text:c="8"/>tc: char_table <text:span text:style-name="T2">renames</text:span> tn.tc;</text:p>
      <text:p text:style-name="P1"><text:s text:c="8"/>nid: id_nom <text:span text:style-name="T2">renames</text:span> tn.nid;</text:p>
      <text:p text:style-name="P1"><text:s text:c="8"/>nc: integer <text:span text:style-name="T2">renames</text:span> tn.nc;</text:p>
      <text:p text:style-name="P1"><text:s text:c="8"/>ncs: integer <text:span text:style-name="T2">renames</text:span> tn.ncs;</text:p>
      <text:p text:style-name="P1"><text:s text:c="8"/>i: hash_<text:span text:style-name="T5">type</text:span>;</text:p>
      <text:p text:style-name="P1"><text:s text:c="8"/>p: id_nom;</text:p>
      <text:p text:style-name="P1"><text:s text:c="4"/><text:span text:style-name="T2">begin</text:span></text:p>
      <text:p text:style-name="P1"><text:s text:c="8"/>i:= hash(nom) mod b; p:= td(i);</text:p>
      <text:p text:style-name="P1"><text:s text:c="8"/><text:span text:style-name="T2">while</text:span> p/=<text:span text:style-name="T2">null</text:span>_id and <text:span text:style-name="T2">then</text:span> <text:span text:style-name="T2">not</text:span> equal(nom,tn,p) <text:span text:style-name="T2">loop</text:span> </text:p>
      <text:p text:style-name="P1"><text:s text:c="12"/>p:= tid(p).psh; </text:p>
      <text:p text:style-name="P1"><text:s text:c="8"/><text:span text:style-name="T1">end</text:span> <text:span text:style-name="T2">loop</text:span>;</text:p>
      <text:p text:style-name="P1"><text:s text:c="8"/><text:span text:style-name="T2">if</text:span> p=<text:span text:style-name="T2">null</text:span>_id <text:span text:style-name="T2">then</text:span></text:p>
      <text:p text:style-name="P1"><text:s text:c="12"/><text:span text:style-name="T2">if</text:span> nid=maxid <text:span text:style-name="T2">then</text:span> <text:span text:style-name="T2">raise</text:span> space_overflow; <text:span text:style-name="T1">end</text:span> <text:span text:style-name="T2">if</text:span>;</text:p>
      <text:p text:style-name="P1"><text:s text:c="12"/><text:span text:style-name="T2">if</text:span> nc+nom'Length&gt;ncs <text:span text:style-name="T2">then</text:span> <text:span text:style-name="T2">raise</text:span> space_overflow; <text:span text:style-name="T1">end</text:span> <text:span text:style-name="T2">if</text:span>;</text:p>
      <text:p text:style-name="P1"><text:s text:c="12"/>save_name(tc, nom, nc);</text:p>
      <text:p text:style-name="P1"><text:s text:c="12"/>nid:= nid+1; tid(nid):= (td(i),nc);</text:p>
      <text:p text:style-name="P1"><text:s text:c="12"/>td(i):=nid; p:=nid;</text:p>
      <text:p text:style-name="P1"><text:s text:c="8"/><text:span text:style-name="T1">end</text:span> <text:span text:style-name="T2">if</text:span>;</text:p>
      <text:p text:style-name="P1"><text:s text:c="8"/>ident:= p;</text:p>
      <text:p text:style-name="P1"><text:s text:c="4"/><text:span text:style-name="T1">end</text:span> put;</text:p>
      <text:p text:style-name="P1"/>
      <text:p text:style-name="P1"/>
      <text:p text:style-name="P1"><text:s text:c="4"/><text:span text:style-name="T1">function</text:span> get(tn: <text:span text:style-name="T1">in</text:span> tnoms; ident: <text:span text:style-name="T1">in</text:span> id_nom) <text:span text:style-name="T2">return</text:span> string <text:span text:style-name="T1">is</text:span></text:p>
      <text:p text:style-name="P1"><text:s text:c="8"/>tid: id_table <text:span text:style-name="T2">renames</text:span> tn.tid;</text:p>
      <text:p text:style-name="P1"><text:s text:c="8"/>tc: char_table <text:span text:style-name="T2">renames</text:span> tn.tc;</text:p>
      <text:p text:style-name="P1"><text:s text:c="8"/>nid: id_nom <text:span text:style-name="T2">renames</text:span> tn.nid;</text:p>
      <text:p text:style-name="P1"><text:s text:c="8"/>i,j: integer;</text:p>
      <text:p text:style-name="P1"><text:s text:c="4"/><text:span text:style-name="T2">begin</text:span></text:p>
      <text:p text:style-name="P1"><text:s text:c="8"/><text:span text:style-name="T2">if</text:span> ident=<text:span text:style-name="T2">null</text:span>_id or ident&gt;nid <text:span text:style-name="T2">then</text:span> <text:span text:style-name="T2">raise</text:span> bad_<text:span text:style-name="T7">use</text:span>; <text:span text:style-name="T1">end</text:span> <text:span text:style-name="T2">if</text:span>;</text:p>
      <text:p text:style-name="P1"><text:s text:c="8"/>i:= tid(ident-1).ptc+1; j:= tid(ident).ptc;</text:p>
      <text:p text:style-name="P1"><text:s text:c="8"/><text:span text:style-name="T2">return</text:span> tc(i..j);</text:p>
      <text:p text:style-name="P1"><text:s text:c="4"/><text:span text:style-name="T1">end</text:span> get;</text:p>
      <text:p text:style-name="P1"/>
      <text:p text:style-name="P1"><text:s text:c="3"/></text:p>
      <text:p text:style-name="P1"><text:s text:c="4"/><text:span text:style-name="T1">procedure</text:span> put(tn: <text:span text:style-name="T1">in</text:span> <text:span text:style-name="T2">out</text:span> tnoms; text: <text:span text:style-name="T1">in</text:span> string;ids: <text:span text:style-name="T2">out</text:span> id_str)<text:span text:style-name="T1">is</text:span></text:p>
      <text:p text:style-name="P1"><text:s text:c="8"/>tc: char_table <text:span text:style-name="T2">renames</text:span> tn.tc;</text:p>
      <text:p text:style-name="P1"><text:s text:c="8"/>ts: str_table <text:span text:style-name="T2">renames</text:span> tn.ts;</text:p>
      <text:p text:style-name="P1"><text:s text:c="8"/>ns: id_str <text:span text:style-name="T2">renames</text:span> tn.ns;</text:p>
      <text:p text:style-name="P1"><text:s text:c="8"/>ncs: integer <text:span text:style-name="T2">renames</text:span> tn.ncs;</text:p>
      <text:p text:style-name="P1"><text:s text:c="8"/>nc: integer <text:span text:style-name="T2">renames</text:span> tn.nc;</text:p>
      <text:p text:style-name="P1"><text:s text:c="3"/><text:span text:style-name="T2">begin</text:span></text:p>
      <text:p text:style-name="P1"><text:s text:c="8"/><text:span text:style-name="T2">if</text:span> ns=maxstr <text:span text:style-name="T2">then</text:span> <text:span text:style-name="T2">raise</text:span> space_overflow; <text:span text:style-name="T1">end</text:span> <text:span text:style-name="T2">if</text:span>;</text:p>
      <text:p text:style-name="P1"><text:s text:c="8"/><text:span text:style-name="T2">if</text:span> ncs-text'Length&lt;nc <text:span text:style-name="T2">then</text:span> <text:span text:style-name="T2">raise</text:span> space_overflow; <text:span text:style-name="T1">end</text:span> <text:span text:style-name="T2">if</text:span>;</text:p>
      <text:p text:style-name="P1"><text:s text:c="8"/>save_string(tc, text, ncs);</text:p>
      <text:p text:style-name="P1"><text:soft-page-break/><text:s text:c="8"/>ns:= ns+1; ts(ns):= ncs; </text:p>
      <text:p text:style-name="P1"><text:s text:c="8"/>ids:=ns;</text:p>
      <text:p text:style-name="P1"><text:s text:c="4"/>--<text:span text:style-name="T2">exception</text:span></text:p>
      <text:p text:style-name="P1"><text:s text:c="4"/>-- <text:s text:c="2"/><text:span text:style-name="T2">when</text:span> space_overflow=&gt; put("Space overflow");</text:p>
      <text:p text:style-name="P1"><text:s text:c="4"/><text:span text:style-name="T1">end</text:span> put;</text:p>
      <text:p text:style-name="P1"/>
      <text:p text:style-name="P1"><text:s text:c="3"/></text:p>
      <text:p text:style-name="P1"><text:s text:c="4"/><text:span text:style-name="T1">function</text:span> get(tn: <text:span text:style-name="T1">in</text:span> tnoms; ids: <text:span text:style-name="T1">in</text:span> id_str) <text:span text:style-name="T2">return</text:span> string <text:span text:style-name="T1">is</text:span></text:p>
      <text:p text:style-name="P1"><text:s text:c="8"/>tc: char_table <text:span text:style-name="T2">renames</text:span> tn.tc;</text:p>
      <text:p text:style-name="P1"><text:s text:c="8"/>ts: str_table <text:span text:style-name="T2">renames</text:span> tn.ts;</text:p>
      <text:p text:style-name="P1"><text:s text:c="8"/>ns: id_str <text:span text:style-name="T2">renames</text:span> tn.ns;--number <text:span text:style-name="T2">of</text:span> stored strings</text:p>
      <text:p text:style-name="P1"><text:s text:c="8"/>i,j: integer;</text:p>
      <text:p text:style-name="P1"><text:s text:c="4"/><text:span text:style-name="T2">begin</text:span></text:p>
      <text:p text:style-name="P1"><text:s text:c="8"/><text:span text:style-name="T2">if</text:span> ids=0 or ids&gt;ns <text:span text:style-name="T2">then</text:span> <text:span text:style-name="T2">raise</text:span> bad_<text:span text:style-name="T1">use</text:span>; <text:span text:style-name="T1">end</text:span> <text:span text:style-name="T2">if</text:span>;</text:p>
      <text:p text:style-name="P1"><text:s text:c="8"/>j:= ts(ids-1)-1; i:= ts(ids);</text:p>
      <text:p text:style-name="P1"><text:s text:c="8"/><text:span text:style-name="T2">return</text:span> tc(i..j);</text:p>
      <text:p text:style-name="P1"><text:s text:c="4"/><text:span text:style-name="T1">end</text:span> get;</text:p>
      <text:p text:style-name="P1"/>
      <text:p text:style-name="P1"><text:span text:style-name="T1">end</text:span> d_tnoms;</text:p>
      <text:p text:style-name="P1">-----------------------------------------------------------------------------------</text:p>
      <text:p text:style-name="P1"/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general_defs; <text:span text:style-name="T1">use</text:span> general_defs;</text:p>
      <text:p text:style-name="P1"><text:span text:style-name="T1">package</text:span> d_tsimbols <text:span text:style-name="T1">is</text:span></text:p>
      <text:p text:style-name="P1"><text:s text:c="4"/><text:span text:style-name="T2">pragma</text:span> pure;</text:p>
      <text:p text:style-name="P1"/>
      <text:p text:style-name="P1"><text:s text:c="4"/><text:span text:style-name="T2">type</text:span> tsimbols <text:span text:style-name="T1">is</text:span> <text:span text:style-name="T2">limited</text:span> <text:span text:style-name="T2">private</text:span>; </text:p>
      <text:p text:style-name="P1"/>
      <text:p text:style-name="P1"><text:s text:c="4"/><text:span text:style-name="T2">type</text:span> iterador_index <text:span text:style-name="T1">is</text:span> <text:span text:style-name="T2">private</text:span>;</text:p>
      <text:p text:style-name="P1"><text:s text:c="4"/><text:span text:style-name="T2">type</text:span> iterador_arg <text:span text:style-name="T1">is</text:span> <text:span text:style-name="T2">private</text:span>;</text:p>
      <text:p text:style-name="P1"/>
      <text:p text:style-name="P1"><text:s text:c="4"/>-- Operacions generals</text:p>
      <text:p text:style-name="P1"><text:s text:c="4"/><text:span text:style-name="T1">procedure</text:span> empty(ts: <text:span text:style-name="T2">out</text:span> tsimbols);</text:p>
      <text:p text:style-name="P1"><text:s text:c="4"/><text:span text:style-name="T1">procedure</text:span> put(ts: <text:span text:style-name="T1">in</text:span> <text:span text:style-name="T2">out</text:span> tsimbols; id: <text:span text:style-name="T1">in</text:span> id_nom; d: <text:span text:style-name="T1">in</text:span> descripcio; error: <text:span text:style-name="T2">out</text:span> boolean);</text:p>
      <text:p text:style-name="P1"><text:s text:c="4"/><text:span text:style-name="T1">function</text:span> get(ts: <text:span text:style-name="T1">in</text:span> tsimbols; id: <text:span text:style-name="T1">in</text:span> id_nom) <text:span text:style-name="T2">return</text:span> descripcio;</text:p>
      <text:p text:style-name="P1"/>
      <text:p text:style-name="P1"/>
      <text:p text:style-name="P1"><text:s text:c="4"/>-- Operacions de <text:span text:style-name="T2">record</text:span></text:p>
      <text:p text:style-name="P1"><text:s text:c="4"/><text:span text:style-name="T1">procedure</text:span> put_camp(ts: <text:span text:style-name="T1">in</text:span> <text:span text:style-name="T2">out</text:span> tsimbols; idr,idc: <text:span text:style-name="T1">in</text:span> id_nom; d: <text:span text:style-name="T1">in</text:span> descripcio; error: <text:span text:style-name="T2">out</text:span> boolean); --idr: id <text:span text:style-name="T2">record</text:span> , idc: id camp</text:p>
      <text:p text:style-name="P1"><text:s text:c="4"/><text:span text:style-name="T1">function</text:span> get_camp(ts: <text:span text:style-name="T1">in</text:span> tsimbols; idr,idc: <text:span text:style-name="T1">in</text:span> id_nom) <text:span text:style-name="T2">return</text:span> descripcio;</text:p>
      <text:p text:style-name="P1"><text:s text:c="4"/><text:span text:style-name="T1">procedure</text:span> update(ts: <text:span text:style-name="T1">in</text:span> <text:span text:style-name="T2">out</text:span> tsimbols; id: <text:span text:style-name="T1">in</text:span> id_nom; d: <text:span text:style-name="T1">in</text:span> descripcio);</text:p>
      <text:p text:style-name="P1"/>
      <text:p text:style-name="P1"/>
      <text:p text:style-name="P1"><text:s text:c="4"/>-- Operacions d'<text:span text:style-name="T2">array</text:span></text:p>
      <text:p text:style-name="P1"><text:s text:c="4"/><text:span text:style-name="T1">procedure</text:span> put_index(ts: <text:span text:style-name="T1">in</text:span> <text:span text:style-name="T2">out</text:span> tsimbols; ida: <text:span text:style-name="T1">in</text:span> id_nom; di: <text:span text:style-name="T1">in</text:span> descripcio);</text:p>
      <text:p text:style-name="P1"><text:s text:c="4"/><text:span text:style-name="T1">procedure</text:span> first(ts: <text:span text:style-name="T1">in</text:span> tsimbols; ida: <text:span text:style-name="T1">in</text:span> id_nom; it: <text:span text:style-name="T1">in</text:span> iterador_index);</text:p>
      <text:p text:style-name="P1"><text:s text:c="4"/><text:span text:style-name="T1">procedure</text:span> next(ts: <text:span text:style-name="T1">in</text:span> tsimbols; it: <text:span text:style-name="T1">in</text:span> <text:span text:style-name="T2">out</text:span> iterador_index);</text:p>
      <text:p text:style-name="P1"><text:s text:c="4"/><text:span text:style-name="T1">function</text:span> get(ts: <text:span text:style-name="T1">in</text:span> tsimbols; it: <text:span text:style-name="T1">in</text:span> iterador_index) <text:span text:style-name="T2">return</text:span> descripcio;</text:p>
      <text:p text:style-name="P1"><text:s text:c="4"/><text:span text:style-name="T1">function</text:span> <text:span text:style-name="T1">is</text:span>_valid(it: <text:span text:style-name="T1">in</text:span> iterador_index) <text:span text:style-name="T2">return</text:span> boolean;</text:p>
      <text:p text:style-name="P1"/>
      <text:p text:style-name="P1"/>
      <text:p text:style-name="P1"><text:s text:c="4"/>-- Operacions de procediment</text:p>
      <text:p text:style-name="P1"><text:s text:c="4"/><text:span text:style-name="T1">procedure</text:span> put_arg(ts: <text:span text:style-name="T1">in</text:span> <text:span text:style-name="T2">out</text:span> tsimbols; idp,ida: <text:span text:style-name="T1">in</text:span> id_nom; da: <text:span text:style-name="T1">in</text:span> descripcio; error: <text:span text:style-name="T2">out</text:span> boolean);</text:p>
      <text:p text:style-name="P1"><text:s text:c="4"/><text:span text:style-name="T1">procedure</text:span> first(ts: <text:span text:style-name="T1">in</text:span> tsimbols; idp: <text:span text:style-name="T1">in</text:span> id_nom; it: <text:span text:style-name="T2">out</text:span> iterador_arg);</text:p>
      <text:p text:style-name="P1"><text:soft-page-break/><text:s text:c="4"/><text:span text:style-name="T1">procedure</text:span> next(ts: <text:span text:style-name="T1">in</text:span> tsimbols; it <text:span text:style-name="T1">in</text:span> <text:span text:style-name="T2">out</text:span> iterador_arg);</text:p>
      <text:p text:style-name="P1"><text:s text:c="4"/><text:span text:style-name="T1">procedure</text:span> get(ts: <text:span text:style-name="T1">in</text:span> tsimbols; it: <text:span text:style-name="T1">in</text:span> iterador_arg; ida: <text:span text:style-name="T2">out</text:span> id_nom; da: <text:span text:style-name="T2">out</text:span> descripcio);</text:p>
      <text:p text:style-name="P1"><text:s text:c="4"/><text:span text:style-name="T1">function</text:span> <text:span text:style-name="T1">is</text:span>_valid(it: <text:span text:style-name="T1">in</text:span> iterador_arg) <text:span text:style-name="T2">return</text:span> boolean;</text:p>
      <text:p text:style-name="P1"><text:s text:c="4"/></text:p>
      <text:p text:style-name="P1"><text:s text:c="4"/></text:p>
      <text:p text:style-name="P1"><text:s text:c="4"/>-- Operacions del compilador! :)</text:p>
      <text:p text:style-name="P1"><text:s text:c="4"/><text:span text:style-name="T1">procedure</text:span> enter_block(ts: <text:span text:style-name="T1">in</text:span> <text:span text:style-name="T2">out</text:span> tsimbols);</text:p>
      <text:p text:style-name="P1"><text:s text:c="4"/><text:span text:style-name="T1">procedure</text:span> <text:span text:style-name="T2">exit</text:span>_bock(ts: <text:span text:style-name="T1">in</text:span> <text:span text:style-name="T2">out</text:span> tsimbols);</text:p>
      <text:p text:style-name="P1"/>
      <text:p text:style-name="P1"/>
      <text:p text:style-name="P1"><text:s text:c="4"/>no_es_tipus, no_es_<text:span text:style-name="T2">record</text:span>, no_es_<text:span text:style-name="T2">array</text:span>, no_es_proc, mal_us: <text:span text:style-name="T2">exception</text:span>;</text:p>
      <text:p text:style-name="P1"><text:s text:c="4"/></text:p>
      <text:p text:style-name="P3">private</text:p>
      <text:p text:style-name="P1"><text:s text:c="4"/></text:p>
      <text:p text:style-name="P1"><text:s text:c="4"/><text:span text:style-name="T2">type</text:span> index_expansio <text:span text:style-name="T1">is</text:span> integer <text:span text:style-name="T2">range</text:span> 0..max_id;</text:p>
      <text:p text:style-name="P1"><text:s text:c="4"/></text:p>
      <text:p text:style-name="P1"><text:s text:c="4"/><text:span text:style-name="T2">type</text:span> te_item;</text:p>
      <text:p text:style-name="P1"><text:s text:c="4"/><text:span text:style-name="T2">type</text:span> td_item <text:span text:style-name="T1">is</text:span></text:p>
      <text:p text:style-name="P1"><text:s text:c="8"/><text:span text:style-name="T2">record</text:span></text:p>
      <text:p text:style-name="P1"><text:s text:c="12"/>prof: integer;</text:p>
      <text:p text:style-name="P1"><text:s text:c="12"/>d: descripcio;</text:p>
      <text:p text:style-name="P1"><text:s text:c="12"/>next: index_expansio;</text:p>
      <text:p text:style-name="P1"><text:s text:c="8"/><text:span text:style-name="T1">end</text:span> <text:span text:style-name="T2">record</text:span>;</text:p>
      <text:p text:style-name="P1"/>
      <text:p text:style-name="P1"><text:s text:c="4"/><text:span text:style-name="T2">type</text:span> te_item <text:span text:style-name="T1">is</text:span> </text:p>
      <text:p text:style-name="P1"><text:s text:c="8"/><text:span text:style-name="T2">record</text:span></text:p>
      <text:p text:style-name="P1"><text:s text:c="12"/>id: id_nom;</text:p>
      <text:p text:style-name="P1"><text:s text:c="12"/>prof: integer;</text:p>
      <text:p text:style-name="P1"><text:s text:c="12"/>d: descripcio;</text:p>
      <text:p text:style-name="P1"><text:s text:c="12"/>next: index_expansio;</text:p>
      <text:p text:style-name="P1"><text:s text:c="8"/><text:span text:style-name="T1">end</text:span> <text:span text:style-name="T2">record</text:span>;</text:p>
      <text:p text:style-name="P1"/>
      <text:p text:style-name="P1"><text:s text:c="4"/>--!!!los rangos no estan bien puestos!!!</text:p>
      <text:p text:style-name="P1"><text:s text:c="4"/><text:span text:style-name="T2">type</text:span> tdescripcio <text:span text:style-name="T1">is</text:span> <text:span text:style-name="T2">array</text:span> (id_nom) <text:span text:style-name="T2">of</text:span> td_item;</text:p>
      <text:p text:style-name="P1"><text:s text:c="4"/><text:span text:style-name="T2">type</text:span> texpansio <text:span text:style-name="T1">is</text:span> <text:span text:style-name="T2">array</text:span> (index_expansio) <text:span text:style-name="T2">of</text:span> te_item;</text:p>
      <text:p text:style-name="P1"><text:s text:c="4"/><text:span text:style-name="T2">type</text:span> tblocks <text:span text:style-name="T1">is</text:span> <text:span text:style-name="T2">array</text:span> (id_nom) <text:span text:style-name="T2">of</text:span> index_expansio;</text:p>
      <text:p text:style-name="P1"/>
      <text:p text:style-name="P1"><text:s text:c="4"/><text:span text:style-name="T2">type</text:span> tsimbols <text:span text:style-name="T1">is</text:span> </text:p>
      <text:p text:style-name="P1"><text:s text:c="8"/><text:span text:style-name="T2">record</text:span></text:p>
      <text:p text:style-name="P1"><text:s text:c="12"/>prof: integer;</text:p>
      <text:p text:style-name="P1"><text:s text:c="12"/>td: tdescripcio;</text:p>
      <text:p text:style-name="P1"><text:s text:c="12"/>te: texpansio;</text:p>
      <text:p text:style-name="P1"><text:s text:c="12"/>tb: tblocks;</text:p>
      <text:p text:style-name="P1"><text:s text:c="8"/><text:span text:style-name="T1">end</text:span> <text:span text:style-name="T2">record</text:span>;</text:p>
      <text:p text:style-name="P1"/>
      <text:p text:style-name="P1"><text:s text:c="4"/></text:p>
      <text:p text:style-name="P1"><text:s text:c="4"/><text:span text:style-name="T2">type</text:span> iterador_index <text:span text:style-name="T1">is</text:span> index_expansio;</text:p>
      <text:p text:style-name="P1"><text:s text:c="4"/><text:span text:style-name="T2">type</text:span> iterador_arg <text:span text:style-name="T1">is</text:span> index_expansio;</text:p>
      <text:p text:style-name="P1"/>
      <text:p text:style-name="P1"><text:span text:style-name="T1">end</text:span> d_tsimbols;</text:p>
      <text:p text:style-name="P1">-----------------------------------------------------------------------------------</text:p>
      <text:p text:style-name="P1"/>
      <text:p text:style-name="P1"/>
      <text:p text:style-name="P1">-----------------------------------------------------------------------------------</text:p>
      <text:p text:style-name="P1"><text:span text:style-name="T1">with</text:span> general_defs; <text:span text:style-name="T1">use</text:span> general_defs;</text:p>
      <text:p text:style-name="P1"><text:span text:style-name="T1">package</text:span> <text:span text:style-name="T2">body</text:span> d_tsimbols <text:span text:style-name="T1">is</text:span></text:p>
      <text:p text:style-name="P1"><text:s text:c="4"/><text:span text:style-name="T2">pragma</text:span> pure;</text:p>
      <text:p text:style-name="P1"/>
      <text:p text:style-name="P1"><text:soft-page-break/><text:s text:c="4"/></text:p>
      <text:p text:style-name="P1"><text:s text:c="4"/><text:span text:style-name="T1">procedure</text:span> empty(ts: <text:span text:style-name="T2">out</text:span> tsimbols) <text:span text:style-name="T1">is</text:span></text:p>
      <text:p text:style-name="P1"><text:s text:c="8"/>td: tdescripcio <text:span text:style-name="T2">renames</text:span> ts.td;</text:p>
      <text:p text:style-name="P1"><text:s text:c="8"/>tb: tblocks <text:span text:style-name="T2">renames</text:span> ts.tb;</text:p>
      <text:p text:style-name="P1"><text:s text:c="8"/>prof: integer <text:span text:style-name="T2">renames</text:span> ts.prof;</text:p>
      <text:p text:style-name="P1"><text:s text:c="4"/><text:span text:style-name="T2">begin</text:span></text:p>
      <text:p text:style-name="P1"><text:s text:c="8"/><text:span text:style-name="T2">for</text:span> id <text:span text:style-name="T1">in</text:span> id_nom <text:span text:style-name="T2">loop</text:span></text:p>
      <text:p text:style-name="P1"><text:s text:c="12"/>td(id):= (0,dnula,0);</text:p>
      <text:p text:style-name="P1"><text:s text:c="8"/><text:span text:style-name="T1">end</text:span> <text:span text:style-name="T2">loop</text:span>;</text:p>
      <text:p text:style-name="P1"><text:s text:c="8"/>prof:= 0; tb(prof):= 0;</text:p>
      <text:p text:style-name="P1"><text:s text:c="8"/>prof:= 1; tb(prof):= tb(prof-1);</text:p>
      <text:p text:style-name="P1"><text:s text:c="4"/><text:span text:style-name="T1">end</text:span> empty;</text:p>
      <text:p text:style-name="P1"/>
      <text:p text:style-name="P1"/>
      <text:p text:style-name="P1"><text:s text:c="4"/><text:span text:style-name="T1">procedure</text:span> put(ts: <text:span text:style-name="T1">in</text:span> <text:span text:style-name="T2">out</text:span> tsimbols; id: <text:span text:style-name="T1">in</text:span> id_nom; d: <text:span text:style-name="T1">in</text:span> descripcio; error: <text:span text:style-name="T2">out</text:span> boolean) <text:span text:style-name="T1">is</text:span></text:p>
      <text:p text:style-name="P1"><text:s text:c="8"/>td: tdescripcio <text:span text:style-name="T2">renames</text:span> ts.td;</text:p>
      <text:p text:style-name="P1"><text:s text:c="8"/>te: texpansio <text:span text:style-name="T2">renames</text:span> ts.te;</text:p>
      <text:p text:style-name="P1"><text:s text:c="8"/>tb: tblocks <text:span text:style-name="T2">renames</text:span> ts.tb;</text:p>
      <text:p text:style-name="P1"><text:s text:c="8"/>prof: integer <text:span text:style-name="T2">renames</text:span> ts.prof;</text:p>
      <text:p text:style-name="P1"><text:s text:c="8"/>ie: index_expansio;</text:p>
      <text:p text:style-name="P1"><text:s text:c="4"/><text:span text:style-name="T2">begin</text:span></text:p>
      <text:p text:style-name="P1"><text:s text:c="8"/>error:= <text:span text:style-name="T2">false</text:span>;</text:p>
      <text:p text:style-name="P1"><text:s text:c="8"/><text:span text:style-name="T2">if</text:span> td(id).prof=prof <text:span text:style-name="T2">then</text:span></text:p>
      <text:p text:style-name="P1"><text:s text:c="12"/>error:= <text:span text:style-name="T2">true</text:span>;</text:p>
      <text:p text:style-name="P1"><text:s text:c="8"/><text:span text:style-name="T1">end</text:span> <text:span text:style-name="T2">if</text:span>;</text:p>
      <text:p text:style-name="P1"><text:s text:c="8"/><text:span text:style-name="T2">if</text:span> <text:span text:style-name="T2">not</text:span> error <text:span text:style-name="T2">then</text:span></text:p>
      <text:p text:style-name="P1"><text:s text:c="12"/>ie:= tb(prof); ie:= ie+1; tb(prof):= ie;</text:p>
      <text:p text:style-name="P1"><text:s text:c="12"/>te(ie).prof:= td(id).prof; te(ie).d:= td(id).d;</text:p>
      <text:p text:style-name="P1"><text:s text:c="12"/>te(ie).id:= id; te(ie).next:= 0;</text:p>
      <text:p text:style-name="P1"><text:s text:c="8"/><text:span text:style-name="T1">end</text:span> <text:span text:style-name="T2">if</text:span>;</text:p>
      <text:p text:style-name="P1"><text:s text:c="4"/><text:span text:style-name="T1">end</text:span> put;</text:p>
      <text:p text:style-name="P1"><text:s text:c="4"/></text:p>
      <text:p text:style-name="P1"/>
      <text:p text:style-name="P1"><text:s text:c="4"/><text:span text:style-name="T1">function</text:span> get(ts: <text:span text:style-name="T1">in</text:span> tsimbols; id: <text:span text:style-name="T1">in</text:span> id_nom) <text:span text:style-name="T2">return</text:span> descripcio <text:span text:style-name="T1">is</text:span></text:p>
      <text:p text:style-name="P1"><text:s text:c="8"/>td: tdescripcio <text:span text:style-name="T2">renames</text:span> ts.td;</text:p>
      <text:p text:style-name="P1"><text:s text:c="4"/><text:span text:style-name="T2">begin</text:span></text:p>
      <text:p text:style-name="P1"><text:s text:c="8"/><text:span text:style-name="T2">return</text:span> td(id).d;</text:p>
      <text:p text:style-name="P1"><text:s text:c="4"/><text:span text:style-name="T1">end</text:span> get;</text:p>
      <text:p text:style-name="P1"/>
      <text:p text:style-name="P1"/>
      <text:p text:style-name="P1"><text:s text:c="4"/><text:span text:style-name="T1">procedure</text:span> put_camp(ts: <text:span text:style-name="T1">in</text:span> <text:span text:style-name="T2">out</text:span> tsimbols; idr,idc: <text:span text:style-name="T1">in</text:span> id_nom; d: <text:span text:style-name="T1">in</text:span> descripcio; error: <text:span text:style-name="T2">out</text:span> boolean) <text:span text:style-name="T1">is</text:span></text:p>
      <text:p text:style-name="P1"><text:s text:c="8"/>td: tdescripcio <text:span text:style-name="T2">renames</text:span> ts.td;</text:p>
      <text:p text:style-name="P1"><text:s text:c="8"/>te: texpansio <text:span text:style-name="T2">renames</text:span> ts.te;</text:p>
      <text:p text:style-name="P1"><text:s text:c="8"/>prof: integer <text:span text:style-name="T2">renames</text:span> ts.prof;</text:p>
      <text:p text:style-name="P1"><text:s text:c="8"/>ie: index_expansio;</text:p>
      <text:p text:style-name="P1"><text:s text:c="4"/><text:span text:style-name="T2">begin</text:span></text:p>
      <text:p text:style-name="P1"><text:s text:c="8"/><text:span text:style-name="T2">if</text:span> td(idr).d.td /= dtipus <text:span text:style-name="T2">then</text:span> <text:span text:style-name="T2">raise</text:span> no_es_tipus; <text:span text:style-name="T1">end</text:span> <text:span text:style-name="T2">if</text:span>;</text:p>
      <text:p text:style-name="P1"><text:s text:c="8"/><text:span text:style-name="T2">if</text:span> td(idr).d.dt.tsb /= tsb_rec <text:span text:style-name="T2">then</text:span> </text:p>
      <text:p text:style-name="P1"><text:s text:c="12"/><text:span text:style-name="T2">raise</text:span> no_es_<text:span text:style-name="T5">record</text:span>; </text:p>
      <text:p text:style-name="P1"><text:s text:c="8"/><text:span text:style-name="T1">end</text:span> <text:span text:style-name="T2">if</text:span>;</text:p>
      <text:p text:style-name="P1"><text:s text:c="8"/>error:=<text:span text:style-name="T2">false</text:span>;</text:p>
      <text:p text:style-name="P1"><text:s text:c="8"/>ie:= td(idr).next;</text:p>
      <text:p text:style-name="P1"><text:s text:c="8"/><text:span text:style-name="T2">while</text:span> ie /= 0 and <text:span text:style-name="T2">then</text:span> te(ie).id /= idc <text:span text:style-name="T2">loop</text:span></text:p>
      <text:p text:style-name="P1"><text:s text:c="12"/>ie:= te(ie).next;</text:p>
      <text:p text:style-name="P1"><text:s text:c="8"/><text:span text:style-name="T1">end</text:span> <text:span text:style-name="T2">loop</text:span>;</text:p>
      <text:p text:style-name="P1"><text:s text:c="8"/><text:span text:style-name="T2">if</text:span> ie /= 0 <text:span text:style-name="T2">then</text:span> error:= <text:span text:style-name="T2">true</text:span>; <text:span text:style-name="T1">end</text:span> <text:span text:style-name="T2">if</text:span>;</text:p>
      <text:p text:style-name="P1"><text:s text:c="8"/><text:span text:style-name="T2">if</text:span> <text:span text:style-name="T2">not</text:span> error <text:span text:style-name="T2">then</text:span></text:p>
      <text:p text:style-name="P1"><text:soft-page-break/><text:s text:c="12"/>ie:= tb(prof); ie:= ie+1; tb(prof):= ie;</text:p>
      <text:p text:style-name="P1"><text:s text:c="12"/>te(ie).id:= idc; te(ie).prof:= -1; te(ie).d:= dc;</text:p>
      <text:p text:style-name="P1"><text:s text:c="12"/>te(ie).next:= td(id).next; td(id).next:= ie;</text:p>
      <text:p text:style-name="P1"><text:s text:c="8"/><text:span text:style-name="T1">end</text:span> <text:span text:style-name="T2">if</text:span>;</text:p>
      <text:p text:style-name="P1"><text:s text:c="4"/><text:span text:style-name="T1">end</text:span> put_camp;</text:p>
      <text:p text:style-name="P1"/>
      <text:p text:style-name="P1"><text:s text:c="4"/></text:p>
      <text:p text:style-name="P1"><text:s text:c="4"/><text:span text:style-name="T1">function</text:span> get_camp(ts: <text:span text:style-name="T1">in</text:span> tsimbols; idr,idc: <text:span text:style-name="T1">in</text:span> id_nom) <text:span text:style-name="T2">return</text:span> descripcio <text:span text:style-name="T1">is</text:span></text:p>
      <text:p text:style-name="P1"><text:s text:c="8"/>td: tdescripcio <text:span text:style-name="T2">renames</text:span> ts.td;</text:p>
      <text:p text:style-name="P1"><text:s text:c="8"/>te: texpansio <text:span text:style-name="T2">renames</text:span> ts.te;</text:p>
      <text:p text:style-name="P1"><text:s text:c="8"/>ie: index_expansio;</text:p>
      <text:p text:style-name="P1"><text:s text:c="8"/>d: descripcio;</text:p>
      <text:p text:style-name="P1"><text:s text:c="4"/><text:span text:style-name="T2">begin</text:span></text:p>
      <text:p text:style-name="P1"><text:s text:c="8"/><text:span text:style-name="T2">if</text:span> td(idr).d.td /= dtipus <text:span text:style-name="T2">then</text:span> <text:span text:style-name="T2">raise</text:span> no_es_tipus; <text:span text:style-name="T1">end</text:span> <text:span text:style-name="T2">if</text:span>;</text:p>
      <text:p text:style-name="P1"><text:s text:c="8"/><text:span text:style-name="T2">if</text:span> td(idr).d.dt.tsb /= tsb_rec <text:span text:style-name="T2">then</text:span> <text:span text:style-name="T2">raise</text:span> no_es_<text:span text:style-name="T2">record</text:span>; <text:span text:style-name="T1">end</text:span> <text:span text:style-name="T2">if</text:span>;</text:p>
      <text:p text:style-name="P1"><text:s text:c="8"/>ie:= td(idr).next;</text:p>
      <text:p text:style-name="P1"><text:s text:c="8"/><text:span text:style-name="T2">while</text:span> ie /= 0 and <text:span text:style-name="T2">then</text:span> te(ie).id /= idc <text:span text:style-name="T2">loop</text:span></text:p>
      <text:p text:style-name="P1"><text:s text:c="12"/>ie:= te(ie).next;</text:p>
      <text:p text:style-name="P1"><text:s text:c="8"/><text:span text:style-name="T1">end</text:span> <text:span text:style-name="T2">loop</text:span>;</text:p>
      <text:p text:style-name="P1"><text:s text:c="8"/><text:span text:style-name="T2">if</text:span> ie=0 <text:span text:style-name="T2">then</text:span> d:= dnula;</text:p>
      <text:p text:style-name="P1"><text:s text:c="16"/><text:span text:style-name="T2">else</text:span> d:= te(ie).d;</text:p>
      <text:p text:style-name="P1"><text:s text:c="8"/><text:span text:style-name="T1">end</text:span> <text:span text:style-name="T2">if</text:span>;</text:p>
      <text:p text:style-name="P1"><text:s text:c="8"/><text:span text:style-name="T2">return</text:span> d;</text:p>
      <text:p text:style-name="P1"/>
      <text:p text:style-name="P1"/>
      <text:p text:style-name="P1"><text:s text:c="4"/><text:span text:style-name="T1">procedure</text:span> update(ts: <text:span text:style-name="T1">in</text:span> <text:span text:style-name="T2">out</text:span> tsimbols; id: <text:span text:style-name="T1">in</text:span> id_nom; d: <text:span text:style-name="T1">in</text:span> descripcio) <text:span text:style-name="T1">is</text:span></text:p>
      <text:p text:style-name="P1"><text:s text:c="8"/>td: tdescripcio <text:span text:style-name="T2">renames</text:span> ts.td;</text:p>
      <text:p text:style-name="P1"><text:s text:c="8"/>tb: tblocks <text:span text:style-name="T2">renames</text:span> ts.tb;</text:p>
      <text:p text:style-name="P1"><text:s text:c="8"/>te: texpansio <text:span text:style-name="T2">renames</text:span> ts.te;</text:p>
      <text:p text:style-name="P1"><text:s text:c="8"/>prof: integer <text:span text:style-name="T2">renames</text:span> ts.prof;</text:p>
      <text:p text:style-name="P1"><text:s text:c="8"/>ie: index_expansio;</text:p>
      <text:p text:style-name="P1"><text:s text:c="8"/>ocup: despl;</text:p>
      <text:p text:style-name="P1"><text:s text:c="4"/><text:span text:style-name="T2">begin</text:span></text:p>
      <text:p text:style-name="P1"><text:s text:c="8"/><text:span text:style-name="T2">if</text:span> td(id).d.td /= dtipus <text:span text:style-name="T2">then</text:span> <text:span text:style-name="T2">raise</text:span> no_es_tipus; <text:span text:style-name="T1">end</text:span> <text:span text:style-name="T2">if</text:span>;</text:p>
      <text:p text:style-name="P1"><text:s text:c="8"/><text:span text:style-name="T2">if</text:span> td(id).d.dt.tsb /= tsb_rec <text:span text:style-name="T2">then</text:span> </text:p>
      <text:p text:style-name="P1"><text:s text:c="12"/><text:span text:style-name="T2">raise</text:span> no_es_<text:span text:style-name="T5">record</text:span>; </text:p>
      <text:p text:style-name="P1"><text:s text:c="8"/><text:span text:style-name="T1">end</text:span> <text:span text:style-name="T2">if</text:span>;</text:p>
      <text:p text:style-name="P1"><text:s text:c="8"/>ie:= td(id).next;</text:p>
      <text:p text:style-name="P1"><text:s text:c="8"/>ocup:= 0;</text:p>
      <text:p text:style-name="P1"><text:s text:c="8"/><text:span text:style-name="T2">while</text:span> ie/=0 <text:span text:style-name="T2">loop</text:span></text:p>
      <text:p text:style-name="P1"><text:s text:c="12"/>ocup:= ocup+te(ie).d.dcmp;</text:p>
      <text:p text:style-name="P1"><text:s text:c="8"/><text:span text:style-name="T1">end</text:span> <text:span text:style-name="T2">loop</text:span>;</text:p>
      <text:p text:style-name="P1"><text:s text:c="8"/>td(id).d.dt.ocup:= ocup;</text:p>
      <text:p text:style-name="P1"><text:s text:c="4"/><text:span text:style-name="T1">end</text:span> update;</text:p>
      <text:p text:style-name="P1"/>
      <text:p text:style-name="P1"/>
      <text:p text:style-name="P1"><text:s text:c="4"/><text:span text:style-name="T1">procedure</text:span> put_index(ts: <text:span text:style-name="T1">in</text:span> <text:span text:style-name="T2">out</text:span> tsimbols; ida: <text:span text:style-name="T1">in</text:span> id_nom; di: <text:span text:style-name="T1">in</text:span> descripcio) <text:span text:style-name="T1">is</text:span></text:p>
      <text:p text:style-name="P1"><text:s text:c="8"/>td: tdescripcio <text:span text:style-name="T2">renames</text:span> ts.td;</text:p>
      <text:p text:style-name="P1"><text:s text:c="8"/>tb: tblocks <text:span text:style-name="T2">renames</text:span> ts.tb;</text:p>
      <text:p text:style-name="P1"><text:s text:c="8"/>te: texpansio <text:span text:style-name="T2">renames</text:span> ts.te;</text:p>
      <text:p text:style-name="P1"><text:s text:c="8"/>prof: integer <text:span text:style-name="T2">renames</text:span> ts.prof;</text:p>
      <text:p text:style-name="P1"><text:s text:c="8"/>ie: index_expansio;</text:p>
      <text:p text:style-name="P1"><text:s text:c="4"/><text:span text:style-name="T2">begin</text:span></text:p>
      <text:p text:style-name="P1"><text:s text:c="8"/><text:span text:style-name="T2">if</text:span> td(ida).d.td /= dtipus <text:span text:style-name="T2">then</text:span> <text:span text:style-name="T2">raise</text:span> no_es_tipus; <text:span text:style-name="T1">end</text:span> <text:span text:style-name="T2">if</text:span>;</text:p>
      <text:p text:style-name="P1"><text:s text:c="8"/><text:span text:style-name="T2">if</text:span> td(ida).d.dt.tsb /= tsb_arr <text:span text:style-name="T2">then</text:span> <text:span text:style-name="T2">raise</text:span> no_es_<text:span text:style-name="T5">array</text:span><text:span text:style-name="T10">;</text:span> <text:span text:style-name="T1">end</text:span> <text:span text:style-name="T2">if</text:span>;</text:p>
      <text:p text:style-name="P1"><text:s text:c="8"/>iep:=0; ie:= td(ida).next;</text:p>
      <text:p text:style-name="P1"><text:s text:c="8"/><text:span text:style-name="T2">while</text:span> ie /= 0 <text:span text:style-name="T2">loop</text:span></text:p>
      <text:p text:style-name="P1"><text:s text:c="12"/>iep:= ie; ie:= te(ie).next;</text:p>
      <text:p text:style-name="P1"><text:s text:c="8"/><text:span text:style-name="T1">end</text:span> <text:span text:style-name="T2">loop</text:span>;</text:p>
      <text:p text:style-name="P1"><text:soft-page-break/><text:s text:c="8"/>ie:= tb(prof); ie:= ie+1; tb(prof):= ie;</text:p>
      <text:p text:style-name="P1"><text:s text:c="8"/>te(ie).id:= <text:span text:style-name="T5">null</text:span>_id; te(ie).d:= di; te(ie).prof:= -1;</text:p>
      <text:p text:style-name="P1"><text:s text:c="8"/><text:span text:style-name="T2">if</text:span> iep = 0 <text:span text:style-name="T2">then</text:span> td(ida).next:= ie;</text:p>
      <text:p text:style-name="P1"><text:s text:c="19"/><text:span text:style-name="T2">else</text:span> te(iep).next:= ie;</text:p>
      <text:p text:style-name="P1"><text:s text:c="8"/><text:span text:style-name="T1">end</text:span> <text:span text:style-name="T2">if</text:span>;</text:p>
      <text:p text:style-name="P1"><text:s text:c="8"/>te(ie).next:= 0;</text:p>
      <text:p text:style-name="P1"><text:s text:c="4"/><text:span text:style-name="T1">end</text:span> put_index;</text:p>
      <text:p text:style-name="P1"/>
      <text:p text:style-name="P1"/>
      <text:p text:style-name="P1"><text:s text:c="4"/><text:span text:style-name="T1">procedure</text:span> first(ts: <text:span text:style-name="T1">in</text:span> tsimbols; ida: <text:span text:style-name="T1">in</text:span> id_nom; it: <text:span text:style-name="T1">in</text:span> iterador_index) <text:span text:style-name="T1">is</text:span></text:p>
      <text:p text:style-name="P1"><text:s text:c="8"/>td: tdescripcio <text:span text:style-name="T2">renames</text:span> ts.td;</text:p>
      <text:p text:style-name="P1"><text:s text:c="4"/><text:span text:style-name="T2">begin</text:span></text:p>
      <text:p text:style-name="P1"><text:s text:c="8"/><text:span text:style-name="T2">if</text:span> td(ida).d.td /= dtipus <text:span text:style-name="T2">then</text:span> <text:span text:style-name="T2">raise</text:span> no_es_tipus; <text:span text:style-name="T1">end</text:span> <text:span text:style-name="T2">if</text:span>;</text:p>
      <text:p text:style-name="P1"><text:s text:c="8"/><text:span text:style-name="T2">if</text:span> td(ida).d.dt.tsb /= tsb_arr <text:span text:style-name="T2">then</text:span> <text:span text:style-name="T2">raise</text:span> no_es_<text:span text:style-name="T5">array</text:span>; <text:span text:style-name="T1">end</text:span> <text:span text:style-name="T2">if</text:span>;</text:p>
      <text:p text:style-name="P1"><text:s text:c="8"/>it:= ts(id).next;</text:p>
      <text:p text:style-name="P1"><text:s text:c="4"/><text:span text:style-name="T1">end</text:span> first;</text:p>
      <text:p text:style-name="P1"/>
      <text:p text:style-name="P1"/>
      <text:p text:style-name="P1"><text:s text:c="4"/><text:span text:style-name="T1">procedure</text:span> next(ts: <text:span text:style-name="T1">in</text:span> tsimbols; it: <text:span text:style-name="T1">in</text:span> <text:span text:style-name="T2">out</text:span> iterador_index) <text:span text:style-name="T1">is</text:span></text:p>
      <text:p text:style-name="P1"><text:s text:c="8"/>te: texpansio <text:span text:style-name="T2">renames</text:span> ts.te;</text:p>
      <text:p text:style-name="P1"><text:s text:c="4"/><text:span text:style-name="T2">begin</text:span></text:p>
      <text:p text:style-name="P1"><text:s text:c="8"/><text:span text:style-name="T2">if</text:span> it=0 <text:span text:style-name="T2">then</text:span> <text:span text:style-name="T2">raise</text:span> mal_us; <text:span text:style-name="T1">end</text:span> <text:span text:style-name="T2">if</text:span>;</text:p>
      <text:p text:style-name="P1"><text:s text:c="8"/>it:= te(it).next;</text:p>
      <text:p text:style-name="P1"><text:s text:c="4"/><text:span text:style-name="T1">end</text:span> next;</text:p>
      <text:p text:style-name="P1"/>
      <text:p text:style-name="P1"/>
      <text:p text:style-name="P1"><text:s text:c="4"/><text:span text:style-name="T1">function</text:span> get(ts: <text:span text:style-name="T1">in</text:span> tsimbols; it: <text:span text:style-name="T1">in</text:span> iterador_index) <text:span text:style-name="T2">return</text:span> descripcio <text:span text:style-name="T1">is</text:span></text:p>
      <text:p text:style-name="P1"><text:s text:c="8"/>te: texpansio <text:span text:style-name="T2">renames</text:span> ts.te;</text:p>
      <text:p text:style-name="P1"><text:s text:c="4"/><text:span text:style-name="T2">begin</text:span></text:p>
      <text:p text:style-name="P1"><text:s text:c="8"/><text:span text:style-name="T2">if</text:span> it=0 <text:span text:style-name="T2">then</text:span> <text:span text:style-name="T2">raise</text:span> mal_us; <text:span text:style-name="T1">end</text:span> <text:span text:style-name="T2">if</text:span>;</text:p>
      <text:p text:style-name="P1"><text:s text:c="8"/><text:span text:style-name="T2">return</text:span> te(it).d;</text:p>
      <text:p text:style-name="P1"><text:s text:c="4"/><text:span text:style-name="T1">end</text:span> get;</text:p>
      <text:p text:style-name="P1"/>
      <text:p text:style-name="P1"/>
      <text:p text:style-name="P1"><text:s text:c="4"/><text:span text:style-name="T1">function</text:span> <text:span text:style-name="T1">is</text:span>_valid(it: <text:span text:style-name="T1">in</text:span> iterador_index) <text:span text:style-name="T2">return</text:span> boolean <text:span text:style-name="T1">is</text:span></text:p>
      <text:p text:style-name="P1"><text:s text:c="4"/><text:span text:style-name="T2">begin</text:span></text:p>
      <text:p text:style-name="P1"><text:s text:c="8"/><text:span text:style-name="T2">return</text:span> it /= 0;</text:p>
      <text:p text:style-name="P1"><text:s text:c="4"/><text:span text:style-name="T1">end</text:span> <text:span text:style-name="T1">is</text:span>_valid;</text:p>
      <text:p text:style-name="P1"/>
      <text:p text:style-name="P1"/>
      <text:p text:style-name="P1"><text:s text:c="4"/><text:span text:style-name="T1">procedure</text:span> put_arg(ts: <text:span text:style-name="T1">in</text:span> <text:span text:style-name="T2">out</text:span> tsimbols; idp,ida: <text:span text:style-name="T1">in</text:span> id_nom; da: <text:span text:style-name="T1">in</text:span> descripcio;error: <text:span text:style-name="T2">out</text:span> boolean) <text:span text:style-name="T1">is</text:span></text:p>
      <text:p text:style-name="P1"><text:s text:c="8"/>td: tdescripcio <text:span text:style-name="T2">renames</text:span> ts.td;</text:p>
      <text:p text:style-name="P1"><text:s text:c="8"/>te: texpansio <text:span text:style-name="T2">renames</text:span> ts.te;</text:p>
      <text:p text:style-name="P1"><text:s text:c="8"/>prof: integer <text:span text:style-name="T2">renames</text:span> td.prof;</text:p>
      <text:p text:style-name="P1"><text:s text:c="8"/>ie, iep: index_expansio;</text:p>
      <text:p text:style-name="P1"><text:s text:c="4"/><text:span text:style-name="T2">begin</text:span></text:p>
      <text:p text:style-name="P1"><text:s text:c="8"/><text:span text:style-name="T2">if</text:span> td(idp).d.td /= dproc <text:span text:style-name="T2">then</text:span> <text:span text:style-name="T2">raise</text:span> no_es_proc; <text:span text:style-name="T1">end</text:span> <text:span text:style-name="T2">if</text:span>;</text:p>
      <text:p text:style-name="P1"><text:s text:c="8"/>iep:= 0; ie:= td(id).next;</text:p>
      <text:p text:style-name="P1"><text:s text:c="8"/><text:span text:style-name="T2">while</text:span> ie /= 0 and <text:span text:style-name="T2">then</text:span> te(ie).id /= ida <text:span text:style-name="T2">loop</text:span></text:p>
      <text:p text:style-name="P1"><text:s text:c="12"/>iep:= ie; ie:= te(ie).next;</text:p>
      <text:p text:style-name="P1"><text:s text:c="8"/><text:span text:style-name="T1">end</text:span> <text:span text:style-name="T2">loop</text:span>;</text:p>
      <text:p text:style-name="P1"><text:s text:c="8"/>error:=<text:span text:style-name="T2">false</text:span>;</text:p>
      <text:p text:style-name="P1"><text:s text:c="8"/><text:span text:style-name="T2">if</text:span> ie /= 0 <text:span text:style-name="T2">then</text:span> error:= <text:span text:style-name="T2">true</text:span>; <text:span text:style-name="T1">end</text:span> <text:span text:style-name="T2">if</text:span>;</text:p>
      <text:p text:style-name="P1"><text:s text:c="8"/><text:span text:style-name="T2">if</text:span> <text:span text:style-name="T2">not</text:span> error <text:span text:style-name="T2">then</text:span></text:p>
      <text:p text:style-name="P1"><text:s text:c="12"/>ie:= tb(prof); ie:= ie+1; tb(prof):= ie;</text:p>
      <text:p text:style-name="P1"><text:s text:c="12"/>te(ie).id:= ida; te(ie).d:= da; te(ie).prof:= -1;</text:p>
      <text:p text:style-name="P1"><text:s text:c="12"/><text:span text:style-name="T2">if</text:span> iep = 0 <text:span text:style-name="T2">then</text:span> td(id).next:= ie;</text:p>
      <text:p text:style-name="P1"><text:s text:c="23"/><text:span text:style-name="T2">else</text:span> te(iep).next:= ie;</text:p>
      <text:p text:style-name="P1"><text:soft-page-break/><text:s text:c="12"/><text:span text:style-name="T1">end</text:span> <text:span text:style-name="T2">if</text:span>;</text:p>
      <text:p text:style-name="P1"><text:s text:c="12"/>te(ie).next:= 0;</text:p>
      <text:p text:style-name="P1"><text:s text:c="8"/><text:span text:style-name="T1">end</text:span> <text:span text:style-name="T2">if</text:span>;</text:p>
      <text:p text:style-name="P1"><text:s text:c="4"/><text:span text:style-name="T1">end</text:span> put_arg;</text:p>
      <text:p text:style-name="P1"/>
      <text:p text:style-name="P1"/>
      <text:p text:style-name="P1"><text:s text:c="4"/><text:span text:style-name="T1">procedure</text:span> first(ts: <text:span text:style-name="T1">in</text:span> tsimbols; idp: <text:span text:style-name="T1">in</text:span> id_nom; it: <text:span text:style-name="T2">out</text:span> iterador_arg) <text:span text:style-name="T1">is</text:span></text:p>
      <text:p text:style-name="P1"><text:s text:c="8"/>td: tdescripcio <text:span text:style-name="T2">renames</text:span> ts.td;</text:p>
      <text:p text:style-name="P1"><text:s text:c="4"/><text:span text:style-name="T2">begin</text:span></text:p>
      <text:p text:style-name="P1"><text:s text:c="8"/><text:span text:style-name="T2">if</text:span> td(idp).d.td /= dproc <text:span text:style-name="T2">then</text:span> <text:span text:style-name="T2">raise</text:span> no_es_proc; <text:span text:style-name="T1">end</text:span> <text:span text:style-name="T2">if</text:span>;</text:p>
      <text:p text:style-name="P1"><text:s text:c="8"/>it:= td(idp).next;</text:p>
      <text:p text:style-name="P1"><text:s text:c="4"/><text:span text:style-name="T1">end</text:span> first;</text:p>
      <text:p text:style-name="P1"/>
      <text:p text:style-name="P1"><text:s text:c="4"/></text:p>
      <text:p text:style-name="P1"><text:s text:c="4"/><text:span text:style-name="T1">procedure</text:span> next(ts: <text:span text:style-name="T1">in</text:span> tsimbols; it <text:span text:style-name="T1">in</text:span> <text:span text:style-name="T2">out</text:span> iterador_arg) <text:span text:style-name="T1">is</text:span></text:p>
      <text:p text:style-name="P1"><text:s text:c="8"/>te: texpansio <text:span text:style-name="T2">renames</text:span> ts.te;</text:p>
      <text:p text:style-name="P1"><text:s text:c="4"/><text:span text:style-name="T2">begin</text:span></text:p>
      <text:p text:style-name="P1"><text:s text:c="8"/><text:span text:style-name="T2">if</text:span> it=0 <text:span text:style-name="T2">then</text:span> <text:span text:style-name="T2">raise</text:span> mal_us; <text:span text:style-name="T1">end</text:span> <text:span text:style-name="T2">if</text:span>;</text:p>
      <text:p text:style-name="P1"><text:s text:c="8"/>it:= te(it).next;</text:p>
      <text:p text:style-name="P1"><text:s text:c="4"/><text:span text:style-name="T1">end</text:span> next;</text:p>
      <text:p text:style-name="P1"/>
      <text:p text:style-name="P1"/>
      <text:p text:style-name="P1"><text:s text:c="4"/><text:span text:style-name="T1">procedure</text:span> get(ts: <text:span text:style-name="T1">in</text:span> tsimbols; it: <text:span text:style-name="T1">in</text:span> iterador_arg; ida: <text:span text:style-name="T2">out</text:span> id_nom; da: <text:span text:style-name="T2">out</text:span> descripcio) <text:span text:style-name="T1">is</text:span></text:p>
      <text:p text:style-name="P1"><text:s text:c="8"/>te: texpansio <text:span text:style-name="T2">renames</text:span> ts.te;</text:p>
      <text:p text:style-name="P1"><text:s text:c="4"/><text:span text:style-name="T2">begin</text:span></text:p>
      <text:p text:style-name="P1"><text:s text:c="8"/><text:span text:style-name="T2">if</text:span> it=0 <text:span text:style-name="T2">then</text:span> <text:span text:style-name="T2">raise</text:span> mal_us; <text:span text:style-name="T1">end</text:span> <text:span text:style-name="T2">if</text:span>;</text:p>
      <text:p text:style-name="P1"><text:s text:c="8"/>ida:= te(it).id;</text:p>
      <text:p text:style-name="P1"><text:s text:c="8"/>da:= te(it).d;</text:p>
      <text:p text:style-name="P1"><text:s text:c="4"/><text:span text:style-name="T1">end</text:span> get;</text:p>
      <text:p text:style-name="P1"><text:s text:c="4"/></text:p>
      <text:p text:style-name="P1"><text:s text:c="4"/></text:p>
      <text:p text:style-name="P1"><text:s text:c="4"/><text:span text:style-name="T1">function</text:span> <text:span text:style-name="T1">is</text:span>_valid(it: <text:span text:style-name="T1">in</text:span> iterador_arg) <text:span text:style-name="T2">return</text:span> boolean <text:span text:style-name="T1">is</text:span></text:p>
      <text:p text:style-name="P1"><text:s text:c="4"/><text:span text:style-name="T2">begin</text:span></text:p>
      <text:p text:style-name="P1"><text:s text:c="8"/><text:span text:style-name="T2">return</text:span> it /= 0;</text:p>
      <text:p text:style-name="P1"><text:s text:c="4"/><text:span text:style-name="T1">end</text:span> <text:span text:style-name="T1">is</text:span>_valid;</text:p>
      <text:p text:style-name="P1"><text:s text:c="4"/></text:p>
      <text:p text:style-name="P1"/>
      <text:p text:style-name="P1"><text:s text:c="4"/><text:span text:style-name="T1">procedure</text:span> enter_block(ts: <text:span text:style-name="T1">in</text:span> <text:span text:style-name="T2">out</text:span> tsimbols) <text:span text:style-name="T1">is</text:span></text:p>
      <text:p text:style-name="P1"><text:s text:c="8"/>tb: tblocks <text:span text:style-name="T2">renames</text:span> ts.tb;</text:p>
      <text:p text:style-name="P1"><text:s text:c="8"/>prof: integer <text:span text:style-name="T2">renames</text:span> ts.prof;</text:p>
      <text:p text:style-name="P1"><text:s text:c="8"/>ie: index_expansio;</text:p>
      <text:p text:style-name="P1"><text:s text:c="4"/><text:span text:style-name="T2">begin</text:span></text:p>
      <text:p text:style-name="P1"><text:s text:c="8"/>ie:= tb(prof);</text:p>
      <text:p text:style-name="P1"><text:s text:c="8"/>prof:= prof+1;</text:p>
      <text:p text:style-name="P1"><text:s text:c="8"/>tb(prof):= ie;</text:p>
      <text:p text:style-name="P1"><text:s text:c="4"/><text:span text:style-name="T1">end</text:span> enter_block;</text:p>
      <text:p text:style-name="P1"/>
      <text:p text:style-name="P1"/>
      <text:p text:style-name="P1"><text:s text:c="4"/><text:span text:style-name="T1">procedure</text:span> <text:span text:style-name="T2">exit</text:span>_bock(ts: <text:span text:style-name="T1">in</text:span> <text:span text:style-name="T2">out</text:span> tsimbols) <text:span text:style-name="T1">is</text:span></text:p>
      <text:p text:style-name="P1"><text:s text:c="8"/>td: tdescripcio <text:span text:style-name="T2">renames</text:span> ts.td;</text:p>
      <text:p text:style-name="P1"><text:s text:c="8"/>tb: tblocks <text:span text:style-name="T2">renames</text:span> ts.tb;</text:p>
      <text:p text:style-name="P1"><text:s text:c="8"/>te: texpansio <text:span text:style-name="T2">renames</text:span> ts.te;</text:p>
      <text:p text:style-name="P1"><text:s text:c="8"/>prof: integer <text:span text:style-name="T2">renames</text:span> ts.prof;</text:p>
      <text:p text:style-name="P1"><text:s text:c="8"/>ie, il: index_expansio;</text:p>
      <text:p text:style-name="P1"><text:s text:c="8"/>id: id_nom;</text:p>
      <text:p text:style-name="P1"><text:s text:c="4"/><text:span text:style-name="T2">begin</text:span></text:p>
      <text:p text:style-name="P1"><text:s text:c="8"/>ie:= tb(prof); prof:= prof-1; il:= tb(prof);</text:p>
      <text:p text:style-name="P1"><text:s text:c="8"/><text:span text:style-name="T2">while</text:span> ie &gt; il <text:span text:style-name="T2">loop</text:span></text:p>
      <text:p text:style-name="P1"><text:soft-page-break/><text:s text:c="12"/><text:span text:style-name="T2">if</text:span> te(ie).prof /= -1 <text:span text:style-name="T2">then</text:span></text:p>
      <text:p text:style-name="P1"><text:s text:c="16"/>id:= te(ie).id;</text:p>
      <text:p text:style-name="P1"><text:s text:c="16"/>td(id).prof:= te(ie).prof; td(id).d:= te(ie).d; td(id).next:= te(ie).next;</text:p>
      <text:p text:style-name="P1"><text:s text:c="12"/><text:span text:style-name="T1">end</text:span> <text:span text:style-name="T2">if</text:span>;</text:p>
      <text:p text:style-name="P1"><text:s text:c="12"/>ie:= ie-1;</text:p>
      <text:p text:style-name="P1"><text:s text:c="8"/><text:span text:style-name="T1">end</text:span> <text:span text:style-name="T2">loop</text:span>;</text:p>
      <text:p text:style-name="P1"><text:s text:c="4"/><text:span text:style-name="T1">end</text:span> <text:span text:style-name="T2">exit</text:span>_bock;</text:p>
      <text:p text:style-name="P1"><text:s text:c="4"/></text:p>
      <text:p text:style-name="P1"><text:span text:style-name="T1">end</text:span> d_tsimbols;</text:p>
      <text:p text:style-name="P1">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9T17:08:04.700979947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34" meta:paragraph-count="1586" meta:word-count="5219" meta:character-count="54230" meta:non-whitespace-character-count="37047"/>
  </office:meta>
</office:document-meta>
</file>